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transparent"/>
    </style:style>
    <style:style style:name="ce20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2"/>
    <style:style style:name="ce25" style:family="table-cell" style:parent-style-name="Default">
      <style:table-cell-properties fo:background-color="#cccccc"/>
    </style:style>
    <style:style style:name="ce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 style:data-style-name="N2"/>
    <style:style style:name="ce24" style:family="table-cell" style:parent-style-name="Default" style:data-style-name="N2">
      <style:table-cell-properties fo:background-color="#999999"/>
    </style:style>
    <style:style style:name="ce8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4" style:family="table-cell" style:parent-style-name="Default">
      <style:table-cell-properties fo:background-color="#cccccc"/>
    </style:style>
    <style:style style:name="ce35" style:family="table-cell" style:parent-style-name="Default" style:data-style-name="N2">
      <style:table-cell-properties fo:background-color="#cccccc"/>
    </style:style>
    <style:style style:name="ce42" style:family="table-cell" style:parent-style-name="Default" style:data-style-name="N2">
      <style:table-cell-properties fo:background-color="#cccccc"/>
    </style:style>
    <style:style style:name="ce36" style:family="table-cell" style:parent-style-name="Default" style:data-style-name="N2">
      <style:table-cell-properties fo:background-color="#cccccc"/>
    </style:style>
    <style:style style:name="ce37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 style:data-style-name="N2"/>
    <style:style style:name="ce48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cccccc"/>
    </style:style>
    <style:style style:name="ce51" style:family="table-cell" style:parent-style-name="Default" style:data-style-name="N2">
      <style:table-cell-properties fo:background-color="#cccccc"/>
    </style:style>
    <style:style style:name="ce52" style:family="table-cell" style:parent-style-name="Default" style:data-style-name="N2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ce3"/>
        <table:table-column table:style-name="co2" table:number-columns-repeated="2" table:default-cell-style-name="ce7"/>
        <table:table-row table:style-name="ro1">
          <table:table-cell table:style-name="ce2" office:value-type="string" calcext:value-type="string">
            <text:p>lin_</text:p>
          </table:table-cell>
          <table:table-cell table:style-name="ce5" office:value-type="float" office:value="2" calcext:value-type="float">
            <text:p>02</text:p>
          </table:table-cell>
          <table:table-cell table:style-name="ce5" office:value-type="float" office:value="7" calcext:value-type="float">
            <text:p>07</text:p>
          </table:table-cell>
        </table:table-row>
        <table:table-row table:style-name="ro1">
          <table:table-cell table:style-name="ce13" office:value-type="string" calcext:value-type="string" table:number-columns-spanned="3" table:number-rows-spanned="1">
            <text:p>total cycles</text:p>
          </table:table-cell>
          <table:covered-table-cell table:style-name="ce18"/>
          <table:covered-table-cell table:style-name="ce5"/>
        </table:table-row>
        <table:table-row table:style-name="ro1">
          <table:table-cell office:value-type="string" calcext:value-type="string">
            <text:p>average</text:p>
          </table:table-cell>
          <table:table-cell table:formula="of:=[$lin_2.AH15]" office:value-type="float" office:value="14.4201972696521" calcext:value-type="float">
            <text:p>14.42</text:p>
          </table:table-cell>
          <table:table-cell table:formula="of:=[$lin_7.AH15]" office:value-type="float" office:value="10.2782301221692" calcext:value-type="float">
            <text:p>10.28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teration latency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[$lin_2.AH27]" office:value-type="float" office:value="14.5317665181775" calcext:value-type="float">
            <text:p>14.53</text:p>
          </table:table-cell>
          <table:table-cell table:formula="of:=[$lin_7.AH27]" office:value-type="float" office:value="8.55464256749289" calcext:value-type="float">
            <text:p>8.55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nitiation interval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[$lin_2.AH39]" office:value-type="string" office:string-value="" calcext:value-type="error">
            <text:p>#VALUE!</text:p>
          </table:table-cell>
          <table:table-cell table:formula="of:=[$lin_7.AH39]" office:value-type="string" office:string-value="" calcext:value-type="error">
            <text:p>#VALUE!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excluding partition</text:p>
          </table:table-cell>
          <table:covered-table-cell table:number-columns-repeated="2" table:style-name="ce5"/>
        </table:table-row>
        <table:table-row table:style-name="ro1">
          <table:table-cell table:style-name="ce13" office:value-type="string" calcext:value-type="string" table:number-columns-spanned="3" table:number-rows-spanned="1">
            <text:p>total cycles</text:p>
          </table:table-cell>
          <table:covered-table-cell table:style-name="ce18"/>
          <table:covered-table-cell table:style-name="ce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$lin_2.B15:.I15];[$lin_2.R15:.Y15])" office:value-type="float" office:value="8.85194899243576" calcext:value-type="float">
            <text:p>8.85</text:p>
          </table:table-cell>
          <table:table-cell table:formula="of:=AVERAGE([$lin_7.B15:.I15];[$lin_7.R15:.Y15])" office:value-type="float" office:value="3.0201276099062" calcext:value-type="float">
            <text:p>3.02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teration latency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$lin_2.B27:.I27];[$lin_2.R27:.Y27])" office:value-type="float" office:value="10.3731226344807" calcext:value-type="float">
            <text:p>10.37</text:p>
          </table:table-cell>
          <table:table-cell table:formula="of:=AVERAGE([$lin_7.B27:.I27];[$lin_7.R27:.Y27])" office:value-type="float" office:value="2.33086379147399" calcext:value-type="float">
            <text:p>2.33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nitiation interval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$lin_2.B39:.I39];[$lin_2.R39:.Y39])" office:value-type="string" office:string-value="" calcext:value-type="error">
            <text:p>#VALUE!</text:p>
          </table:table-cell>
          <table:table-cell table:formula="of:=AVERAGE([$lin_7.B39:.I39];[$lin_7.R39:.Y39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1" table:default-cell-style-name="ce3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number-columns-repeated="2" table:default-cell-style-name="ce42"/>
        <table:table-row table:style-name="ro1">
          <table:table-cell table:style-name="ce2" office:value-type="string" calcext:value-type="string">
            <text:p>uncertainty</text:p>
          </table:table-cell>
          <table:table-cell table:style-name="ce16" office:value-type="float" office:value="0" calcext:value-type="float" table:number-columns-spanned="16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16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string" calcext:value-type="string" table:number-columns-spanned="1" table:number-rows-spanned="4">
            <text:p>final</text:p>
          </table:table-cell>
        </table:table-row>
        <table:table-row table:style-name="ro1">
          <table:table-cell table:style-name="ce2" office:value-type="string" calcext:value-type="string">
            <text:p>partitioning</text:p>
          </table:table-cell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pipelining</text:p>
          </table:table-cell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unrolling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covered-table-cell table:style-name="Default"/>
        </table:table-row>
        <table:table-row table:style-name="ro1">
          <table:table-cell table:style-name="ce2"/>
          <table:table-cell table:style-name="ce6" office:value-type="string" calcext:value-type="string" table:number-columns-spanned="33" table:number-rows-spanned="1">
            <text:p>total cycles</text:p>
          </table:table-cell>
          <table:covered-table-cell table:number-columns-repeated="31" table:style-name="ce5"/>
          <table:covered-table-cell table:style-name="Default"/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/unc0_arr0_pip0_unr00.ods'#$overview.D13&quot;)" office:value-type="float" office:value="0.0866551126516464" calcext:value-type="float">
            <text:p>0.09</text:p>
          </table:table-cell>
          <table:table-cell table:formula="of:=INDIRECT(&quot;'./unc0_arr0_pip0_unr01.ods'#$overview.D13&quot;)" office:value-type="float" office:value="0.119904076738609" calcext:value-type="float">
            <text:p>0.12</text:p>
          </table:table-cell>
          <table:table-cell table:formula="of:=INDIRECT(&quot;'./unc0_arr0_pip0_unr10.ods'#$overview.D13&quot;)" office:value-type="float" office:value="0.130039011703511" calcext:value-type="float">
            <text:p>0.13</text:p>
          </table:table-cell>
          <table:table-cell table:formula="of:=INDIRECT(&quot;'./unc0_arr0_pip0_unr11.ods'#$overview.D13&quot;)" office:value-type="float" office:value="0.17996400719856" calcext:value-type="float">
            <text:p>0.18</text:p>
          </table:table-cell>
          <table:table-cell table:formula="of:=INDIRECT(&quot;'./unc0_arr0_pip1_unr00.ods'#$overview.D13&quot;)" office:value-type="float" office:value="33.3272305626755" calcext:value-type="float">
            <text:p>33.33</text:p>
          </table:table-cell>
          <table:table-cell/>
          <table:table-cell table:formula="of:=INDIRECT(&quot;'./unc0_arr0_pip1_unr10.ods'#$overview.D13&quot;)" office:value-type="float" office:value="1.24608244937319" calcext:value-type="float">
            <text:p>1.25</text:p>
          </table:table-cell>
          <table:table-cell/>
          <table:table-cell table:formula="of:=INDIRECT(&quot;'./unc0_arr1_pip0_unr00.ods'#$overview.D13&quot;)" office:value-type="float" office:value="0" calcext:value-type="float">
            <text:p>0.00</text:p>
          </table:table-cell>
          <table:table-cell table:formula="of:=INDIRECT(&quot;'./unc0_arr1_pip0_unr01.ods'#$overview.D13&quot;)" office:value-type="float" office:value="0" calcext:value-type="float">
            <text:p>0.00</text:p>
          </table:table-cell>
          <table:table-cell table:formula="of:=INDIRECT(&quot;'./unc0_arr1_pip0_unr10.ods'#$overview.D13&quot;)" office:value-type="float" office:value="0.0866551126516464" calcext:value-type="float">
            <text:p>0.09</text:p>
          </table:table-cell>
          <table:table-cell table:formula="of:=INDIRECT(&quot;'./unc0_arr1_pip0_unr11.ods'#$overview.D13&quot;)" office:value-type="float" office:value="7.01559020044544" calcext:value-type="float">
            <text:p>7.02</text:p>
          </table:table-cell>
          <table:table-cell table:formula="of:=INDIRECT(&quot;'./unc0_arr1_pip1_unr00.ods'#$overview.D13&quot;)" office:value-type="float" office:value="1.53094951923077" calcext:value-type="float">
            <text:p>1.53</text:p>
          </table:table-cell>
          <table:table-cell/>
          <table:table-cell table:formula="of:=INDIRECT(&quot;'./unc0_arr1_pip1_unr10.ods'#$overview.D13&quot;)" office:value-type="float" office:value="1.3412210982659" calcext:value-type="float">
            <text:p>1.34</text:p>
          </table:table-cell>
          <table:table-cell/>
          <table:table-cell table:formula="of:=INDIRECT(&quot;'./unc1_arr0_pip0_unr00.ods'#$overview.D13&quot;)" office:value-type="float" office:value="12.5730994152047" calcext:value-type="float">
            <text:p>12.57</text:p>
          </table:table-cell>
          <table:table-cell table:formula="of:=INDIRECT(&quot;'./unc1_arr0_pip0_unr01.ods'#$overview.D13&quot;)" office:value-type="float" office:value="8.44155844155844" calcext:value-type="float">
            <text:p>8.44</text:p>
          </table:table-cell>
          <table:table-cell table:formula="of:=INDIRECT(&quot;'./unc1_arr0_pip0_unr10.ods'#$overview.D13&quot;)" office:value-type="float" office:value="12.6279863481229" calcext:value-type="float">
            <text:p>12.63</text:p>
          </table:table-cell>
          <table:table-cell table:formula="of:=INDIRECT(&quot;'./unc1_arr0_pip0_unr11.ods'#$overview.D13&quot;)" office:value-type="float" office:value="8.51202079272255" calcext:value-type="float">
            <text:p>8.51</text:p>
          </table:table-cell>
          <table:table-cell table:formula="of:=INDIRECT(&quot;'./unc1_arr0_pip1_unr00.ods'#$overview.D13&quot;)" office:value-type="float" office:value="33.3326552201155" calcext:value-type="float">
            <text:p>33.33</text:p>
          </table:table-cell>
          <table:table-cell/>
          <table:table-cell table:formula="of:=INDIRECT(&quot;'./unc1_arr0_pip1_unr10.ods'#$overview.D13&quot;)" office:value-type="float" office:value="1.05525362318841" calcext:value-type="float">
            <text:p>1.06</text:p>
          </table:table-cell>
          <table:table-cell/>
          <table:table-cell table:formula="of:=INDIRECT(&quot;'./unc1_arr1_pip0_unr00.ods'#$overview.D13&quot;)" office:value-type="float" office:value="12.4634858812074" calcext:value-type="float">
            <text:p>12.46</text:p>
          </table:table-cell>
          <table:table-cell table:formula="of:=INDIRECT(&quot;'./unc1_arr1_pip0_unr01.ods'#$overview.D13&quot;)" office:value-type="float" office:value="8.30090791180285" calcext:value-type="float">
            <text:p>8.30</text:p>
          </table:table-cell>
          <table:table-cell table:formula="of:=INDIRECT(&quot;'./unc1_arr1_pip0_unr10.ods'#$overview.D13&quot;)" office:value-type="float" office:value="12.5730994152047" calcext:value-type="float">
            <text:p>12.57</text:p>
          </table:table-cell>
          <table:table-cell table:formula="of:=INDIRECT(&quot;'./unc1_arr1_pip0_unr11.ods'#$overview.D13&quot;)" office:value-type="float" office:value="8.44155844155844" calcext:value-type="float">
            <text:p>8.44</text:p>
          </table:table-cell>
          <table:table-cell table:formula="of:=INDIRECT(&quot;'./unc1_arr1_pip1_unr00.ods'#$overview.D13&quot;)" office:value-type="float" office:value="1.3412210982659" calcext:value-type="float">
            <text:p>1.34</text:p>
          </table:table-cell>
          <table:table-cell/>
          <table:table-cell table:formula="of:=INDIRECT(&quot;'./unc1_arr1_pip1_unr10.ods'#$overview.D13&quot;)" office:value-type="float" office:value="1.15076013513514" calcext:value-type="float">
            <text:p>1.15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/unc0_arr0_pip0_unr00.ods'#$overview.D14&quot;)" office:value-type="float" office:value="0.039032006245121" calcext:value-type="float">
            <text:p>0.04</text:p>
          </table:table-cell>
          <table:table-cell table:formula="of:=INDIRECT(&quot;'./unc0_arr0_pip0_unr01.ods'#$overview.D14&quot;)" office:value-type="float" office:value="7.19063545150502" calcext:value-type="float">
            <text:p>7.19</text:p>
          </table:table-cell>
          <table:table-cell table:formula="of:=INDIRECT(&quot;'./unc0_arr0_pip0_unr10.ods'#$overview.D14&quot;)" office:value-type="float" office:value="0.0585594378293968" calcext:value-type="float">
            <text:p>0.06</text:p>
          </table:table-cell>
          <table:table-cell table:formula="of:=INDIRECT(&quot;'./unc0_arr0_pip0_unr11.ods'#$overview.D14&quot;)" office:value-type="float" office:value="7.22051853916922" calcext:value-type="float">
            <text:p>7.22</text:p>
          </table:table-cell>
          <table:table-cell table:formula="of:=INDIRECT(&quot;'./unc0_arr0_pip1_unr00.ods'#$overview.D14&quot;)" office:value-type="float" office:value="0.868979912875121" calcext:value-type="float">
            <text:p>0.87</text:p>
          </table:table-cell>
          <table:table-cell/>
          <table:table-cell table:formula="of:=INDIRECT(&quot;'./unc0_arr0_pip1_unr10.ods'#$overview.D14&quot;)" office:value-type="float" office:value="0.820974576271187" calcext:value-type="float">
            <text:p>0.82</text:p>
          </table:table-cell>
          <table:table-cell/>
          <table:table-cell table:formula="of:=INDIRECT(&quot;'./unc0_arr1_pip0_unr00.ods'#$overview.D14&quot;)" office:value-type="float" office:value="31.2103465104929" calcext:value-type="float">
            <text:p>31.21</text:p>
          </table:table-cell>
          <table:table-cell table:formula="of:=INDIRECT(&quot;'./unc0_arr1_pip0_unr01.ods'#$overview.D14&quot;)" office:value-type="float" office:value="54.7858942065491" calcext:value-type="float">
            <text:p>54.79</text:p>
          </table:table-cell>
          <table:table-cell table:formula="of:=INDIRECT(&quot;'./unc0_arr1_pip0_unr10.ods'#$overview.D14&quot;)" office:value-type="float" office:value="33.2860016566087" calcext:value-type="float">
            <text:p>33.29</text:p>
          </table:table-cell>
          <table:table-cell table:formula="of:=INDIRECT(&quot;'./unc0_arr1_pip0_unr11.ods'#$overview.D14&quot;)" office:value-type="float" office:value="66.2435354960038" calcext:value-type="float">
            <text:p>66.24</text:p>
          </table:table-cell>
          <table:table-cell table:formula="of:=INDIRECT(&quot;'./unc0_arr1_pip1_unr00.ods'#$overview.D14&quot;)" office:value-type="float" office:value="0.676679194956353" calcext:value-type="float">
            <text:p>0.68</text:p>
          </table:table-cell>
          <table:table-cell/>
          <table:table-cell table:formula="of:=INDIRECT(&quot;'./unc0_arr1_pip1_unr10.ods'#$overview.D14&quot;)" office:value-type="float" office:value="0.628487384764677" calcext:value-type="float">
            <text:p>0.63</text:p>
          </table:table-cell>
          <table:table-cell/>
          <table:table-cell table:formula="of:=INDIRECT(&quot;'./unc1_arr0_pip0_unr00.ods'#$overview.D14&quot;)" office:value-type="float" office:value="25.0243902439024" calcext:value-type="float">
            <text:p>25.02</text:p>
          </table:table-cell>
          <table:table-cell table:formula="of:=INDIRECT(&quot;'./unc1_arr0_pip0_unr01.ods'#$overview.D14&quot;)" office:value-type="float" office:value="25.0325097529259" calcext:value-type="float">
            <text:p>25.03</text:p>
          </table:table-cell>
          <table:table-cell table:formula="of:=INDIRECT(&quot;'./unc1_arr0_pip0_unr10.ods'#$overview.D14&quot;)" office:value-type="float" office:value="25.0548914369358" calcext:value-type="float">
            <text:p>25.05</text:p>
          </table:table-cell>
          <table:table-cell table:formula="of:=INDIRECT(&quot;'./unc1_arr0_pip0_unr11.ods'#$overview.D14&quot;)" office:value-type="float" office:value="25.0731707317073" calcext:value-type="float">
            <text:p>25.07</text:p>
          </table:table-cell>
          <table:table-cell table:formula="of:=INDIRECT(&quot;'./unc1_arr0_pip1_unr00.ods'#$overview.D14&quot;)" office:value-type="float" office:value="0.676679194956353" calcext:value-type="float">
            <text:p>0.68</text:p>
          </table:table-cell>
          <table:table-cell/>
          <table:table-cell table:formula="of:=INDIRECT(&quot;'./unc1_arr0_pip1_unr10.ods'#$overview.D14&quot;)" office:value-type="float" office:value="0.628487384764677" calcext:value-type="float">
            <text:p>0.63</text:p>
          </table:table-cell>
          <table:table-cell/>
          <table:table-cell table:formula="of:=INDIRECT(&quot;'./unc1_arr1_pip0_unr00.ods'#$overview.D14&quot;)" office:value-type="float" office:value="21.3887339654211" calcext:value-type="float">
            <text:p>21.39</text:p>
          </table:table-cell>
          <table:table-cell table:formula="of:=INDIRECT(&quot;'./unc1_arr1_pip0_unr01.ods'#$overview.D14&quot;)" office:value-type="float" office:value="48.0913823019086" calcext:value-type="float">
            <text:p>48.09</text:p>
          </table:table-cell>
          <table:table-cell table:formula="of:=INDIRECT(&quot;'./unc1_arr1_pip0_unr10.ods'#$overview.D14&quot;)" office:value-type="float" office:value="24.0877878012656" calcext:value-type="float">
            <text:p>24.09</text:p>
          </table:table-cell>
          <table:table-cell table:formula="of:=INDIRECT(&quot;'./unc1_arr1_pip0_unr11.ods'#$overview.D14&quot;)" office:value-type="float" office:value="59.9732411640094" calcext:value-type="float">
            <text:p>59.97</text:p>
          </table:table-cell>
          <table:table-cell table:formula="of:=INDIRECT(&quot;'./unc1_arr1_pip1_unr00.ods'#$overview.D14&quot;)" office:value-type="float" office:value="0.580248786407767" calcext:value-type="float">
            <text:p>0.58</text:p>
          </table:table-cell>
          <table:table-cell/>
          <table:table-cell table:formula="of:=INDIRECT(&quot;'./unc1_arr1_pip1_unr10.ods'#$overview.D14&quot;)" office:value-type="float" office:value="0.531963331714424" calcext:value-type="float">
            <text:p>0.53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/unc0_arr0_pip0_unr00.ods'#$overview.D15&quot;)" office:value-type="float" office:value="2.65135699373695" calcext:value-type="float">
            <text:p>2.65</text:p>
          </table:table-cell>
          <table:table-cell table:formula="of:=INDIRECT(&quot;'./unc0_arr0_pip0_unr01.ods'#$overview.D15&quot;)" office:value-type="float" office:value="2.60268401789345" calcext:value-type="float">
            <text:p>2.60</text:p>
          </table:table-cell>
          <table:table-cell table:formula="of:=INDIRECT(&quot;'./unc0_arr0_pip0_unr10.ods'#$overview.D15&quot;)" office:value-type="float" office:value="2.66207328531162" calcext:value-type="float">
            <text:p>2.66</text:p>
          </table:table-cell>
          <table:table-cell table:formula="of:=INDIRECT(&quot;'./unc0_arr0_pip0_unr11.ods'#$overview.D15&quot;)" office:value-type="float" office:value="2.6235509456986" calcext:value-type="float">
            <text:p>2.62</text:p>
          </table:table-cell>
          <table:table-cell table:formula="of:=INDIRECT(&quot;'./unc0_arr0_pip1_unr00.ods'#$overview.D15&quot;)" office:value-type="float" office:value="0.00251851105626354" calcext:value-type="float">
            <text:p>0.00</text:p>
          </table:table-cell>
          <table:table-cell/>
          <table:table-cell table:formula="of:=INDIRECT(&quot;'./unc0_arr0_pip1_unr10.ods'#$overview.D15&quot;)" office:value-type="float" office:value="5.15126542214578" calcext:value-type="float">
            <text:p>5.15</text:p>
          </table:table-cell>
          <table:table-cell/>
          <table:table-cell table:formula="of:=INDIRECT(&quot;'./unc0_arr1_pip0_unr00.ods'#$overview.D15&quot;)" office:value-type="float" office:value="2.65135699373695" calcext:value-type="float">
            <text:p>2.65</text:p>
          </table:table-cell>
          <table:table-cell table:formula="of:=INDIRECT(&quot;'./unc0_arr1_pip0_unr01.ods'#$overview.D15&quot;)" office:value-type="float" office:value="47.9585360693886" calcext:value-type="float">
            <text:p>47.96</text:p>
          </table:table-cell>
          <table:table-cell table:formula="of:=INDIRECT(&quot;'./unc0_arr1_pip0_unr10.ods'#$overview.D15&quot;)" office:value-type="float" office:value="2.66207328531162" calcext:value-type="float">
            <text:p>2.66</text:p>
          </table:table-cell>
          <table:table-cell table:formula="of:=INDIRECT(&quot;'./unc0_arr1_pip0_unr11.ods'#$overview.D15&quot;)" office:value-type="float" office:value="47.6038338658147" calcext:value-type="float">
            <text:p>47.60</text:p>
          </table:table-cell>
          <table:table-cell table:formula="of:=INDIRECT(&quot;'./unc0_arr1_pip1_unr00.ods'#$overview.D15&quot;)" office:value-type="float" office:value="59.9695260162192" calcext:value-type="float">
            <text:p>59.97</text:p>
          </table:table-cell>
          <table:table-cell/>
          <table:table-cell table:formula="of:=INDIRECT(&quot;'./unc0_arr1_pip1_unr10.ods'#$overview.D15&quot;)" office:value-type="float" office:value="62.0325581950864" calcext:value-type="float">
            <text:p>62.03</text:p>
          </table:table-cell>
          <table:table-cell/>
          <table:table-cell table:formula="of:=INDIRECT(&quot;'./unc1_arr0_pip0_unr00.ods'#$overview.D15&quot;)" office:value-type="float" office:value="8.35169678272367" calcext:value-type="float">
            <text:p>8.35</text:p>
          </table:table-cell>
          <table:table-cell table:formula="of:=INDIRECT(&quot;'./unc1_arr0_pip0_unr01.ods'#$overview.D15&quot;)" office:value-type="float" office:value="8.14402057436777" calcext:value-type="float">
            <text:p>8.14</text:p>
          </table:table-cell>
          <table:table-cell table:formula="of:=INDIRECT(&quot;'./unc1_arr0_pip0_unr10.ods'#$overview.D15&quot;)" office:value-type="float" office:value="8.36363636363636" calcext:value-type="float">
            <text:p>8.36</text:p>
          </table:table-cell>
          <table:table-cell table:formula="of:=INDIRECT(&quot;'./unc1_arr0_pip0_unr11.ods'#$overview.D15&quot;)" office:value-type="float" office:value="8.16720257234727" calcext:value-type="float">
            <text:p>8.17</text:p>
          </table:table-cell>
          <table:table-cell table:formula="of:=INDIRECT(&quot;'./unc1_arr0_pip1_unr00.ods'#$overview.D15&quot;)" office:value-type="float" office:value="0.0050371489736809" calcext:value-type="float">
            <text:p>0.01</text:p>
          </table:table-cell>
          <table:table-cell/>
          <table:table-cell table:formula="of:=INDIRECT(&quot;'./unc1_arr0_pip1_unr10.ods'#$overview.D15&quot;)" office:value-type="float" office:value="4.8649296196466" calcext:value-type="float">
            <text:p>4.86</text:p>
          </table:table-cell>
          <table:table-cell/>
          <table:table-cell table:formula="of:=INDIRECT(&quot;'./unc1_arr1_pip0_unr00.ods'#$overview.D15&quot;)" office:value-type="float" office:value="8.35169678272367" calcext:value-type="float">
            <text:p>8.35</text:p>
          </table:table-cell>
          <table:table-cell table:formula="of:=INDIRECT(&quot;'./unc1_arr1_pip0_unr01.ods'#$overview.D15&quot;)" office:value-type="float" office:value="45.0279329608939" calcext:value-type="float">
            <text:p>45.03</text:p>
          </table:table-cell>
          <table:table-cell table:formula="of:=INDIRECT(&quot;'./unc1_arr1_pip0_unr10.ods'#$overview.D15&quot;)" office:value-type="float" office:value="8.36363636363636" calcext:value-type="float">
            <text:p>8.36</text:p>
          </table:table-cell>
          <table:table-cell table:formula="of:=INDIRECT(&quot;'./unc1_arr1_pip0_unr11.ods'#$overview.D15&quot;)" office:value-type="float" office:value="44.6320054017556" calcext:value-type="float">
            <text:p>44.63</text:p>
          </table:table-cell>
          <table:table-cell table:formula="of:=INDIRECT(&quot;'./unc1_arr1_pip1_unr00.ods'#$overview.D15&quot;)" office:value-type="float" office:value="59.9685178189145" calcext:value-type="float">
            <text:p>59.97</text:p>
          </table:table-cell>
          <table:table-cell/>
          <table:table-cell table:formula="of:=INDIRECT(&quot;'./unc1_arr1_pip1_unr10.ods'#$overview.D15&quot;)" office:value-type="float" office:value="61.9179395028452" calcext:value-type="float">
            <text:p>61.92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/unc0_arr0_pip0_unr00.ods'#$overview.D16&quot;)" office:value-type="float" office:value="1.66123661881064" calcext:value-type="float">
            <text:p>1.66</text:p>
          </table:table-cell>
          <table:table-cell table:formula="of:=INDIRECT(&quot;'./unc0_arr0_pip0_unr01.ods'#$overview.D16&quot;)" office:value-type="float" office:value="1.68238772349711" calcext:value-type="float">
            <text:p>1.68</text:p>
          </table:table-cell>
          <table:table-cell table:formula="of:=INDIRECT(&quot;'./unc0_arr0_pip0_unr10.ods'#$overview.D16&quot;)" office:value-type="float" office:value="1.68854190914463" calcext:value-type="float">
            <text:p>1.69</text:p>
          </table:table-cell>
          <table:table-cell table:formula="of:=INDIRECT(&quot;'./unc0_arr0_pip0_unr11.ods'#$overview.D16&quot;)" office:value-type="float" office:value="1.7360988836849" calcext:value-type="float">
            <text:p>1.74</text:p>
          </table:table-cell>
          <table:table-cell table:formula="of:=INDIRECT(&quot;'./unc0_arr0_pip1_unr00.ods'#$overview.D16&quot;)" office:value-type="float" office:value="0.000617070642247125" calcext:value-type="float">
            <text:p>0.00</text:p>
          </table:table-cell>
          <table:table-cell/>
          <table:table-cell table:formula="of:=INDIRECT(&quot;'./unc0_arr0_pip1_unr10.ods'#$overview.D16&quot;)" office:value-type="float" office:value="24.5017470300489" calcext:value-type="float">
            <text:p>24.50</text:p>
          </table:table-cell>
          <table:table-cell/>
          <table:table-cell table:formula="of:=INDIRECT(&quot;'./unc0_arr1_pip0_unr00.ods'#$overview.D16&quot;)" office:value-type="float" office:value="1.66123661881064" calcext:value-type="float">
            <text:p>1.66</text:p>
          </table:table-cell>
          <table:table-cell table:formula="of:=INDIRECT(&quot;'./unc0_arr1_pip0_unr01.ods'#$overview.D16&quot;)" office:value-type="float" office:value="48.6753771746192" calcext:value-type="float">
            <text:p>48.68</text:p>
          </table:table-cell>
          <table:table-cell table:formula="of:=INDIRECT(&quot;'./unc0_arr1_pip0_unr10.ods'#$overview.D16&quot;)" office:value-type="float" office:value="1.68854190914463" calcext:value-type="float">
            <text:p>1.69</text:p>
          </table:table-cell>
          <table:table-cell table:formula="of:=INDIRECT(&quot;'./unc0_arr1_pip0_unr11.ods'#$overview.D16&quot;)" office:value-type="float" office:value="48.6614798635305" calcext:value-type="float">
            <text:p>48.66</text:p>
          </table:table-cell>
          <table:table-cell table:formula="of:=INDIRECT(&quot;'./unc0_arr1_pip1_unr00.ods'#$overview.D16&quot;)" office:value-type="float" office:value="49.9802537394481" calcext:value-type="float">
            <text:p>49.98</text:p>
          </table:table-cell>
          <table:table-cell/>
          <table:table-cell table:formula="of:=INDIRECT(&quot;'./unc0_arr1_pip1_unr10.ods'#$overview.D16&quot;)" office:value-type="float" office:value="62.2361984626136" calcext:value-type="float">
            <text:p>62.24</text:p>
          </table:table-cell>
          <table:table-cell/>
          <table:table-cell table:formula="of:=INDIRECT(&quot;'./unc1_arr0_pip0_unr00.ods'#$overview.D16&quot;)" office:value-type="float" office:value="5.04605822944027" calcext:value-type="float">
            <text:p>5.05</text:p>
          </table:table-cell>
          <table:table-cell table:formula="of:=INDIRECT(&quot;'./unc1_arr0_pip0_unr01.ods'#$overview.D16&quot;)" office:value-type="float" office:value="5.00872346612387" calcext:value-type="float">
            <text:p>5.01</text:p>
          </table:table-cell>
          <table:table-cell table:formula="of:=INDIRECT(&quot;'./unc1_arr0_pip0_unr10.ods'#$overview.D16&quot;)" office:value-type="float" office:value="5.07521231520714" calcext:value-type="float">
            <text:p>5.08</text:p>
          </table:table-cell>
          <table:table-cell table:formula="of:=INDIRECT(&quot;'./unc1_arr0_pip0_unr11.ods'#$overview.D16&quot;)" office:value-type="float" office:value="5.06600720078554" calcext:value-type="float">
            <text:p>5.07</text:p>
          </table:table-cell>
          <table:table-cell table:formula="of:=INDIRECT(&quot;'./unc1_arr0_pip1_unr00.ods'#$overview.D16&quot;)" office:value-type="float" office:value="0.00185123477359399" calcext:value-type="float">
            <text:p>0.00</text:p>
          </table:table-cell>
          <table:table-cell/>
          <table:table-cell table:formula="of:=INDIRECT(&quot;'./unc1_arr0_pip1_unr10.ods'#$overview.D16&quot;)" office:value-type="float" office:value="23.8632840028189" calcext:value-type="float">
            <text:p>23.86</text:p>
          </table:table-cell>
          <table:table-cell/>
          <table:table-cell table:formula="of:=INDIRECT(&quot;'./unc1_arr1_pip0_unr00.ods'#$overview.D16&quot;)" office:value-type="float" office:value="5.04605822944027" calcext:value-type="float">
            <text:p>5.05</text:p>
          </table:table-cell>
          <table:table-cell table:formula="of:=INDIRECT(&quot;'./unc1_arr1_pip0_unr01.ods'#$overview.D16&quot;)" office:value-type="float" office:value="46.9521748862195" calcext:value-type="float">
            <text:p>46.95</text:p>
          </table:table-cell>
          <table:table-cell table:formula="of:=INDIRECT(&quot;'./unc1_arr1_pip0_unr10.ods'#$overview.D16&quot;)" office:value-type="float" office:value="5.07521231520714" calcext:value-type="float">
            <text:p>5.08</text:p>
          </table:table-cell>
          <table:table-cell table:formula="of:=INDIRECT(&quot;'./unc1_arr1_pip0_unr11.ods'#$overview.D16&quot;)" office:value-type="float" office:value="46.9373285818236" calcext:value-type="float">
            <text:p>46.94</text:p>
          </table:table-cell>
          <table:table-cell table:formula="of:=INDIRECT(&quot;'./unc1_arr1_pip1_unr00.ods'#$overview.D16&quot;)" office:value-type="float" office:value="49.9796364174905" calcext:value-type="float">
            <text:p>49.98</text:p>
          </table:table-cell>
          <table:table-cell/>
          <table:table-cell table:formula="of:=INDIRECT(&quot;'./unc1_arr1_pip1_unr10.ods'#$overview.D16&quot;)" office:value-type="float" office:value="61.9168428470754" calcext:value-type="float">
            <text:p>61.92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/unc0_arr0_pip0_unr00.ods'#$overview.D17&quot;)" office:value-type="float" office:value="8.0351989306654" calcext:value-type="float">
            <text:p>8.04</text:p>
          </table:table-cell>
          <table:table-cell table:formula="of:=INDIRECT(&quot;'./unc0_arr0_pip0_unr01.ods'#$overview.D17&quot;)" office:value-type="float" office:value="0.366718511436766" calcext:value-type="float">
            <text:p>0.37</text:p>
          </table:table-cell>
          <table:table-cell table:formula="of:=INDIRECT(&quot;'./unc0_arr0_pip0_unr10.ods'#$overview.D17&quot;)" office:value-type="float" office:value="8.0351989306654" calcext:value-type="float">
            <text:p>8.04</text:p>
          </table:table-cell>
          <table:table-cell table:formula="of:=INDIRECT(&quot;'./unc0_arr0_pip0_unr11.ods'#$overview.D17&quot;)" office:value-type="float" office:value="0.321203728818399" calcext:value-type="float">
            <text:p>0.32</text:p>
          </table:table-cell>
          <table:table-cell table:formula="of:=INDIRECT(&quot;'./unc0_arr0_pip1_unr00.ods'#$overview.D17&quot;)" office:value-type="float" office:value="1.32575757575758" calcext:value-type="float">
            <text:p>1.33</text:p>
          </table:table-cell>
          <table:table-cell/>
          <table:table-cell table:formula="of:=INDIRECT(&quot;'./unc0_arr0_pip1_unr10.ods'#$overview.D17&quot;)" office:value-type="float" office:value="1.23222748815166" calcext:value-type="float">
            <text:p>1.23</text:p>
          </table:table-cell>
          <table:table-cell/>
          <table:table-cell table:formula="of:=INDIRECT(&quot;'./unc0_arr1_pip0_unr00.ods'#$overview.D17&quot;)" office:value-type="float" office:value="7.41970171583524" calcext:value-type="float">
            <text:p>7.42</text:p>
          </table:table-cell>
          <table:table-cell table:formula="of:=INDIRECT(&quot;'./unc0_arr1_pip0_unr01.ods'#$overview.D17&quot;)" office:value-type="float" office:value="0.366718511436766" calcext:value-type="float">
            <text:p>0.37</text:p>
          </table:table-cell>
          <table:table-cell table:formula="of:=INDIRECT(&quot;'./unc0_arr1_pip0_unr10.ods'#$overview.D17&quot;)" office:value-type="float" office:value="7.45185337610955" calcext:value-type="float">
            <text:p>7.45</text:p>
          </table:table-cell>
          <table:table-cell table:formula="of:=INDIRECT(&quot;'./unc0_arr1_pip0_unr11.ods'#$overview.D17&quot;)" office:value-type="float" office:value="19.2160401698425" calcext:value-type="float">
            <text:p>19.22</text:p>
          </table:table-cell>
          <table:table-cell table:formula="of:=INDIRECT(&quot;'./unc0_arr1_pip1_unr00.ods'#$overview.D17&quot;)" office:value-type="float" office:value="1.32575757575758" calcext:value-type="float">
            <text:p>1.33</text:p>
          </table:table-cell>
          <table:table-cell/>
          <table:table-cell table:formula="of:=INDIRECT(&quot;'./unc0_arr1_pip1_unr10.ods'#$overview.D17&quot;)" office:value-type="float" office:value="1.23222748815166" calcext:value-type="float">
            <text:p>1.23</text:p>
          </table:table-cell>
          <table:table-cell/>
          <table:table-cell table:formula="of:=INDIRECT(&quot;'./unc1_arr0_pip0_unr00.ods'#$overview.D17&quot;)" office:value-type="float" office:value="29.6251746552457" calcext:value-type="float">
            <text:p>29.63</text:p>
          </table:table-cell>
          <table:table-cell table:formula="of:=INDIRECT(&quot;'./unc1_arr0_pip0_unr01.ods'#$overview.D17&quot;)" office:value-type="float" office:value="20.9513416134005" calcext:value-type="float">
            <text:p>20.95</text:p>
          </table:table-cell>
          <table:table-cell table:formula="of:=INDIRECT(&quot;'./unc1_arr0_pip0_unr10.ods'#$overview.D17&quot;)" office:value-type="float" office:value="29.6251746552457" calcext:value-type="float">
            <text:p>29.63</text:p>
          </table:table-cell>
          <table:table-cell table:formula="of:=INDIRECT(&quot;'./unc1_arr0_pip0_unr11.ods'#$overview.D17&quot;)" office:value-type="float" office:value="21.0184238348614" calcext:value-type="float">
            <text:p>21.02</text:p>
          </table:table-cell>
          <table:table-cell table:formula="of:=INDIRECT(&quot;'./unc1_arr0_pip1_unr00.ods'#$overview.D17&quot;)" office:value-type="float" office:value="0.572519083969466" calcext:value-type="float">
            <text:p>0.57</text:p>
          </table:table-cell>
          <table:table-cell/>
          <table:table-cell table:formula="of:=INDIRECT(&quot;'./unc1_arr0_pip1_unr10.ods'#$overview.D17&quot;)" office:value-type="float" office:value="0.477554918815664" calcext:value-type="float">
            <text:p>0.48</text:p>
          </table:table-cell>
          <table:table-cell/>
          <table:table-cell table:formula="of:=INDIRECT(&quot;'./unc1_arr1_pip0_unr00.ods'#$overview.D17&quot;)" office:value-type="float" office:value="39.5783974242148" calcext:value-type="float">
            <text:p>39.58</text:p>
          </table:table-cell>
          <table:table-cell table:formula="of:=INDIRECT(&quot;'./unc1_arr1_pip0_unr01.ods'#$overview.D17&quot;)" office:value-type="float" office:value="20.9513416134005" calcext:value-type="float">
            <text:p>20.95</text:p>
          </table:table-cell>
          <table:table-cell table:formula="of:=INDIRECT(&quot;'./unc1_arr1_pip0_unr10.ods'#$overview.D17&quot;)" office:value-type="float" office:value="39.6326863004874" calcext:value-type="float">
            <text:p>39.63</text:p>
          </table:table-cell>
          <table:table-cell table:formula="of:=INDIRECT(&quot;'./unc1_arr1_pip0_unr11.ods'#$overview.D17&quot;)" office:value-type="float" office:value="2.77757334000618" calcext:value-type="float">
            <text:p>2.78</text:p>
          </table:table-cell>
          <table:table-cell table:formula="of:=INDIRECT(&quot;'./unc1_arr1_pip1_unr00.ods'#$overview.D17&quot;)" office:value-type="float" office:value="0.572519083969466" calcext:value-type="float">
            <text:p>0.57</text:p>
          </table:table-cell>
          <table:table-cell/>
          <table:table-cell table:formula="of:=INDIRECT(&quot;'./unc1_arr1_pip1_unr10.ods'#$overview.D17&quot;)" office:value-type="float" office:value="0.477554918815664" calcext:value-type="float">
            <text:p>0.48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/unc0_arr0_pip0_unr00.ods'#$overview.D18&quot;)" office:value-type="float" office:value="0.233281493001555" calcext:value-type="float">
            <text:p>0.23</text:p>
          </table:table-cell>
          <table:table-cell table:formula="of:=INDIRECT(&quot;'./unc0_arr0_pip0_unr01.ods'#$overview.D18&quot;)" office:value-type="float" office:value="0.332594235033259" calcext:value-type="float">
            <text:p>0.33</text:p>
          </table:table-cell>
          <table:table-cell table:formula="of:=INDIRECT(&quot;'./unc0_arr0_pip0_unr10.ods'#$overview.D18&quot;)" office:value-type="float" office:value="0.194476857253987" calcext:value-type="float">
            <text:p>0.19</text:p>
          </table:table-cell>
          <table:table-cell table:formula="of:=INDIRECT(&quot;'./unc0_arr0_pip0_unr11.ods'#$overview.D18&quot;)" office:value-type="float" office:value="0.277315585135885" calcext:value-type="float">
            <text:p>0.28</text:p>
          </table:table-cell>
          <table:table-cell table:formula="of:=INDIRECT(&quot;'./unc0_arr0_pip1_unr00.ods'#$overview.D18&quot;)" office:value-type="float" office:value="1.52091254752852" calcext:value-type="float">
            <text:p>1.52</text:p>
          </table:table-cell>
          <table:table-cell/>
          <table:table-cell table:formula="of:=INDIRECT(&quot;'./unc0_arr0_pip1_unr10.ods'#$overview.D18&quot;)" office:value-type="float" office:value="1.05062082139446" calcext:value-type="float">
            <text:p>1.05</text:p>
          </table:table-cell>
          <table:table-cell/>
          <table:table-cell table:formula="of:=INDIRECT(&quot;'./unc0_arr1_pip0_unr00.ods'#$overview.D18&quot;)" office:value-type="float" office:value="35.3345554537122" calcext:value-type="float">
            <text:p>35.33</text:p>
          </table:table-cell>
          <table:table-cell table:formula="of:=INDIRECT(&quot;'./unc0_arr1_pip0_unr01.ods'#$overview.D18&quot;)" office:value-type="float" office:value="56.2317429406037" calcext:value-type="float">
            <text:p>56.23</text:p>
          </table:table-cell>
          <table:table-cell table:formula="of:=INDIRECT(&quot;'./unc0_arr1_pip0_unr10.ods'#$overview.D18&quot;)" office:value-type="float" office:value="37.1492204899777" calcext:value-type="float">
            <text:p>37.15</text:p>
          </table:table-cell>
          <table:table-cell table:formula="of:=INDIRECT(&quot;'./unc0_arr1_pip0_unr11.ods'#$overview.D18&quot;)" office:value-type="float" office:value="37.7854671280277" calcext:value-type="float">
            <text:p>37.79</text:p>
          </table:table-cell>
          <table:table-cell table:formula="of:=INDIRECT(&quot;'./unc0_arr1_pip1_unr00.ods'#$overview.D18&quot;)" office:value-type="float" office:value="1.14503816793893" calcext:value-type="float">
            <text:p>1.15</text:p>
          </table:table-cell>
          <table:table-cell/>
          <table:table-cell table:formula="of:=INDIRECT(&quot;'./unc0_arr1_pip1_unr10.ods'#$overview.D18&quot;)" office:value-type="float" office:value="0.956022944550669" calcext:value-type="float">
            <text:p>0.96</text:p>
          </table:table-cell>
          <table:table-cell/>
          <table:table-cell table:formula="of:=INDIRECT(&quot;'./unc1_arr0_pip0_unr00.ods'#$overview.D18&quot;)" office:value-type="float" office:value="24.6841593780369" calcext:value-type="float">
            <text:p>24.68</text:p>
          </table:table-cell>
          <table:table-cell table:formula="of:=INDIRECT(&quot;'./unc1_arr0_pip0_unr01.ods'#$overview.D18&quot;)" office:value-type="float" office:value="16.3001293661061" calcext:value-type="float">
            <text:p>16.30</text:p>
          </table:table-cell>
          <table:table-cell table:formula="of:=INDIRECT(&quot;'./unc1_arr0_pip0_unr10.ods'#$overview.D18&quot;)" office:value-type="float" office:value="24.7447739426349" calcext:value-type="float">
            <text:p>24.74</text:p>
          </table:table-cell>
          <table:table-cell table:formula="of:=INDIRECT(&quot;'./unc1_arr0_pip0_unr11.ods'#$overview.D18&quot;)" office:value-type="float" office:value="16.3754045307443" calcext:value-type="float">
            <text:p>16.38</text:p>
          </table:table-cell>
          <table:table-cell table:formula="of:=INDIRECT(&quot;'./unc1_arr0_pip1_unr00.ods'#$overview.D18&quot;)" office:value-type="float" office:value="1.14503816793893" calcext:value-type="float">
            <text:p>1.15</text:p>
          </table:table-cell>
          <table:table-cell/>
          <table:table-cell table:formula="of:=INDIRECT(&quot;'./unc1_arr0_pip1_unr10.ods'#$overview.D18&quot;)" office:value-type="float" office:value="0.671140939597315" calcext:value-type="float">
            <text:p>0.67</text:p>
          </table:table-cell>
          <table:table-cell/>
          <table:table-cell table:formula="of:=INDIRECT(&quot;'./unc1_arr1_pip0_unr00.ods'#$overview.D18&quot;)" office:value-type="float" office:value="26.7393561786085" calcext:value-type="float">
            <text:p>26.74</text:p>
          </table:table-cell>
          <table:table-cell table:formula="of:=INDIRECT(&quot;'./unc1_arr1_pip0_unr01.ods'#$overview.D18&quot;)" office:value-type="float" office:value="50" calcext:value-type="float">
            <text:p>50.00</text:p>
          </table:table-cell>
          <table:table-cell table:formula="of:=INDIRECT(&quot;'./unc1_arr1_pip0_unr10.ods'#$overview.D18&quot;)" office:value-type="float" office:value="29.0598290598291" calcext:value-type="float">
            <text:p>29.06</text:p>
          </table:table-cell>
          <table:table-cell table:formula="of:=INDIRECT(&quot;'./unc1_arr1_pip0_unr11.ods'#$overview.D18&quot;)" office:value-type="float" office:value="28.2521947326417" calcext:value-type="float">
            <text:p>28.25</text:p>
          </table:table-cell>
          <table:table-cell table:formula="of:=INDIRECT(&quot;'./unc1_arr1_pip1_unr00.ods'#$overview.D18&quot;)" office:value-type="float" office:value="0.956022944550669" calcext:value-type="float">
            <text:p>0.96</text:p>
          </table:table-cell>
          <table:table-cell/>
          <table:table-cell table:formula="of:=INDIRECT(&quot;'./unc1_arr1_pip1_unr10.ods'#$overview.D18&quot;)" office:value-type="float" office:value="0.766283524904214" calcext:value-type="float">
            <text:p>0.77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/unc0_arr0_pip0_unr00.ods'#$overview.D19&quot;)" office:value-type="float" office:value="0.039032006245121" calcext:value-type="float">
            <text:p>0.04</text:p>
          </table:table-cell>
          <table:table-cell table:formula="of:=INDIRECT(&quot;'./unc0_arr0_pip0_unr01.ods'#$overview.D19&quot;)" office:value-type="float" office:value="0.0557413600891862" calcext:value-type="float">
            <text:p>0.06</text:p>
          </table:table-cell>
          <table:table-cell table:formula="of:=INDIRECT(&quot;'./unc0_arr0_pip0_unr10.ods'#$overview.D19&quot;)" office:value-type="float" office:value="0.0585594378293968" calcext:value-type="float">
            <text:p>0.06</text:p>
          </table:table-cell>
          <table:table-cell table:formula="of:=INDIRECT(&quot;'./unc0_arr0_pip0_unr11.ods'#$overview.D19&quot;)" office:value-type="float" office:value="0.083635349874547" calcext:value-type="float">
            <text:p>0.08</text:p>
          </table:table-cell>
          <table:table-cell table:formula="of:=INDIRECT(&quot;'./unc0_arr0_pip1_unr00.ods'#$overview.D19&quot;)" office:value-type="float" office:value="19.9989013772457" calcext:value-type="float">
            <text:p>20.00</text:p>
          </table:table-cell>
          <table:table-cell/>
          <table:table-cell table:formula="of:=INDIRECT(&quot;'./unc0_arr0_pip1_unr10.ods'#$overview.D19&quot;)" office:value-type="float" office:value="20.3404560482303" calcext:value-type="float">
            <text:p>20.34</text:p>
          </table:table-cell>
          <table:table-cell/>
          <table:table-cell table:formula="of:=INDIRECT(&quot;'./unc0_arr1_pip0_unr00.ods'#$overview.D19&quot;)" office:value-type="float" office:value="22.2463139635733" calcext:value-type="float">
            <text:p>22.25</text:p>
          </table:table-cell>
          <table:table-cell table:formula="of:=INDIRECT(&quot;'./unc0_arr1_pip0_unr01.ods'#$overview.D19&quot;)" office:value-type="float" office:value="17.584940312213" calcext:value-type="float">
            <text:p>17.58</text:p>
          </table:table-cell>
          <table:table-cell table:formula="of:=INDIRECT(&quot;'./unc0_arr1_pip0_unr10.ods'#$overview.D19&quot;)" office:value-type="float" office:value="15.8413807273474" calcext:value-type="float">
            <text:p>15.84</text:p>
          </table:table-cell>
          <table:table-cell table:formula="of:=INDIRECT(&quot;'./unc0_arr1_pip0_unr11.ods'#$overview.D19&quot;)" office:value-type="float" office:value="15.0697894487816" calcext:value-type="float">
            <text:p>15.07</text:p>
          </table:table-cell>
          <table:table-cell table:formula="of:=INDIRECT(&quot;'./unc0_arr1_pip1_unr00.ods'#$overview.D19&quot;)" office:value-type="float" office:value="0.00152586726480663" calcext:value-type="float">
            <text:p>0.00</text:p>
          </table:table-cell>
          <table:table-cell/>
          <table:table-cell table:formula="of:=INDIRECT(&quot;'./unc0_arr1_pip1_unr10.ods'#$overview.D19&quot;)" office:value-type="float" office:value="0.435251579970831" calcext:value-type="float">
            <text:p>0.44</text:p>
          </table:table-cell>
          <table:table-cell/>
          <table:table-cell table:formula="of:=INDIRECT(&quot;'./unc1_arr0_pip0_unr00.ods'#$overview.D19&quot;)" office:value-type="float" office:value="25.0243902439024" calcext:value-type="float">
            <text:p>25.02</text:p>
          </table:table-cell>
          <table:table-cell table:formula="of:=INDIRECT(&quot;'./unc1_arr0_pip0_unr01.ods'#$overview.D19&quot;)" office:value-type="float" office:value="16.7100130039012" calcext:value-type="float">
            <text:p>16.71</text:p>
          </table:table-cell>
          <table:table-cell table:formula="of:=INDIRECT(&quot;'./unc1_arr0_pip0_unr10.ods'#$overview.D19&quot;)" office:value-type="float" office:value="25.0548914369358" calcext:value-type="float">
            <text:p>25.05</text:p>
          </table:table-cell>
          <table:table-cell table:formula="of:=INDIRECT(&quot;'./unc1_arr0_pip0_unr11.ods'#$overview.D19&quot;)" office:value-type="float" office:value="16.7479674796748" calcext:value-type="float">
            <text:p>16.75</text:p>
          </table:table-cell>
          <table:table-cell table:formula="of:=INDIRECT(&quot;'./unc1_arr0_pip1_unr00.ods'#$overview.D19&quot;)" office:value-type="float" office:value="19.9986572347581" calcext:value-type="float">
            <text:p>20.00</text:p>
          </table:table-cell>
          <table:table-cell/>
          <table:table-cell table:formula="of:=INDIRECT(&quot;'./unc1_arr0_pip1_unr10.ods'#$overview.D19&quot;)" office:value-type="float" office:value="20.2784400544959" calcext:value-type="float">
            <text:p>20.28</text:p>
          </table:table-cell>
          <table:table-cell/>
          <table:table-cell table:formula="of:=INDIRECT(&quot;'./unc1_arr1_pip0_unr00.ods'#$overview.D19&quot;)" office:value-type="float" office:value="37.5121951219512" calcext:value-type="float">
            <text:p>37.51</text:p>
          </table:table-cell>
          <table:table-cell table:formula="of:=INDIRECT(&quot;'./unc1_arr1_pip0_unr01.ods'#$overview.D19&quot;)" office:value-type="float" office:value="6.60770031217482" calcext:value-type="float">
            <text:p>6.61</text:p>
          </table:table-cell>
          <table:table-cell table:formula="of:=INDIRECT(&quot;'./unc1_arr1_pip0_unr10.ods'#$overview.D19&quot;)" office:value-type="float" office:value="29.4603903559127" calcext:value-type="float">
            <text:p>29.46</text:p>
          </table:table-cell>
          <table:table-cell table:formula="of:=INDIRECT(&quot;'./unc1_arr1_pip0_unr11.ods'#$overview.D19&quot;)" office:value-type="float" office:value="3.36473755047106" calcext:value-type="float">
            <text:p>3.36</text:p>
          </table:table-cell>
          <table:table-cell table:formula="of:=INDIRECT(&quot;'./unc1_arr1_pip1_unr00.ods'#$overview.D19&quot;)" office:value-type="float" office:value="0.00152586726480663" calcext:value-type="float">
            <text:p>0.00</text:p>
          </table:table-cell>
          <table:table-cell/>
          <table:table-cell table:formula="of:=INDIRECT(&quot;'./unc1_arr1_pip1_unr10.ods'#$overview.D19&quot;)" office:value-type="float" office:value="0.435251579970831" calcext:value-type="float">
            <text:p>0.44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/unc0_arr0_pip0_unr00.ods'#$overview.D20&quot;)" office:value-type="float" office:value="0.000870465960428617" calcext:value-type="float">
            <text:p>0.00</text:p>
          </table:table-cell>
          <table:table-cell table:formula="of:=INDIRECT(&quot;'./unc0_arr0_pip0_unr01.ods'#$overview.D20&quot;)" office:value-type="float" office:value="0.00110735839654504" calcext:value-type="float">
            <text:p>0.00</text:p>
          </table:table-cell>
          <table:table-cell table:formula="of:=INDIRECT(&quot;'./unc0_arr0_pip0_unr10.ods'#$overview.D20&quot;)" office:value-type="float" office:value="0.0269919633605865" calcext:value-type="float">
            <text:p>0.03</text:p>
          </table:table-cell>
          <table:table-cell table:formula="of:=INDIRECT(&quot;'./unc0_arr0_pip0_unr11.ods'#$overview.D20&quot;)" office:value-type="float" office:value="0.034340278931685" calcext:value-type="float">
            <text:p>0.03</text:p>
          </table:table-cell>
          <table:table-cell table:formula="of:=INDIRECT(&quot;'./unc0_arr0_pip1_unr00.ods'#$overview.D20&quot;)" office:value-type="float" office:value="15.1671500316316" calcext:value-type="float">
            <text:p>15.17</text:p>
          </table:table-cell>
          <table:table-cell/>
          <table:table-cell table:formula="of:=INDIRECT(&quot;'./unc0_arr0_pip1_unr10.ods'#$overview.D20&quot;)" office:value-type="float" office:value="15.2412125075362" calcext:value-type="float">
            <text:p>15.24</text:p>
          </table:table-cell>
          <table:table-cell/>
          <table:table-cell table:formula="of:=INDIRECT(&quot;'./unc0_arr1_pip0_unr00.ods'#$overview.D20&quot;)" office:value-type="float" office:value="7.12998668187081" calcext:value-type="float">
            <text:p>7.13</text:p>
          </table:table-cell>
          <table:table-cell table:formula="of:=INDIRECT(&quot;'./unc0_arr1_pip0_unr01.ods'#$overview.D20&quot;)" office:value-type="float" office:value="0.00110735839654504" calcext:value-type="float">
            <text:p>0.00</text:p>
          </table:table-cell>
          <table:table-cell table:formula="of:=INDIRECT(&quot;'./unc0_arr1_pip0_unr10.ods'#$overview.D20&quot;)" office:value-type="float" office:value="7.15983595851945" calcext:value-type="float">
            <text:p>7.16</text:p>
          </table:table-cell>
          <table:table-cell table:formula="of:=INDIRECT(&quot;'./unc0_arr1_pip0_unr11.ods'#$overview.D20&quot;)" office:value-type="float" office:value="10.1568951279934" calcext:value-type="float">
            <text:p>10.16</text:p>
          </table:table-cell>
          <table:table-cell table:formula="of:=INDIRECT(&quot;'./unc0_arr1_pip1_unr00.ods'#$overview.D20&quot;)" office:value-type="float" office:value="15.1671500316316" calcext:value-type="float">
            <text:p>15.17</text:p>
          </table:table-cell>
          <table:table-cell/>
          <table:table-cell table:formula="of:=INDIRECT(&quot;'./unc0_arr1_pip1_unr10.ods'#$overview.D20&quot;)" office:value-type="float" office:value="15.2412125075362" calcext:value-type="float">
            <text:p>15.24</text:p>
          </table:table-cell>
          <table:table-cell/>
          <table:table-cell table:formula="of:=INDIRECT(&quot;'./unc1_arr0_pip0_unr00.ods'#$overview.D20&quot;)" office:value-type="float" office:value="16.6329938982913" calcext:value-type="float">
            <text:p>16.63</text:p>
          </table:table-cell>
          <table:table-cell table:formula="of:=INDIRECT(&quot;'./unc1_arr0_pip0_unr01.ods'#$overview.D20&quot;)" office:value-type="float" office:value="9.97527797060149" calcext:value-type="float">
            <text:p>9.98</text:p>
          </table:table-cell>
          <table:table-cell table:formula="of:=INDIRECT(&quot;'./unc1_arr0_pip0_unr10.ods'#$overview.D20&quot;)" office:value-type="float" office:value="16.670898288732" calcext:value-type="float">
            <text:p>16.67</text:p>
          </table:table-cell>
          <table:table-cell table:formula="of:=INDIRECT(&quot;'./unc1_arr0_pip0_unr11.ods'#$overview.D20&quot;)" office:value-type="float" office:value="10.0181528002826" calcext:value-type="float">
            <text:p>10.02</text:p>
          </table:table-cell>
          <table:table-cell table:formula="of:=INDIRECT(&quot;'./unc1_arr0_pip1_unr00.ods'#$overview.D20&quot;)" office:value-type="float" office:value="15.4639725832595" calcext:value-type="float">
            <text:p>15.46</text:p>
          </table:table-cell>
          <table:table-cell/>
          <table:table-cell table:formula="of:=INDIRECT(&quot;'./unc1_arr0_pip1_unr10.ods'#$overview.D20&quot;)" office:value-type="float" office:value="15.5384174398574" calcext:value-type="float">
            <text:p>15.54</text:p>
          </table:table-cell>
          <table:table-cell/>
          <table:table-cell table:formula="of:=INDIRECT(&quot;'./unc1_arr1_pip0_unr00.ods'#$overview.D20&quot;)" office:value-type="float" office:value="24.949998477111" calcext:value-type="float">
            <text:p>24.95</text:p>
          </table:table-cell>
          <table:table-cell table:formula="of:=INDIRECT(&quot;'./unc1_arr1_pip0_unr01.ods'#$overview.D20&quot;)" office:value-type="float" office:value="9.97527797060149" calcext:value-type="float">
            <text:p>9.98</text:p>
          </table:table-cell>
          <table:table-cell table:formula="of:=INDIRECT(&quot;'./unc1_arr1_pip0_unr10.ods'#$overview.D20&quot;)" office:value-type="float" office:value="24.9906057990149" calcext:value-type="float">
            <text:p>24.99</text:p>
          </table:table-cell>
          <table:table-cell table:formula="of:=INDIRECT(&quot;'./unc1_arr1_pip0_unr11.ods'#$overview.D20&quot;)" office:value-type="float" office:value="2.35647492207424" calcext:value-type="float">
            <text:p>2.36</text:p>
          </table:table-cell>
          <table:table-cell table:formula="of:=INDIRECT(&quot;'./unc1_arr1_pip1_unr00.ods'#$overview.D20&quot;)" office:value-type="float" office:value="15.4639725832595" calcext:value-type="float">
            <text:p>15.46</text:p>
          </table:table-cell>
          <table:table-cell/>
          <table:table-cell table:formula="of:=INDIRECT(&quot;'./unc1_arr1_pip1_unr10.ods'#$overview.D20&quot;)" office:value-type="float" office:value="15.5384174398574" calcext:value-type="float">
            <text:p>15.54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/unc0_arr0_pip0_unr00.ods'#$overview.D21&quot;)" office:value-type="float" office:value="0.240310439945766" calcext:value-type="float">
            <text:p>0.24</text:p>
          </table:table-cell>
          <table:table-cell table:formula="of:=INDIRECT(&quot;'./unc0_arr0_pip0_unr01.ods'#$overview.D21&quot;)" office:value-type="float" office:value="0.366718511436766" calcext:value-type="float">
            <text:p>0.37</text:p>
          </table:table-cell>
          <table:table-cell table:formula="of:=INDIRECT(&quot;'./unc0_arr0_pip0_unr10.ods'#$overview.D21&quot;)" office:value-type="float" office:value="3.73265661309298" calcext:value-type="float">
            <text:p>3.73</text:p>
          </table:table-cell>
          <table:table-cell table:formula="of:=INDIRECT(&quot;'./unc0_arr0_pip0_unr11.ods'#$overview.D21&quot;)" office:value-type="float" office:value="0.321203728818399" calcext:value-type="float">
            <text:p>0.32</text:p>
          </table:table-cell>
          <table:table-cell table:formula="of:=INDIRECT(&quot;'./unc0_arr0_pip1_unr00.ods'#$overview.D21&quot;)" office:value-type="float" office:value="1.32575757575758" calcext:value-type="float">
            <text:p>1.33</text:p>
          </table:table-cell>
          <table:table-cell/>
          <table:table-cell table:formula="of:=INDIRECT(&quot;'./unc0_arr0_pip1_unr10.ods'#$overview.D21&quot;)" office:value-type="float" office:value="1.23222748815166" calcext:value-type="float">
            <text:p>1.23</text:p>
          </table:table-cell>
          <table:table-cell/>
          <table:table-cell table:formula="of:=INDIRECT(&quot;'./unc0_arr1_pip0_unr00.ods'#$overview.D21&quot;)" office:value-type="float" office:value="7.41970171583524" calcext:value-type="float">
            <text:p>7.42</text:p>
          </table:table-cell>
          <table:table-cell table:formula="of:=INDIRECT(&quot;'./unc0_arr1_pip0_unr01.ods'#$overview.D21&quot;)" office:value-type="float" office:value="0.366718511436766" calcext:value-type="float">
            <text:p>0.37</text:p>
          </table:table-cell>
          <table:table-cell table:formula="of:=INDIRECT(&quot;'./unc0_arr1_pip0_unr10.ods'#$overview.D21&quot;)" office:value-type="float" office:value="7.45185337610955" calcext:value-type="float">
            <text:p>7.45</text:p>
          </table:table-cell>
          <table:table-cell table:formula="of:=INDIRECT(&quot;'./unc0_arr1_pip0_unr11.ods'#$overview.D21&quot;)" office:value-type="float" office:value="19.2160401698425" calcext:value-type="float">
            <text:p>19.22</text:p>
          </table:table-cell>
          <table:table-cell table:formula="of:=INDIRECT(&quot;'./unc0_arr1_pip1_unr00.ods'#$overview.D21&quot;)" office:value-type="float" office:value="1.32575757575758" calcext:value-type="float">
            <text:p>1.33</text:p>
          </table:table-cell>
          <table:table-cell/>
          <table:table-cell table:formula="of:=INDIRECT(&quot;'./unc0_arr1_pip1_unr10.ods'#$overview.D21&quot;)" office:value-type="float" office:value="1.23222748815166" calcext:value-type="float">
            <text:p>1.23</text:p>
          </table:table-cell>
          <table:table-cell/>
          <table:table-cell table:formula="of:=INDIRECT(&quot;'./unc1_arr0_pip0_unr00.ods'#$overview.D21&quot;)" office:value-type="float" office:value="29.6251746552457" calcext:value-type="float">
            <text:p>29.63</text:p>
          </table:table-cell>
          <table:table-cell table:formula="of:=INDIRECT(&quot;'./unc1_arr0_pip0_unr01.ods'#$overview.D21&quot;)" office:value-type="float" office:value="20.9513416134005" calcext:value-type="float">
            <text:p>20.95</text:p>
          </table:table-cell>
          <table:table-cell table:formula="of:=INDIRECT(&quot;'./unc1_arr0_pip0_unr10.ods'#$overview.D21&quot;)" office:value-type="float" office:value="29.6251746552457" calcext:value-type="float">
            <text:p>29.63</text:p>
          </table:table-cell>
          <table:table-cell table:formula="of:=INDIRECT(&quot;'./unc1_arr0_pip0_unr11.ods'#$overview.D21&quot;)" office:value-type="float" office:value="21.0184238348614" calcext:value-type="float">
            <text:p>21.02</text:p>
          </table:table-cell>
          <table:table-cell table:formula="of:=INDIRECT(&quot;'./unc1_arr0_pip1_unr00.ods'#$overview.D21&quot;)" office:value-type="float" office:value="0.572519083969466" calcext:value-type="float">
            <text:p>0.57</text:p>
          </table:table-cell>
          <table:table-cell/>
          <table:table-cell table:formula="of:=INDIRECT(&quot;'./unc1_arr0_pip1_unr10.ods'#$overview.D21&quot;)" office:value-type="float" office:value="0.477554918815664" calcext:value-type="float">
            <text:p>0.48</text:p>
          </table:table-cell>
          <table:table-cell/>
          <table:table-cell table:formula="of:=INDIRECT(&quot;'./unc1_arr1_pip0_unr00.ods'#$overview.D21&quot;)" office:value-type="float" office:value="39.5783974242148" calcext:value-type="float">
            <text:p>39.58</text:p>
          </table:table-cell>
          <table:table-cell table:formula="of:=INDIRECT(&quot;'./unc1_arr1_pip0_unr01.ods'#$overview.D21&quot;)" office:value-type="float" office:value="20.9513416134005" calcext:value-type="float">
            <text:p>20.95</text:p>
          </table:table-cell>
          <table:table-cell table:formula="of:=INDIRECT(&quot;'./unc1_arr1_pip0_unr10.ods'#$overview.D21&quot;)" office:value-type="float" office:value="39.6326863004874" calcext:value-type="float">
            <text:p>39.63</text:p>
          </table:table-cell>
          <table:table-cell table:formula="of:=INDIRECT(&quot;'./unc1_arr1_pip0_unr11.ods'#$overview.D21&quot;)" office:value-type="float" office:value="2.77757334000618" calcext:value-type="float">
            <text:p>2.78</text:p>
          </table:table-cell>
          <table:table-cell table:formula="of:=INDIRECT(&quot;'./unc1_arr1_pip1_unr00.ods'#$overview.D21&quot;)" office:value-type="float" office:value="0.572519083969466" calcext:value-type="float">
            <text:p>0.57</text:p>
          </table:table-cell>
          <table:table-cell/>
          <table:table-cell table:formula="of:=INDIRECT(&quot;'./unc1_arr1_pip1_unr10.ods'#$overview.D21&quot;)" office:value-type="float" office:value="0.477554918815664" calcext:value-type="float">
            <text:p>0.48</text:p>
          </table:table-cell>
          <table:table-cell table:style-name="ce27"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6:.B14])" office:value-type="float" office:value="1.44299711858474" calcext:value-type="float">
            <text:p>1.44</text:p>
          </table:table-cell>
          <table:table-cell table:style-name="ce24" table:formula="of:=AVERAGE([.C6:.C14])" office:value-type="float" office:value="1.41316569400297" calcext:value-type="float">
            <text:p>1.41</text:p>
          </table:table-cell>
          <table:table-cell table:style-name="ce24" table:formula="of:=AVERAGE([.D6:.D14])" office:value-type="float" office:value="1.84301082735461" calcext:value-type="float">
            <text:p>1.84</text:p>
          </table:table-cell>
          <table:table-cell table:style-name="ce24" table:formula="of:=AVERAGE([.E6:.E14])" office:value-type="float" office:value="1.42198122748113" calcext:value-type="float">
            <text:p>1.42</text:p>
          </table:table-cell>
          <table:table-cell table:style-name="ce24" table:formula="of:=AVERAGE([.F6:.F14])" office:value-type="float" office:value="8.17086946279667" calcext:value-type="float">
            <text:p>8.17</text:p>
          </table:table-cell>
          <table:table-cell table:style-name="ce24"/>
          <table:table-cell table:style-name="ce24" table:formula="of:=AVERAGE([.H6:.H14])" office:value-type="float" office:value="7.86853487014481" calcext:value-type="float">
            <text:p>7.87</text:p>
          </table:table-cell>
          <table:table-cell table:style-name="ce24"/>
          <table:table-cell table:style-name="ce24" table:formula="of:=AVERAGE([.J6:.J14])" office:value-type="float" office:value="12.7859110726519" calcext:value-type="float">
            <text:p>12.79</text:p>
          </table:table-cell>
          <table:table-cell table:style-name="ce24" table:formula="of:=AVERAGE([.K6:.K14])" office:value-type="float" office:value="25.1078927871826" calcext:value-type="float">
            <text:p>25.11</text:p>
          </table:table-cell>
          <table:table-cell table:style-name="ce24" table:formula="of:=AVERAGE([.L6:.L14])" office:value-type="float" office:value="12.5308239879756" calcext:value-type="float">
            <text:p>12.53</text:p>
          </table:table-cell>
          <table:table-cell table:style-name="ce24" table:formula="of:=AVERAGE([.M6:.M14])" office:value-type="float" office:value="30.1076301633647" calcext:value-type="float">
            <text:p>30.11</text:p>
          </table:table-cell>
          <table:table-cell table:style-name="ce24" table:formula="of:=AVERAGE([.N6:.N14])" office:value-type="float" office:value="14.5691819653561" calcext:value-type="float">
            <text:p>14.57</text:p>
          </table:table-cell>
          <table:table-cell table:style-name="ce24"/>
          <table:table-cell table:style-name="ce24" table:formula="of:=AVERAGE([.P6:.P14])" office:value-type="float" office:value="16.1483785721213" calcext:value-type="float">
            <text:p>16.15</text:p>
          </table:table-cell>
          <table:table-cell table:style-name="ce24"/>
          <table:table-cell table:style-name="ce24" table:formula="of:=AVERAGE([.R6:.R14])" office:value-type="float" office:value="19.620793055777" calcext:value-type="float">
            <text:p>19.62</text:p>
          </table:table-cell>
          <table:table-cell table:style-name="ce24" table:formula="of:=AVERAGE([.S6:.S14])" office:value-type="float" office:value="14.6127684224873" calcext:value-type="float">
            <text:p>14.61</text:p>
          </table:table-cell>
          <table:table-cell table:style-name="ce24" table:formula="of:=AVERAGE([.T6:.T14])" office:value-type="float" office:value="19.6491821602996" calcext:value-type="float">
            <text:p>19.65</text:p>
          </table:table-cell>
          <table:table-cell table:style-name="ce24" table:formula="of:=AVERAGE([.U6:.U14])" office:value-type="float" office:value="14.6663081975541" calcext:value-type="float">
            <text:p>14.67</text:p>
          </table:table-cell>
          <table:table-cell table:style-name="ce24" table:formula="of:=AVERAGE([.V6:.V14])" office:value-type="float" office:value="7.97432543919051" calcext:value-type="float">
            <text:p>7.97</text:p>
          </table:table-cell>
          <table:table-cell table:style-name="ce24"/>
          <table:table-cell table:style-name="ce24" table:formula="of:=AVERAGE([.X6:.X14])" office:value-type="float" office:value="7.53945143355561" calcext:value-type="float">
            <text:p>7.54</text:p>
          </table:table-cell>
          <table:table-cell table:style-name="ce24"/>
          <table:table-cell table:style-name="ce24" table:formula="of:=AVERAGE([.Z6:.Z14])" office:value-type="float" office:value="23.9564799427659" calcext:value-type="float">
            <text:p>23.96</text:p>
          </table:table-cell>
          <table:table-cell table:style-name="ce24" table:formula="of:=AVERAGE([.AA6:.AA14])" office:value-type="float" office:value="28.5397843967114" calcext:value-type="float">
            <text:p>28.54</text:p>
          </table:table-cell>
          <table:table-cell table:style-name="ce24" table:formula="of:=AVERAGE([.AB6:.AB14])" office:value-type="float" office:value="23.6528815234495" calcext:value-type="float">
            <text:p>23.65</text:p>
          </table:table-cell>
          <table:table-cell table:style-name="ce24" table:formula="of:=AVERAGE([.AC6:.AC14])" office:value-type="float" office:value="22.1680763860385" calcext:value-type="float">
            <text:p>22.17</text:p>
          </table:table-cell>
          <table:table-cell table:style-name="ce24" table:formula="of:=AVERAGE([.AD6:.AD14])" office:value-type="float" office:value="14.3817981871214" calcext:value-type="float">
            <text:p>14.38</text:p>
          </table:table-cell>
          <table:table-cell table:style-name="ce24"/>
          <table:table-cell table:style-name="ce24" table:formula="of:=AVERAGE([.AF6:.AF14])" office:value-type="float" office:value="15.9125075776815" calcext:value-type="float">
            <text:p>15.91</text:p>
          </table:table-cell>
          <table:table-cell table:style-name="ce24"/>
          <table:table-cell table:style-name="ce24" table:formula="of:=AVERAGE([.B15:.AG15])" office:value-type="float" office:value="14.4201972696521" calcext:value-type="float">
            <text:p>14.42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6:.B14])" office:value-type="float" office:value="6.9670478666117" calcext:value-type="float">
            <text:p>6.97</text:p>
          </table:table-cell>
          <table:table-cell table:style-name="ce24" table:formula="of:=VAR([.C6:.C14])" office:value-type="float" office:value="5.4666705510968" calcext:value-type="float">
            <text:p>5.47</text:p>
          </table:table-cell>
          <table:table-cell table:style-name="ce24" table:formula="of:=VAR([.D6:.D14])" office:value-type="float" office:value="7.24088417354998" calcext:value-type="float">
            <text:p>7.24</text:p>
          </table:table-cell>
          <table:table-cell table:style-name="ce24" table:formula="of:=VAR([.E6:.E14])" office:value-type="float" office:value="5.51981001828516" calcext:value-type="float">
            <text:p>5.52</text:p>
          </table:table-cell>
          <table:table-cell table:style-name="ce24" table:formula="of:=VAR([.F6:.F14])" office:value-type="float" office:value="143.302299680403" calcext:value-type="float">
            <text:p>143.30</text:p>
          </table:table-cell>
          <table:table-cell table:style-name="ce24"/>
          <table:table-cell table:style-name="ce24" table:formula="of:=VAR([.H6:.H14])" office:value-type="float" office:value="90.2553223625734" calcext:value-type="float">
            <text:p>90.26</text:p>
          </table:table-cell>
          <table:table-cell table:style-name="ce24"/>
          <table:table-cell table:style-name="ce24" table:formula="of:=VAR([.J6:.J14])" office:value-type="float" office:value="177.116172995252" calcext:value-type="float">
            <text:p>177.12</text:p>
          </table:table-cell>
          <table:table-cell table:style-name="ce24" table:formula="of:=VAR([.K6:.K14])" office:value-type="float" office:value="683.582401648662" calcext:value-type="float">
            <text:p>683.58</text:p>
          </table:table-cell>
          <table:table-cell table:style-name="ce24" table:formula="of:=VAR([.L6:.L14])" office:value-type="float" office:value="187.255836222716" calcext:value-type="float">
            <text:p>187.26</text:p>
          </table:table-cell>
          <table:table-cell table:style-name="ce24" table:formula="of:=VAR([.M6:.M14])" office:value-type="float" office:value="426.222446748897" calcext:value-type="float">
            <text:p>426.22</text:p>
          </table:table-cell>
          <table:table-cell table:style-name="ce24" table:formula="of:=VAR([.N6:.N14])" office:value-type="float" office:value="552.711346061462" calcext:value-type="float">
            <text:p>552.71</text:p>
          </table:table-cell>
          <table:table-cell table:style-name="ce24"/>
          <table:table-cell table:style-name="ce24" table:formula="of:=VAR([.P6:.P14])" office:value-type="float" office:value="701.635015353537" calcext:value-type="float">
            <text:p>701.64</text:p>
          </table:table-cell>
          <table:table-cell table:style-name="ce24"/>
          <table:table-cell table:style-name="ce24" table:formula="of:=VAR([.R6:.R14])" office:value-type="float" office:value="85.2778826947775" calcext:value-type="float">
            <text:p>85.28</text:p>
          </table:table-cell>
          <table:table-cell table:style-name="ce24" table:formula="of:=VAR([.S6:.S14])" office:value-type="float" office:value="48.7305224926434" calcext:value-type="float">
            <text:p>48.73</text:p>
          </table:table-cell>
          <table:table-cell table:style-name="ce24" table:formula="of:=VAR([.T6:.T14])" office:value-type="float" office:value="85.1726000155604" calcext:value-type="float">
            <text:p>85.17</text:p>
          </table:table-cell>
          <table:table-cell table:style-name="ce24" table:formula="of:=VAR([.U6:.U14])" office:value-type="float" office:value="48.7675756002221" calcext:value-type="float">
            <text:p>48.77</text:p>
          </table:table-cell>
          <table:table-cell table:style-name="ce24" table:formula="of:=VAR([.V6:.V14])" office:value-type="float" office:value="147.532804940379" calcext:value-type="float">
            <text:p>147.53</text:p>
          </table:table-cell>
          <table:table-cell table:style-name="ce24"/>
          <table:table-cell table:style-name="ce24" table:formula="of:=VAR([.X6:.X14])" office:value-type="float" office:value="92.0758205094618" calcext:value-type="float">
            <text:p>92.08</text:p>
          </table:table-cell>
          <table:table-cell table:style-name="ce24"/>
          <table:table-cell table:style-name="ce24" table:formula="of:=VAR([.Z6:.Z14])" office:value-type="float" office:value="177.54663044833" calcext:value-type="float">
            <text:p>177.55</text:p>
          </table:table-cell>
          <table:table-cell table:style-name="ce24" table:formula="of:=VAR([.AA6:.AA14])" office:value-type="float" office:value="350.514907657204" calcext:value-type="float">
            <text:p>350.51</text:p>
          </table:table-cell>
          <table:table-cell table:style-name="ce24" table:formula="of:=VAR([.AB6:.AB14])" office:value-type="float" office:value="159.662699245829" calcext:value-type="float">
            <text:p>159.66</text:p>
          </table:table-cell>
          <table:table-cell table:style-name="ce24" table:formula="of:=VAR([.AC6:.AC14])" office:value-type="float" office:value="533.8570695844" calcext:value-type="float">
            <text:p>533.86</text:p>
          </table:table-cell>
          <table:table-cell table:style-name="ce24" table:formula="of:=VAR([.AD6:.AD14])" office:value-type="float" office:value="559.437707889046" calcext:value-type="float">
            <text:p>559.44</text:p>
          </table:table-cell>
          <table:table-cell table:style-name="ce24"/>
          <table:table-cell table:style-name="ce24" table:formula="of:=VAR([.AF6:.AF14])" office:value-type="float" office:value="704.117248241128" calcext:value-type="float">
            <text:p>704.12</text:p>
          </table:table-cell>
          <table:table-cell table:style-name="ce24"/>
          <table:table-cell table:style-name="ce24" table:formula="of:=AVERAGE([.B16:.AG16])" office:value-type="float" office:value="249.165363458418" calcext:value-type="float">
            <text:p>249.17</text:p>
          </table:table-cell>
        </table:table-row>
        <table:table-row table:style-name="ro1">
          <table:table-cell table:style-name="ce25"/>
          <table:table-cell table:style-name="ce8" office:value-type="string" calcext:value-type="string" table:number-columns-spanned="33" table:number-rows-spanned="1">
            <text:p>iteration latency</text:p>
          </table:table-cell>
          <table:covered-table-cell table:number-columns-repeated="4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33" table:formula="of:=INDIRECT(&quot;'./unc0_arr0_pip0_unr00.ods'#$overview.P13&quot;)" office:value-type="float" office:value="0" calcext:value-type="float">
            <text:p>0.00</text:p>
          </table:table-cell>
          <table:table-cell table:style-name="ce33" table:formula="of:=INDIRECT(&quot;'./unc0_arr0_pip0_unr01.ods'#$overview.P13&quot;)" office:value-type="float" office:value="0" calcext:value-type="float">
            <text:p>0.00</text:p>
          </table:table-cell>
          <table:table-cell table:style-name="ce33" table:formula="of:=INDIRECT(&quot;'./unc0_arr0_pip0_unr10.ods'#$overview.P13&quot;)" office:value-type="float" office:value="0" calcext:value-type="float">
            <text:p>0.00</text:p>
          </table:table-cell>
          <table:table-cell table:style-name="ce33" table:formula="of:=INDIRECT(&quot;'./unc0_arr0_pip0_unr11.ods'#$overview.P13&quot;)" office:value-type="float" office:value="0" calcext:value-type="float">
            <text:p>0.00</text:p>
          </table:table-cell>
          <table:table-cell table:style-name="ce33" table:formula="of:=INDIRECT(&quot;'./unc0_arr0_pip1_unr00.ods'#$overview.P13&quot;)" office:value-type="float" office:value="30" calcext:value-type="float">
            <text:p>30.00</text:p>
          </table:table-cell>
          <table:table-cell table:style-name="ce36"/>
          <table:table-cell table:style-name="ce33" table:formula="of:=INDIRECT(&quot;'./unc0_arr0_pip1_unr10.ods'#$overview.P13&quot;)" office:value-type="float" office:value="22.2222222222222" calcext:value-type="float">
            <text:p>22.22</text:p>
          </table:table-cell>
          <table:table-cell table:style-name="ce36"/>
          <table:table-cell table:style-name="ce33" table:formula="of:=INDIRECT(&quot;'./unc0_arr1_pip0_unr00.ods'#$overview.P13&quot;)" office:value-type="float" office:value="0" calcext:value-type="float">
            <text:p>0.00</text:p>
          </table:table-cell>
          <table:table-cell table:style-name="ce33" table:formula="of:=INDIRECT(&quot;'./unc0_arr1_pip0_unr01.ods'#$overview.P13&quot;)" office:value-type="float" office:value="0" calcext:value-type="float">
            <text:p>0.00</text:p>
          </table:table-cell>
          <table:table-cell table:style-name="ce33" table:formula="of:=INDIRECT(&quot;'./unc0_arr1_pip0_unr10.ods'#$overview.P13&quot;)" office:value-type="float" office:value="0" calcext:value-type="float">
            <text:p>0.00</text:p>
          </table:table-cell>
          <table:table-cell table:style-name="ce33" table:formula="of:=INDIRECT(&quot;'./unc0_arr1_pip0_unr11.ods'#$overview.P13&quot;)" office:value-type="float" office:value="7.14285714285714" calcext:value-type="float">
            <text:p>7.14</text:p>
          </table:table-cell>
          <table:table-cell table:style-name="ce33" table:formula="of:=INDIRECT(&quot;'./unc0_arr1_pip1_unr00.ods'#$overview.P13&quot;)" office:value-type="float" office:value="22.2222222222222" calcext:value-type="float">
            <text:p>22.22</text:p>
          </table:table-cell>
          <table:table-cell table:style-name="ce36"/>
          <table:table-cell table:style-name="ce33" table:formula="of:=INDIRECT(&quot;'./unc0_arr1_pip1_unr10.ods'#$overview.P13&quot;)" office:value-type="float" office:value="22.2222222222222" calcext:value-type="float">
            <text:p>22.22</text:p>
          </table:table-cell>
          <table:table-cell table:style-name="ce36"/>
          <table:table-cell table:style-name="ce33" table:formula="of:=INDIRECT(&quot;'./unc1_arr0_pip0_unr00.ods'#$overview.P13&quot;)" office:value-type="float" office:value="12.5" calcext:value-type="float">
            <text:p>12.50</text:p>
          </table:table-cell>
          <table:table-cell table:style-name="ce33" table:formula="of:=INDIRECT(&quot;'./unc1_arr0_pip0_unr01.ods'#$overview.P13&quot;)" office:value-type="float" office:value="8.33333333333333" calcext:value-type="float">
            <text:p>8.33</text:p>
          </table:table-cell>
          <table:table-cell table:style-name="ce33" table:formula="of:=INDIRECT(&quot;'./unc1_arr0_pip0_unr10.ods'#$overview.P13&quot;)" office:value-type="float" office:value="12.5" calcext:value-type="float">
            <text:p>12.50</text:p>
          </table:table-cell>
          <table:table-cell table:style-name="ce33" table:formula="of:=INDIRECT(&quot;'./unc1_arr0_pip0_unr11.ods'#$overview.P13&quot;)" office:value-type="float" office:value="8.33333333333333" calcext:value-type="float">
            <text:p>8.33</text:p>
          </table:table-cell>
          <table:table-cell table:style-name="ce33" table:formula="of:=INDIRECT(&quot;'./unc1_arr0_pip1_unr00.ods'#$overview.P13&quot;)" office:value-type="float" office:value="12.5" calcext:value-type="float">
            <text:p>12.50</text:p>
          </table:table-cell>
          <table:table-cell table:style-name="ce36"/>
          <table:table-cell table:style-name="ce33" table:formula="of:=INDIRECT(&quot;'./unc1_arr0_pip1_unr10.ods'#$overview.P13&quot;)" office:value-type="float" office:value="12.5" calcext:value-type="float">
            <text:p>12.50</text:p>
          </table:table-cell>
          <table:table-cell table:style-name="ce36"/>
          <table:table-cell table:style-name="ce33" table:formula="of:=INDIRECT(&quot;'./unc1_arr1_pip0_unr00.ods'#$overview.P13&quot;)" office:value-type="float" office:value="12.5" calcext:value-type="float">
            <text:p>12.50</text:p>
          </table:table-cell>
          <table:table-cell table:style-name="ce33" table:formula="of:=INDIRECT(&quot;'./unc1_arr1_pip0_unr01.ods'#$overview.P13&quot;)" office:value-type="float" office:value="8.33333333333333" calcext:value-type="float">
            <text:p>8.33</text:p>
          </table:table-cell>
          <table:table-cell table:style-name="ce33" table:formula="of:=INDIRECT(&quot;'./unc1_arr1_pip0_unr10.ods'#$overview.P13&quot;)" office:value-type="float" office:value="12.5" calcext:value-type="float">
            <text:p>12.50</text:p>
          </table:table-cell>
          <table:table-cell table:style-name="ce33" table:formula="of:=INDIRECT(&quot;'./unc1_arr1_pip0_unr11.ods'#$overview.P13&quot;)" office:value-type="float" office:value="8.33333333333333" calcext:value-type="float">
            <text:p>8.33</text:p>
          </table:table-cell>
          <table:table-cell table:style-name="ce33" table:formula="of:=INDIRECT(&quot;'./unc1_arr1_pip1_unr00.ods'#$overview.P13&quot;)" office:value-type="float" office:value="12.5" calcext:value-type="float">
            <text:p>12.50</text:p>
          </table:table-cell>
          <table:table-cell table:style-name="ce36"/>
          <table:table-cell table:style-name="ce33" table:formula="of:=INDIRECT(&quot;'./unc1_arr1_pip1_unr10.ods'#$overview.P13&quot;)" office:value-type="float" office:value="12.5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33" table:formula="of:=INDIRECT(&quot;'./unc0_arr0_pip0_unr00.ods'#$overview.P14&quot;)" office:value-type="float" office:value="0" calcext:value-type="float">
            <text:p>0.00</text:p>
          </table:table-cell>
          <table:table-cell table:style-name="ce33" table:formula="of:=INDIRECT(&quot;'./unc0_arr0_pip0_unr01.ods'#$overview.P14&quot;)" office:value-type="float" office:value="7.14285714285714" calcext:value-type="float">
            <text:p>7.14</text:p>
          </table:table-cell>
          <table:table-cell table:style-name="ce33" table:formula="of:=INDIRECT(&quot;'./unc0_arr0_pip0_unr10.ods'#$overview.P14&quot;)" office:value-type="float" office:value="0" calcext:value-type="float">
            <text:p>0.00</text:p>
          </table:table-cell>
          <table:table-cell table:style-name="ce33" table:formula="of:=INDIRECT(&quot;'./unc0_arr0_pip0_unr11.ods'#$overview.P14&quot;)" office:value-type="float" office:value="7.14285714285714" calcext:value-type="float">
            <text:p>7.14</text:p>
          </table:table-cell>
          <table:table-cell table:style-name="ce33" table:formula="of:=INDIRECT(&quot;'./unc0_arr0_pip1_unr00.ods'#$overview.P14&quot;)" office:value-type="float" office:value="27.2727272727273" calcext:value-type="float">
            <text:p>27.27</text:p>
          </table:table-cell>
          <table:table-cell table:style-name="ce36"/>
          <table:table-cell table:style-name="ce33" table:formula="of:=INDIRECT(&quot;'./unc0_arr0_pip1_unr10.ods'#$overview.P14&quot;)" office:value-type="float" office:value="27.2727272727273" calcext:value-type="float">
            <text:p>27.27</text:p>
          </table:table-cell>
          <table:table-cell table:style-name="ce36"/>
          <table:table-cell table:style-name="ce33" table:formula="of:=INDIRECT(&quot;'./unc0_arr1_pip0_unr00.ods'#$overview.P14&quot;)" office:value-type="float" office:value="31.25" calcext:value-type="float">
            <text:p>31.25</text:p>
          </table:table-cell>
          <table:table-cell table:style-name="ce33" table:formula="of:=INDIRECT(&quot;'./unc0_arr1_pip0_unr01.ods'#$overview.P14&quot;)" office:value-type="float" office:value="54.8387096774194" calcext:value-type="float">
            <text:p>54.84</text:p>
          </table:table-cell>
          <table:table-cell table:style-name="ce33" table:formula="of:=INDIRECT(&quot;'./unc0_arr1_pip0_unr10.ods'#$overview.P14&quot;)" office:value-type="float" office:value="31.25" calcext:value-type="float">
            <text:p>31.25</text:p>
          </table:table-cell>
          <table:table-cell table:style-name="ce33" table:formula="of:=INDIRECT(&quot;'./unc0_arr1_pip0_unr11.ods'#$overview.P14&quot;)" office:value-type="float" office:value="64.1025641025641" calcext:value-type="float">
            <text:p>64.10</text:p>
          </table:table-cell>
          <table:table-cell table:style-name="ce33" table:formula="of:=INDIRECT(&quot;'./unc0_arr1_pip1_unr00.ods'#$overview.P14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0_arr1_pip1_unr10.ods'#$overview.P14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1_arr0_pip0_unr00.ods'#$overview.P14&quot;)" office:value-type="float" office:value="25" calcext:value-type="float">
            <text:p>25.00</text:p>
          </table:table-cell>
          <table:table-cell table:style-name="ce33" table:formula="of:=INDIRECT(&quot;'./unc1_arr0_pip0_unr01.ods'#$overview.P14&quot;)" office:value-type="float" office:value="25" calcext:value-type="float">
            <text:p>25.00</text:p>
          </table:table-cell>
          <table:table-cell table:style-name="ce33" table:formula="of:=INDIRECT(&quot;'./unc1_arr0_pip0_unr10.ods'#$overview.P14&quot;)" office:value-type="float" office:value="25" calcext:value-type="float">
            <text:p>25.00</text:p>
          </table:table-cell>
          <table:table-cell table:style-name="ce33" table:formula="of:=INDIRECT(&quot;'./unc1_arr0_pip0_unr11.ods'#$overview.P14&quot;)" office:value-type="float" office:value="25" calcext:value-type="float">
            <text:p>25.00</text:p>
          </table:table-cell>
          <table:table-cell table:style-name="ce33" table:formula="of:=INDIRECT(&quot;'./unc1_arr0_pip1_unr00.ods'#$overview.P14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1_arr0_pip1_unr10.ods'#$overview.P14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1_arr1_pip0_unr00.ods'#$overview.P14&quot;)" office:value-type="float" office:value="21.4285714285714" calcext:value-type="float">
            <text:p>21.43</text:p>
          </table:table-cell>
          <table:table-cell table:style-name="ce33" table:formula="of:=INDIRECT(&quot;'./unc1_arr1_pip0_unr01.ods'#$overview.P14&quot;)" office:value-type="float" office:value="48.1481481481482" calcext:value-type="float">
            <text:p>48.15</text:p>
          </table:table-cell>
          <table:table-cell table:style-name="ce33" table:formula="of:=INDIRECT(&quot;'./unc1_arr1_pip0_unr10.ods'#$overview.P14&quot;)" office:value-type="float" office:value="21.4285714285714" calcext:value-type="float">
            <text:p>21.43</text:p>
          </table:table-cell>
          <table:table-cell table:style-name="ce33" table:formula="of:=INDIRECT(&quot;'./unc1_arr1_pip0_unr11.ods'#$overview.P14&quot;)" office:value-type="float" office:value="57.5757575757576" calcext:value-type="float">
            <text:p>57.58</text:p>
          </table:table-cell>
          <table:table-cell table:style-name="ce33" table:formula="of:=INDIRECT(&quot;'./unc1_arr1_pip1_unr00.ods'#$overview.P14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1_pip1_unr10.ods'#$overview.P14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33" table:formula="of:=INDIRECT(&quot;'./unc0_arr0_pip0_unr00.ods'#$overview.P15&quot;)" office:value-type="float" office:value="2.63157894736842" calcext:value-type="float">
            <text:p>2.63</text:p>
          </table:table-cell>
          <table:table-cell table:style-name="ce33" table:formula="of:=INDIRECT(&quot;'./unc0_arr0_pip0_unr01.ods'#$overview.P15&quot;)" office:value-type="float" office:value="2.56410256410256" calcext:value-type="float">
            <text:p>2.56</text:p>
          </table:table-cell>
          <table:table-cell table:style-name="ce33" table:formula="of:=INDIRECT(&quot;'./unc0_arr0_pip0_unr10.ods'#$overview.P15&quot;)" office:value-type="float" office:value="2.63157894736842" calcext:value-type="float">
            <text:p>2.63</text:p>
          </table:table-cell>
          <table:table-cell table:style-name="ce33" table:formula="of:=INDIRECT(&quot;'./unc0_arr0_pip0_unr11.ods'#$overview.P15&quot;)" office:value-type="float" office:value="2.56410256410256" calcext:value-type="float">
            <text:p>2.56</text:p>
          </table:table-cell>
          <table:table-cell table:style-name="ce33" table:formula="of:=INDIRECT(&quot;'./unc0_arr0_pip1_unr00.ods'#$overview.P15&quot;)" office:value-type="float" office:value="2.63157894736842" calcext:value-type="float">
            <text:p>2.63</text:p>
          </table:table-cell>
          <table:table-cell table:style-name="ce36"/>
          <table:table-cell table:style-name="ce33" table:formula="of:=INDIRECT(&quot;'./unc0_arr0_pip1_unr10.ods'#$overview.P15&quot;)" office:value-type="float" office:value="2.63157894736842" calcext:value-type="float">
            <text:p>2.63</text:p>
          </table:table-cell>
          <table:table-cell table:style-name="ce36"/>
          <table:table-cell table:style-name="ce33" table:formula="of:=INDIRECT(&quot;'./unc0_arr1_pip0_unr00.ods'#$overview.P15&quot;)" office:value-type="float" office:value="2.63157894736842" calcext:value-type="float">
            <text:p>2.63</text:p>
          </table:table-cell>
          <table:table-cell table:style-name="ce33" table:formula="of:=INDIRECT(&quot;'./unc0_arr1_pip0_unr01.ods'#$overview.P15&quot;)" office:value-type="float" office:value="48" calcext:value-type="float">
            <text:p>48.00</text:p>
          </table:table-cell>
          <table:table-cell table:style-name="ce33" table:formula="of:=INDIRECT(&quot;'./unc0_arr1_pip0_unr10.ods'#$overview.P15&quot;)" office:value-type="float" office:value="2.63157894736842" calcext:value-type="float">
            <text:p>2.63</text:p>
          </table:table-cell>
          <table:table-cell table:style-name="ce33" table:formula="of:=INDIRECT(&quot;'./unc0_arr1_pip0_unr11.ods'#$overview.P15&quot;)" office:value-type="float" office:value="47.2972972972973" calcext:value-type="float">
            <text:p>47.30</text:p>
          </table:table-cell>
          <table:table-cell table:style-name="ce33" table:formula="of:=INDIRECT(&quot;'./unc0_arr1_pip1_unr00.ods'#$overview.P15&quot;)" office:value-type="float" office:value="2.63157894736842" calcext:value-type="float">
            <text:p>2.63</text:p>
          </table:table-cell>
          <table:table-cell table:style-name="ce36"/>
          <table:table-cell table:style-name="ce33" table:formula="of:=INDIRECT(&quot;'./unc0_arr1_pip1_unr10.ods'#$overview.P15&quot;)" office:value-type="float" office:value="2.63157894736842" calcext:value-type="float">
            <text:p>2.63</text:p>
          </table:table-cell>
          <table:table-cell table:style-name="ce36"/>
          <table:table-cell table:style-name="ce33" table:formula="of:=INDIRECT(&quot;'./unc1_arr0_pip0_unr00.ods'#$overview.P15&quot;)" office:value-type="float" office:value="8.33333333333333" calcext:value-type="float">
            <text:p>8.33</text:p>
          </table:table-cell>
          <table:table-cell table:style-name="ce33" table:formula="of:=INDIRECT(&quot;'./unc1_arr0_pip0_unr01.ods'#$overview.P15&quot;)" office:value-type="float" office:value="8.10810810810811" calcext:value-type="float">
            <text:p>8.11</text:p>
          </table:table-cell>
          <table:table-cell table:style-name="ce33" table:formula="of:=INDIRECT(&quot;'./unc1_arr0_pip0_unr10.ods'#$overview.P15&quot;)" office:value-type="float" office:value="8.33333333333333" calcext:value-type="float">
            <text:p>8.33</text:p>
          </table:table-cell>
          <table:table-cell table:style-name="ce33" table:formula="of:=INDIRECT(&quot;'./unc1_arr0_pip0_unr11.ods'#$overview.P15&quot;)" office:value-type="float" office:value="8.10810810810811" calcext:value-type="float">
            <text:p>8.11</text:p>
          </table:table-cell>
          <table:table-cell table:style-name="ce33" table:formula="of:=INDIRECT(&quot;'./unc1_arr0_pip1_unr00.ods'#$overview.P15&quot;)" office:value-type="float" office:value="2.77777777777778" calcext:value-type="float">
            <text:p>2.78</text:p>
          </table:table-cell>
          <table:table-cell table:style-name="ce36"/>
          <table:table-cell table:style-name="ce33" table:formula="of:=INDIRECT(&quot;'./unc1_arr0_pip1_unr10.ods'#$overview.P15&quot;)" office:value-type="float" office:value="2.77777777777778" calcext:value-type="float">
            <text:p>2.78</text:p>
          </table:table-cell>
          <table:table-cell table:style-name="ce36"/>
          <table:table-cell table:style-name="ce33" table:formula="of:=INDIRECT(&quot;'./unc1_arr1_pip0_unr00.ods'#$overview.P15&quot;)" office:value-type="float" office:value="8.33333333333333" calcext:value-type="float">
            <text:p>8.33</text:p>
          </table:table-cell>
          <table:table-cell table:style-name="ce33" table:formula="of:=INDIRECT(&quot;'./unc1_arr1_pip0_unr01.ods'#$overview.P15&quot;)" office:value-type="float" office:value="45.0704225352113" calcext:value-type="float">
            <text:p>45.07</text:p>
          </table:table-cell>
          <table:table-cell table:style-name="ce33" table:formula="of:=INDIRECT(&quot;'./unc1_arr1_pip0_unr10.ods'#$overview.P15&quot;)" office:value-type="float" office:value="8.33333333333333" calcext:value-type="float">
            <text:p>8.33</text:p>
          </table:table-cell>
          <table:table-cell table:style-name="ce33" table:formula="of:=INDIRECT(&quot;'./unc1_arr1_pip0_unr11.ods'#$overview.P15&quot;)" office:value-type="float" office:value="44.2857142857143" calcext:value-type="float">
            <text:p>44.29</text:p>
          </table:table-cell>
          <table:table-cell table:style-name="ce33" table:formula="of:=INDIRECT(&quot;'./unc1_arr1_pip1_unr00.ods'#$overview.P15&quot;)" office:value-type="float" office:value="2.77777777777778" calcext:value-type="float">
            <text:p>2.78</text:p>
          </table:table-cell>
          <table:table-cell table:style-name="ce36"/>
          <table:table-cell table:style-name="ce33" table:formula="of:=INDIRECT(&quot;'./unc1_arr1_pip1_unr10.ods'#$overview.P15&quot;)" office:value-type="float" office:value="2.777777777777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33" table:formula="of:=INDIRECT(&quot;'./unc0_arr0_pip0_unr00.ods'#$overview.P16&quot;)" office:value-type="float" office:value="1.61290322580645" calcext:value-type="float">
            <text:p>1.61</text:p>
          </table:table-cell>
          <table:table-cell table:style-name="ce33" table:formula="of:=INDIRECT(&quot;'./unc0_arr0_pip0_unr01.ods'#$overview.P16&quot;)" office:value-type="float" office:value="1.58730158730159" calcext:value-type="float">
            <text:p>1.59</text:p>
          </table:table-cell>
          <table:table-cell table:style-name="ce33" table:formula="of:=INDIRECT(&quot;'./unc0_arr0_pip0_unr10.ods'#$overview.P16&quot;)" office:value-type="float" office:value="1.61290322580645" calcext:value-type="float">
            <text:p>1.61</text:p>
          </table:table-cell>
          <table:table-cell table:style-name="ce33" table:formula="of:=INDIRECT(&quot;'./unc0_arr0_pip0_unr11.ods'#$overview.P16&quot;)" office:value-type="float" office:value="1.58730158730159" calcext:value-type="float">
            <text:p>1.59</text:p>
          </table:table-cell>
          <table:table-cell table:style-name="ce33" table:formula="of:=INDIRECT(&quot;'./unc0_arr0_pip1_unr00.ods'#$overview.P16&quot;)" office:value-type="float" office:value="3.17460317460317" calcext:value-type="float">
            <text:p>3.17</text:p>
          </table:table-cell>
          <table:table-cell table:style-name="ce36"/>
          <table:table-cell table:style-name="ce33" table:formula="of:=INDIRECT(&quot;'./unc0_arr0_pip1_unr10.ods'#$overview.P16&quot;)" office:value-type="float" office:value="3.17460317460317" calcext:value-type="float">
            <text:p>3.17</text:p>
          </table:table-cell>
          <table:table-cell table:style-name="ce36"/>
          <table:table-cell table:style-name="ce33" table:formula="of:=INDIRECT(&quot;'./unc0_arr1_pip0_unr00.ods'#$overview.P16&quot;)" office:value-type="float" office:value="1.61290322580645" calcext:value-type="float">
            <text:p>1.61</text:p>
          </table:table-cell>
          <table:table-cell table:style-name="ce33" table:formula="of:=INDIRECT(&quot;'./unc0_arr1_pip0_unr01.ods'#$overview.P16&quot;)" office:value-type="float" office:value="48.7804878048781" calcext:value-type="float">
            <text:p>48.78</text:p>
          </table:table-cell>
          <table:table-cell table:style-name="ce33" table:formula="of:=INDIRECT(&quot;'./unc0_arr1_pip0_unr10.ods'#$overview.P16&quot;)" office:value-type="float" office:value="1.61290322580645" calcext:value-type="float">
            <text:p>1.61</text:p>
          </table:table-cell>
          <table:table-cell table:style-name="ce33" table:formula="of:=INDIRECT(&quot;'./unc0_arr1_pip0_unr11.ods'#$overview.P16&quot;)" office:value-type="float" office:value="48.7804878048781" calcext:value-type="float">
            <text:p>48.78</text:p>
          </table:table-cell>
          <table:table-cell table:style-name="ce33" table:formula="of:=INDIRECT(&quot;'./unc0_arr1_pip1_unr00.ods'#$overview.P16&quot;)" office:value-type="float" office:value="3.17460317460317" calcext:value-type="float">
            <text:p>3.17</text:p>
          </table:table-cell>
          <table:table-cell table:style-name="ce36"/>
          <table:table-cell table:style-name="ce33" table:formula="of:=INDIRECT(&quot;'./unc0_arr1_pip1_unr10.ods'#$overview.P16&quot;)" office:value-type="float" office:value="3.17460317460317" calcext:value-type="float">
            <text:p>3.17</text:p>
          </table:table-cell>
          <table:table-cell table:style-name="ce36"/>
          <table:table-cell table:style-name="ce33" table:formula="of:=INDIRECT(&quot;'./unc1_arr0_pip0_unr00.ods'#$overview.P16&quot;)" office:value-type="float" office:value="5" calcext:value-type="float">
            <text:p>5.00</text:p>
          </table:table-cell>
          <table:table-cell table:style-name="ce33" table:formula="of:=INDIRECT(&quot;'./unc1_arr0_pip0_unr01.ods'#$overview.P16&quot;)" office:value-type="float" office:value="4.91803278688525" calcext:value-type="float">
            <text:p>4.92</text:p>
          </table:table-cell>
          <table:table-cell table:style-name="ce33" table:formula="of:=INDIRECT(&quot;'./unc1_arr0_pip0_unr10.ods'#$overview.P16&quot;)" office:value-type="float" office:value="5" calcext:value-type="float">
            <text:p>5.00</text:p>
          </table:table-cell>
          <table:table-cell table:style-name="ce33" table:formula="of:=INDIRECT(&quot;'./unc1_arr0_pip0_unr11.ods'#$overview.P16&quot;)" office:value-type="float" office:value="4.91803278688525" calcext:value-type="float">
            <text:p>4.92</text:p>
          </table:table-cell>
          <table:table-cell table:style-name="ce33" table:formula="of:=INDIRECT(&quot;'./unc1_arr0_pip1_unr00.ods'#$overview.P16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0_pip1_unr10.ods'#$overview.P16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1_pip0_unr00.ods'#$overview.P16&quot;)" office:value-type="float" office:value="5" calcext:value-type="float">
            <text:p>5.00</text:p>
          </table:table-cell>
          <table:table-cell table:style-name="ce33" table:formula="of:=INDIRECT(&quot;'./unc1_arr1_pip0_unr01.ods'#$overview.P16&quot;)" office:value-type="float" office:value="47.0588235294118" calcext:value-type="float">
            <text:p>47.06</text:p>
          </table:table-cell>
          <table:table-cell table:style-name="ce33" table:formula="of:=INDIRECT(&quot;'./unc1_arr1_pip0_unr10.ods'#$overview.P16&quot;)" office:value-type="float" office:value="5" calcext:value-type="float">
            <text:p>5.00</text:p>
          </table:table-cell>
          <table:table-cell table:style-name="ce33" table:formula="of:=INDIRECT(&quot;'./unc1_arr1_pip0_unr11.ods'#$overview.P16&quot;)" office:value-type="float" office:value="47.0588235294118" calcext:value-type="float">
            <text:p>47.06</text:p>
          </table:table-cell>
          <table:table-cell table:style-name="ce33" table:formula="of:=INDIRECT(&quot;'./unc1_arr1_pip1_unr00.ods'#$overview.P16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1_pip1_unr10.ods'#$overview.P16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33" table:formula="of:=INDIRECT(&quot;'./unc0_arr0_pip0_unr00.ods'#$overview.P17&quot;)" office:value-type="float" office:value="8.33333333333333" calcext:value-type="float">
            <text:p>8.33</text:p>
          </table:table-cell>
          <table:table-cell table:style-name="ce33" table:formula="of:=INDIRECT(&quot;'./unc0_arr0_pip0_unr01.ods'#$overview.P17&quot;)" office:value-type="float" office:value="0" calcext:value-type="float">
            <text:p>0.00</text:p>
          </table:table-cell>
          <table:table-cell table:style-name="ce33" table:formula="of:=INDIRECT(&quot;'./unc0_arr0_pip0_unr10.ods'#$overview.P17&quot;)" office:value-type="float" office:value="8.33333333333333" calcext:value-type="float">
            <text:p>8.33</text:p>
          </table:table-cell>
          <table:table-cell table:style-name="ce33" table:formula="of:=INDIRECT(&quot;'./unc0_arr0_pip0_unr11.ods'#$overview.P17&quot;)" office:value-type="float" office:value="0" calcext:value-type="float">
            <text:p>0.00</text:p>
          </table:table-cell>
          <table:table-cell table:style-name="ce33" table:formula="of:=INDIRECT(&quot;'./unc0_arr0_pip1_unr00.ods'#$overview.P17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0_pip1_unr10.ods'#$overview.P17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1_pip0_unr00.ods'#$overview.P17&quot;)" office:value-type="float" office:value="7.69230769230769" calcext:value-type="float">
            <text:p>7.69</text:p>
          </table:table-cell>
          <table:table-cell table:style-name="ce33" table:formula="of:=INDIRECT(&quot;'./unc0_arr1_pip0_unr01.ods'#$overview.P17&quot;)" office:value-type="float" office:value="0" calcext:value-type="float">
            <text:p>0.00</text:p>
          </table:table-cell>
          <table:table-cell table:style-name="ce33" table:formula="of:=INDIRECT(&quot;'./unc0_arr1_pip0_unr10.ods'#$overview.P17&quot;)" office:value-type="float" office:value="7.69230769230769" calcext:value-type="float">
            <text:p>7.69</text:p>
          </table:table-cell>
          <table:table-cell table:style-name="ce33" table:formula="of:=INDIRECT(&quot;'./unc0_arr1_pip0_unr11.ods'#$overview.P17&quot;)" office:value-type="float" office:value="32" calcext:value-type="float">
            <text:p>32.00</text:p>
          </table:table-cell>
          <table:table-cell table:style-name="ce33" table:formula="of:=INDIRECT(&quot;'./unc0_arr1_pip1_unr00.ods'#$overview.P17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1_pip1_unr10.ods'#$overview.P17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1_arr0_pip0_unr00.ods'#$overview.P17&quot;)" office:value-type="float" office:value="30" calcext:value-type="float">
            <text:p>30.00</text:p>
          </table:table-cell>
          <table:table-cell table:style-name="ce33" table:formula="of:=INDIRECT(&quot;'./unc1_arr0_pip0_unr01.ods'#$overview.P17&quot;)" office:value-type="float" office:value="21.4285714285714" calcext:value-type="float">
            <text:p>21.43</text:p>
          </table:table-cell>
          <table:table-cell table:style-name="ce33" table:formula="of:=INDIRECT(&quot;'./unc1_arr0_pip0_unr10.ods'#$overview.P17&quot;)" office:value-type="float" office:value="30" calcext:value-type="float">
            <text:p>30.00</text:p>
          </table:table-cell>
          <table:table-cell table:style-name="ce33" table:formula="of:=INDIRECT(&quot;'./unc1_arr0_pip0_unr11.ods'#$overview.P17&quot;)" office:value-type="float" office:value="21.4285714285714" calcext:value-type="float">
            <text:p>21.43</text:p>
          </table:table-cell>
          <table:table-cell table:style-name="ce33" table:formula="of:=INDIRECT(&quot;'./unc1_arr0_pip1_unr00.ods'#$overview.P17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0_pip1_unr10.ods'#$overview.P17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1_pip0_unr00.ods'#$overview.P17&quot;)" office:value-type="float" office:value="40" calcext:value-type="float">
            <text:p>40.00</text:p>
          </table:table-cell>
          <table:table-cell table:style-name="ce33" table:formula="of:=INDIRECT(&quot;'./unc1_arr1_pip0_unr01.ods'#$overview.P17&quot;)" office:value-type="float" office:value="21.4285714285714" calcext:value-type="float">
            <text:p>21.43</text:p>
          </table:table-cell>
          <table:table-cell table:style-name="ce33" table:formula="of:=INDIRECT(&quot;'./unc1_arr1_pip0_unr10.ods'#$overview.P17&quot;)" office:value-type="float" office:value="40" calcext:value-type="float">
            <text:p>40.00</text:p>
          </table:table-cell>
          <table:table-cell table:style-name="ce33" table:formula="of:=INDIRECT(&quot;'./unc1_arr1_pip0_unr11.ods'#$overview.P17&quot;)" office:value-type="float" office:value="10.5263157894737" calcext:value-type="float">
            <text:p>10.53</text:p>
          </table:table-cell>
          <table:table-cell table:style-name="ce33" table:formula="of:=INDIRECT(&quot;'./unc1_arr1_pip1_unr00.ods'#$overview.P17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1_pip1_unr10.ods'#$overview.P17&quot;)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33" table:formula="of:=INDIRECT(&quot;'./unc0_arr0_pip0_unr00.ods'#$overview.P18&quot;)" office:value-type="float" office:value="0" calcext:value-type="float">
            <text:p>0.00</text:p>
          </table:table-cell>
          <table:table-cell table:style-name="ce33" table:formula="of:=INDIRECT(&quot;'./unc0_arr0_pip0_unr01.ods'#$overview.P18&quot;)" office:value-type="float" office:value="0" calcext:value-type="float">
            <text:p>0.00</text:p>
          </table:table-cell>
          <table:table-cell table:style-name="ce33" table:formula="of:=INDIRECT(&quot;'./unc0_arr0_pip0_unr10.ods'#$overview.P18&quot;)" office:value-type="float" office:value="0" calcext:value-type="float">
            <text:p>0.00</text:p>
          </table:table-cell>
          <table:table-cell table:style-name="ce33" table:formula="of:=INDIRECT(&quot;'./unc0_arr0_pip0_unr11.ods'#$overview.P18&quot;)" office:value-type="float" office:value="0" calcext:value-type="float">
            <text:p>0.00</text:p>
          </table:table-cell>
          <table:table-cell table:style-name="ce33" table:formula="of:=INDIRECT(&quot;'./unc0_arr0_pip1_unr00.ods'#$overview.P18&quot;)" office:value-type="float" office:value="50" calcext:value-type="float">
            <text:p>50.00</text:p>
          </table:table-cell>
          <table:table-cell table:style-name="ce36"/>
          <table:table-cell table:style-name="ce33" table:formula="of:=INDIRECT(&quot;'./unc0_arr0_pip1_unr10.ods'#$overview.P18&quot;)" office:value-type="float" office:value="20" calcext:value-type="float">
            <text:p>20.00</text:p>
          </table:table-cell>
          <table:table-cell table:style-name="ce36"/>
          <table:table-cell table:style-name="ce33" table:formula="of:=INDIRECT(&quot;'./unc0_arr1_pip0_unr00.ods'#$overview.P18&quot;)" office:value-type="float" office:value="35.2941176470588" calcext:value-type="float">
            <text:p>35.29</text:p>
          </table:table-cell>
          <table:table-cell table:style-name="ce33" table:formula="of:=INDIRECT(&quot;'./unc0_arr1_pip0_unr01.ods'#$overview.P18&quot;)" office:value-type="float" office:value="56.25" calcext:value-type="float">
            <text:p>56.25</text:p>
          </table:table-cell>
          <table:table-cell table:style-name="ce33" table:formula="of:=INDIRECT(&quot;'./unc0_arr1_pip0_unr10.ods'#$overview.P18&quot;)" office:value-type="float" office:value="35.2941176470588" calcext:value-type="float">
            <text:p>35.29</text:p>
          </table:table-cell>
          <table:table-cell table:style-name="ce33" table:formula="of:=INDIRECT(&quot;'./unc0_arr1_pip0_unr11.ods'#$overview.P18&quot;)" office:value-type="float" office:value="36.3636363636364" calcext:value-type="float">
            <text:p>36.36</text:p>
          </table:table-cell>
          <table:table-cell table:style-name="ce33" table:formula="of:=INDIRECT(&quot;'./unc0_arr1_pip1_unr00.ods'#$overview.P18&quot;)" office:value-type="float" office:value="20" calcext:value-type="float">
            <text:p>20.00</text:p>
          </table:table-cell>
          <table:table-cell table:style-name="ce36"/>
          <table:table-cell table:style-name="ce33" table:formula="of:=INDIRECT(&quot;'./unc0_arr1_pip1_unr10.ods'#$overview.P18&quot;)" office:value-type="float" office:value="20" calcext:value-type="float">
            <text:p>20.00</text:p>
          </table:table-cell>
          <table:table-cell table:style-name="ce36"/>
          <table:table-cell table:style-name="ce33" table:formula="of:=INDIRECT(&quot;'./unc1_arr0_pip0_unr00.ods'#$overview.P18&quot;)" office:value-type="float" office:value="25" calcext:value-type="float">
            <text:p>25.00</text:p>
          </table:table-cell>
          <table:table-cell table:style-name="ce33" table:formula="of:=INDIRECT(&quot;'./unc1_arr0_pip0_unr01.ods'#$overview.P18&quot;)" office:value-type="float" office:value="16.6666666666667" calcext:value-type="float">
            <text:p>16.67</text:p>
          </table:table-cell>
          <table:table-cell table:style-name="ce33" table:formula="of:=INDIRECT(&quot;'./unc1_arr0_pip0_unr10.ods'#$overview.P18&quot;)" office:value-type="float" office:value="25" calcext:value-type="float">
            <text:p>25.00</text:p>
          </table:table-cell>
          <table:table-cell table:style-name="ce33" table:formula="of:=INDIRECT(&quot;'./unc1_arr0_pip0_unr11.ods'#$overview.P18&quot;)" office:value-type="float" office:value="16.6666666666667" calcext:value-type="float">
            <text:p>16.67</text:p>
          </table:table-cell>
          <table:table-cell table:style-name="ce33" table:formula="of:=INDIRECT(&quot;'./unc1_arr0_pip1_unr00.ods'#$overview.P18&quot;)" office:value-type="float" office:value="42.8571428571429" calcext:value-type="float">
            <text:p>42.86</text:p>
          </table:table-cell>
          <table:table-cell table:style-name="ce36"/>
          <table:table-cell table:style-name="ce33" table:formula="of:=INDIRECT(&quot;'./unc1_arr0_pip1_unr10.ods'#$overview.P18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1_arr1_pip0_unr00.ods'#$overview.P18&quot;)" office:value-type="float" office:value="26.6666666666667" calcext:value-type="float">
            <text:p>26.67</text:p>
          </table:table-cell>
          <table:table-cell table:style-name="ce33" table:formula="of:=INDIRECT(&quot;'./unc1_arr1_pip0_unr01.ods'#$overview.P18&quot;)" office:value-type="float" office:value="50" calcext:value-type="float">
            <text:p>50.00</text:p>
          </table:table-cell>
          <table:table-cell table:style-name="ce33" table:formula="of:=INDIRECT(&quot;'./unc1_arr1_pip0_unr10.ods'#$overview.P18&quot;)" office:value-type="float" office:value="26.6666666666667" calcext:value-type="float">
            <text:p>26.67</text:p>
          </table:table-cell>
          <table:table-cell table:style-name="ce33" table:formula="of:=INDIRECT(&quot;'./unc1_arr1_pip0_unr11.ods'#$overview.P18&quot;)" office:value-type="float" office:value="26.3157894736842" calcext:value-type="float">
            <text:p>26.32</text:p>
          </table:table-cell>
          <table:table-cell table:style-name="ce33" table:formula="of:=INDIRECT(&quot;'./unc1_arr1_pip1_unr00.ods'#$overview.P18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1_arr1_pip1_unr10.ods'#$overview.P18&quot;)" office:value-type="float" office:value="11.1111111111111" calcext:value-type="float">
            <text:p>1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33" table:formula="of:=INDIRECT(&quot;'./unc0_arr0_pip0_unr00.ods'#$overview.P19&quot;)" office:value-type="float" office:value="0" calcext:value-type="float">
            <text:p>0.00</text:p>
          </table:table-cell>
          <table:table-cell table:style-name="ce33" table:formula="of:=INDIRECT(&quot;'./unc0_arr0_pip0_unr01.ods'#$overview.P19&quot;)" office:value-type="float" office:value="0" calcext:value-type="float">
            <text:p>0.00</text:p>
          </table:table-cell>
          <table:table-cell table:style-name="ce33" table:formula="of:=INDIRECT(&quot;'./unc0_arr0_pip0_unr10.ods'#$overview.P19&quot;)" office:value-type="float" office:value="0" calcext:value-type="float">
            <text:p>0.00</text:p>
          </table:table-cell>
          <table:table-cell table:style-name="ce33" table:formula="of:=INDIRECT(&quot;'./unc0_arr0_pip0_unr11.ods'#$overview.P19&quot;)" office:value-type="float" office:value="0" calcext:value-type="float">
            <text:p>0.00</text:p>
          </table:table-cell>
          <table:table-cell table:style-name="ce33" table:formula="of:=INDIRECT(&quot;'./unc0_arr0_pip1_unr00.ods'#$overview.P19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0_arr0_pip1_unr10.ods'#$overview.P19&quot;)" office:value-type="float" office:value="11.1111111111111" calcext:value-type="float">
            <text:p>11.11</text:p>
          </table:table-cell>
          <table:table-cell table:style-name="ce36"/>
          <table:table-cell table:style-name="ce33" table:formula="of:=INDIRECT(&quot;'./unc0_arr1_pip0_unr00.ods'#$overview.P19&quot;)" office:value-type="float" office:value="22.2222222222222" calcext:value-type="float">
            <text:p>22.22</text:p>
          </table:table-cell>
          <table:table-cell table:style-name="ce33" table:formula="of:=INDIRECT(&quot;'./unc0_arr1_pip0_unr01.ods'#$overview.P19&quot;)" office:value-type="float" office:value="17.6470588235294" calcext:value-type="float">
            <text:p>17.65</text:p>
          </table:table-cell>
          <table:table-cell table:style-name="ce33" table:formula="of:=INDIRECT(&quot;'./unc0_arr1_pip0_unr10.ods'#$overview.P19&quot;)" office:value-type="float" office:value="22.2222222222222" calcext:value-type="float">
            <text:p>22.22</text:p>
          </table:table-cell>
          <table:table-cell table:style-name="ce33" table:formula="of:=INDIRECT(&quot;'./unc0_arr1_pip0_unr11.ods'#$overview.P19&quot;)" office:value-type="float" office:value="12.5" calcext:value-type="float">
            <text:p>12.50</text:p>
          </table:table-cell>
          <table:table-cell table:style-name="ce33" table:formula="of:=INDIRECT(&quot;'./unc0_arr1_pip1_unr00.ods'#$overview.P19&quot;)" office:value-type="float" office:value="14.2857142857143" calcext:value-type="float">
            <text:p>14.29</text:p>
          </table:table-cell>
          <table:table-cell table:style-name="ce36"/>
          <table:table-cell table:style-name="ce33" table:formula="of:=INDIRECT(&quot;'./unc0_arr1_pip1_unr10.ods'#$overview.P19&quot;)" office:value-type="float" office:value="14.2857142857143" calcext:value-type="float">
            <text:p>14.29</text:p>
          </table:table-cell>
          <table:table-cell table:style-name="ce36"/>
          <table:table-cell table:style-name="ce33" table:formula="of:=INDIRECT(&quot;'./unc1_arr0_pip0_unr00.ods'#$overview.P19&quot;)" office:value-type="float" office:value="25" calcext:value-type="float">
            <text:p>25.00</text:p>
          </table:table-cell>
          <table:table-cell table:style-name="ce33" table:formula="of:=INDIRECT(&quot;'./unc1_arr0_pip0_unr01.ods'#$overview.P19&quot;)" office:value-type="float" office:value="16.6666666666667" calcext:value-type="float">
            <text:p>16.67</text:p>
          </table:table-cell>
          <table:table-cell table:style-name="ce33" table:formula="of:=INDIRECT(&quot;'./unc1_arr0_pip0_unr10.ods'#$overview.P19&quot;)" office:value-type="float" office:value="25" calcext:value-type="float">
            <text:p>25.00</text:p>
          </table:table-cell>
          <table:table-cell table:style-name="ce33" table:formula="of:=INDIRECT(&quot;'./unc1_arr0_pip0_unr11.ods'#$overview.P19&quot;)" office:value-type="float" office:value="16.6666666666667" calcext:value-type="float">
            <text:p>16.67</text:p>
          </table:table-cell>
          <table:table-cell table:style-name="ce33" table:formula="of:=INDIRECT(&quot;'./unc1_arr0_pip1_unr00.ods'#$overview.P19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0_pip1_unr10.ods'#$overview.P19&quot;)" office:value-type="float" office:value="0" calcext:value-type="float">
            <text:p>0.00</text:p>
          </table:table-cell>
          <table:table-cell table:style-name="ce36"/>
          <table:table-cell table:style-name="ce33" table:formula="of:=INDIRECT(&quot;'./unc1_arr1_pip0_unr00.ods'#$overview.P19&quot;)" office:value-type="float" office:value="37.5" calcext:value-type="float">
            <text:p>37.50</text:p>
          </table:table-cell>
          <table:table-cell table:style-name="ce33" table:formula="of:=INDIRECT(&quot;'./unc1_arr1_pip0_unr01.ods'#$overview.P19&quot;)" office:value-type="float" office:value="6.66666666666667" calcext:value-type="float">
            <text:p>6.67</text:p>
          </table:table-cell>
          <table:table-cell table:style-name="ce33" table:formula="of:=INDIRECT(&quot;'./unc1_arr1_pip0_unr10.ods'#$overview.P19&quot;)" office:value-type="float" office:value="37.5" calcext:value-type="float">
            <text:p>37.50</text:p>
          </table:table-cell>
          <table:table-cell table:style-name="ce33" table:formula="of:=INDIRECT(&quot;'./unc1_arr1_pip0_unr11.ods'#$overview.P19&quot;)" office:value-type="float" office:value="0" calcext:value-type="float">
            <text:p>0.00</text:p>
          </table:table-cell>
          <table:table-cell table:style-name="ce33" table:formula="of:=INDIRECT(&quot;'./unc1_arr1_pip1_unr00.ods'#$overview.P19&quot;)" office:value-type="float" office:value="14.2857142857143" calcext:value-type="float">
            <text:p>14.29</text:p>
          </table:table-cell>
          <table:table-cell table:style-name="ce36"/>
          <table:table-cell table:style-name="ce33" table:formula="of:=INDIRECT(&quot;'./unc1_arr1_pip1_unr10.ods'#$overview.P19&quot;)" office:value-type="float" office:value="14.2857142857143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33" table:formula="of:=INDIRECT(&quot;'./unc0_arr0_pip0_unr00.ods'#$overview.P20&quot;)" office:value-type="float" office:value="0" calcext:value-type="float">
            <text:p>0.00</text:p>
          </table:table-cell>
          <table:table-cell table:style-name="ce33" table:formula="of:=INDIRECT(&quot;'./unc0_arr0_pip0_unr01.ods'#$overview.P20&quot;)" office:value-type="float" office:value="0" calcext:value-type="float">
            <text:p>0.00</text:p>
          </table:table-cell>
          <table:table-cell table:style-name="ce33" table:formula="of:=INDIRECT(&quot;'./unc0_arr0_pip0_unr10.ods'#$overview.P20&quot;)" office:value-type="float" office:value="0" calcext:value-type="float">
            <text:p>0.00</text:p>
          </table:table-cell>
          <table:table-cell table:style-name="ce33" table:formula="of:=INDIRECT(&quot;'./unc0_arr0_pip0_unr11.ods'#$overview.P20&quot;)" office:value-type="float" office:value="0" calcext:value-type="float">
            <text:p>0.00</text:p>
          </table:table-cell>
          <table:table-cell table:style-name="ce33" table:formula="of:=INDIRECT(&quot;'./unc0_arr0_pip1_unr00.ods'#$overview.P20&quot;)" office:value-type="float" office:value="7.69230769230769" calcext:value-type="float">
            <text:p>7.69</text:p>
          </table:table-cell>
          <table:table-cell table:style-name="ce36"/>
          <table:table-cell table:style-name="ce33" table:formula="of:=INDIRECT(&quot;'./unc0_arr0_pip1_unr10.ods'#$overview.P20&quot;)" office:value-type="float" office:value="7.69230769230769" calcext:value-type="float">
            <text:p>7.69</text:p>
          </table:table-cell>
          <table:table-cell table:style-name="ce36"/>
          <table:table-cell table:style-name="ce33" table:formula="of:=INDIRECT(&quot;'./unc0_arr1_pip0_unr00.ods'#$overview.P20&quot;)" office:value-type="float" office:value="7.14285714285714" calcext:value-type="float">
            <text:p>7.14</text:p>
          </table:table-cell>
          <table:table-cell table:style-name="ce33" table:formula="of:=INDIRECT(&quot;'./unc0_arr1_pip0_unr01.ods'#$overview.P20&quot;)" office:value-type="float" office:value="0" calcext:value-type="float">
            <text:p>0.00</text:p>
          </table:table-cell>
          <table:table-cell table:style-name="ce33" table:formula="of:=INDIRECT(&quot;'./unc0_arr1_pip0_unr10.ods'#$overview.P20&quot;)" office:value-type="float" office:value="7.14285714285714" calcext:value-type="float">
            <text:p>7.14</text:p>
          </table:table-cell>
          <table:table-cell table:style-name="ce33" table:formula="of:=INDIRECT(&quot;'./unc0_arr1_pip0_unr11.ods'#$overview.P20&quot;)" office:value-type="float" office:value="18.5185185185185" calcext:value-type="float">
            <text:p>18.52</text:p>
          </table:table-cell>
          <table:table-cell table:style-name="ce33" table:formula="of:=INDIRECT(&quot;'./unc0_arr1_pip1_unr00.ods'#$overview.P20&quot;)" office:value-type="float" office:value="7.69230769230769" calcext:value-type="float">
            <text:p>7.69</text:p>
          </table:table-cell>
          <table:table-cell table:style-name="ce36"/>
          <table:table-cell table:style-name="ce33" table:formula="of:=INDIRECT(&quot;'./unc0_arr1_pip1_unr10.ods'#$overview.P20&quot;)" office:value-type="float" office:value="7.69230769230769" calcext:value-type="float">
            <text:p>7.69</text:p>
          </table:table-cell>
          <table:table-cell table:style-name="ce36"/>
          <table:table-cell table:style-name="ce33" table:formula="of:=INDIRECT(&quot;'./unc1_arr0_pip0_unr00.ods'#$overview.P20&quot;)" office:value-type="float" office:value="16.6666666666667" calcext:value-type="float">
            <text:p>16.67</text:p>
          </table:table-cell>
          <table:table-cell table:style-name="ce33" table:formula="of:=INDIRECT(&quot;'./unc1_arr0_pip0_unr01.ods'#$overview.P20&quot;)" office:value-type="float" office:value="10" calcext:value-type="float">
            <text:p>10.00</text:p>
          </table:table-cell>
          <table:table-cell table:style-name="ce33" table:formula="of:=INDIRECT(&quot;'./unc1_arr0_pip0_unr10.ods'#$overview.P20&quot;)" office:value-type="float" office:value="16.6666666666667" calcext:value-type="float">
            <text:p>16.67</text:p>
          </table:table-cell>
          <table:table-cell table:style-name="ce33" table:formula="of:=INDIRECT(&quot;'./unc1_arr0_pip0_unr11.ods'#$overview.P20&quot;)" office:value-type="float" office:value="10" calcext:value-type="float">
            <text:p>10.00</text:p>
          </table:table-cell>
          <table:table-cell table:style-name="ce33" table:formula="of:=INDIRECT(&quot;'./unc1_arr0_pip1_unr00.ods'#$overview.P20&quot;)" office:value-type="float" office:value="9.09090909090909" calcext:value-type="float">
            <text:p>9.09</text:p>
          </table:table-cell>
          <table:table-cell table:style-name="ce36"/>
          <table:table-cell table:style-name="ce33" table:formula="of:=INDIRECT(&quot;'./unc1_arr0_pip1_unr10.ods'#$overview.P20&quot;)" office:value-type="float" office:value="9.09090909090909" calcext:value-type="float">
            <text:p>9.09</text:p>
          </table:table-cell>
          <table:table-cell table:style-name="ce36"/>
          <table:table-cell table:style-name="ce33" table:formula="of:=INDIRECT(&quot;'./unc1_arr1_pip0_unr00.ods'#$overview.P20&quot;)" office:value-type="float" office:value="25" calcext:value-type="float">
            <text:p>25.00</text:p>
          </table:table-cell>
          <table:table-cell table:style-name="ce33" table:formula="of:=INDIRECT(&quot;'./unc1_arr1_pip0_unr01.ods'#$overview.P20&quot;)" office:value-type="float" office:value="10" calcext:value-type="float">
            <text:p>10.00</text:p>
          </table:table-cell>
          <table:table-cell table:style-name="ce33" table:formula="of:=INDIRECT(&quot;'./unc1_arr1_pip0_unr10.ods'#$overview.P20&quot;)" office:value-type="float" office:value="25" calcext:value-type="float">
            <text:p>25.00</text:p>
          </table:table-cell>
          <table:table-cell table:style-name="ce33" table:formula="of:=INDIRECT(&quot;'./unc1_arr1_pip0_unr11.ods'#$overview.P20&quot;)" office:value-type="float" office:value="4.34782608695652" calcext:value-type="float">
            <text:p>4.35</text:p>
          </table:table-cell>
          <table:table-cell table:style-name="ce33" table:formula="of:=INDIRECT(&quot;'./unc1_arr1_pip1_unr00.ods'#$overview.P20&quot;)" office:value-type="float" office:value="9.09090909090909" calcext:value-type="float">
            <text:p>9.09</text:p>
          </table:table-cell>
          <table:table-cell table:style-name="ce36"/>
          <table:table-cell table:style-name="ce33" table:formula="of:=INDIRECT(&quot;'./unc1_arr1_pip1_unr10.ods'#$overview.P20&quot;)" office:value-type="float" office:value="9.09090909090909" calcext:value-type="float">
            <text:p>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33" table:formula="of:=INDIRECT(&quot;'./unc0_arr0_pip0_unr00.ods'#$overview.P21&quot;)" office:value-type="float" office:value="0" calcext:value-type="float">
            <text:p>0.00</text:p>
          </table:table-cell>
          <table:table-cell table:style-name="ce33" table:formula="of:=INDIRECT(&quot;'./unc0_arr0_pip0_unr01.ods'#$overview.P21&quot;)" office:value-type="float" office:value="0" calcext:value-type="float">
            <text:p>0.00</text:p>
          </table:table-cell>
          <table:table-cell table:style-name="ce33" table:formula="of:=INDIRECT(&quot;'./unc0_arr0_pip0_unr10.ods'#$overview.P21&quot;)" office:value-type="float" office:value="0" calcext:value-type="float">
            <text:p>0.00</text:p>
          </table:table-cell>
          <table:table-cell table:style-name="ce33" table:formula="of:=INDIRECT(&quot;'./unc0_arr0_pip0_unr11.ods'#$overview.P21&quot;)" office:value-type="float" office:value="0" calcext:value-type="float">
            <text:p>0.00</text:p>
          </table:table-cell>
          <table:table-cell table:style-name="ce33" table:formula="of:=INDIRECT(&quot;'./unc0_arr0_pip1_unr00.ods'#$overview.P21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0_pip1_unr10.ods'#$overview.P21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1_pip0_unr00.ods'#$overview.P21&quot;)" office:value-type="float" office:value="7.69230769230769" calcext:value-type="float">
            <text:p>7.69</text:p>
          </table:table-cell>
          <table:table-cell table:style-name="ce33" table:formula="of:=INDIRECT(&quot;'./unc0_arr1_pip0_unr01.ods'#$overview.P21&quot;)" office:value-type="float" office:value="0" calcext:value-type="float">
            <text:p>0.00</text:p>
          </table:table-cell>
          <table:table-cell table:style-name="ce33" table:formula="of:=INDIRECT(&quot;'./unc0_arr1_pip0_unr10.ods'#$overview.P21&quot;)" office:value-type="float" office:value="7.69230769230769" calcext:value-type="float">
            <text:p>7.69</text:p>
          </table:table-cell>
          <table:table-cell table:style-name="ce33" table:formula="of:=INDIRECT(&quot;'./unc0_arr1_pip0_unr11.ods'#$overview.P21&quot;)" office:value-type="float" office:value="32" calcext:value-type="float">
            <text:p>32.00</text:p>
          </table:table-cell>
          <table:table-cell table:style-name="ce33" table:formula="of:=INDIRECT(&quot;'./unc0_arr1_pip1_unr00.ods'#$overview.P21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0_arr1_pip1_unr10.ods'#$overview.P21&quot;)" office:value-type="float" office:value="15.3846153846154" calcext:value-type="float">
            <text:p>15.38</text:p>
          </table:table-cell>
          <table:table-cell table:style-name="ce36"/>
          <table:table-cell table:style-name="ce33" table:formula="of:=INDIRECT(&quot;'./unc1_arr0_pip0_unr00.ods'#$overview.P21&quot;)" office:value-type="float" office:value="30" calcext:value-type="float">
            <text:p>30.00</text:p>
          </table:table-cell>
          <table:table-cell table:style-name="ce33" table:formula="of:=INDIRECT(&quot;'./unc1_arr0_pip0_unr01.ods'#$overview.P21&quot;)" office:value-type="float" office:value="21.4285714285714" calcext:value-type="float">
            <text:p>21.43</text:p>
          </table:table-cell>
          <table:table-cell table:style-name="ce33" table:formula="of:=INDIRECT(&quot;'./unc1_arr0_pip0_unr10.ods'#$overview.P21&quot;)" office:value-type="float" office:value="30" calcext:value-type="float">
            <text:p>30.00</text:p>
          </table:table-cell>
          <table:table-cell table:style-name="ce33" table:formula="of:=INDIRECT(&quot;'./unc1_arr0_pip0_unr11.ods'#$overview.P21&quot;)" office:value-type="float" office:value="21.4285714285714" calcext:value-type="float">
            <text:p>21.43</text:p>
          </table:table-cell>
          <table:table-cell table:style-name="ce33" table:formula="of:=INDIRECT(&quot;'./unc1_arr0_pip1_unr00.ods'#$overview.P21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0_pip1_unr10.ods'#$overview.P21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1_pip0_unr00.ods'#$overview.P21&quot;)" office:value-type="float" office:value="40" calcext:value-type="float">
            <text:p>40.00</text:p>
          </table:table-cell>
          <table:table-cell table:style-name="ce33" table:formula="of:=INDIRECT(&quot;'./unc1_arr1_pip0_unr01.ods'#$overview.P21&quot;)" office:value-type="float" office:value="21.4285714285714" calcext:value-type="float">
            <text:p>21.43</text:p>
          </table:table-cell>
          <table:table-cell table:style-name="ce33" table:formula="of:=INDIRECT(&quot;'./unc1_arr1_pip0_unr10.ods'#$overview.P21&quot;)" office:value-type="float" office:value="40" calcext:value-type="float">
            <text:p>40.00</text:p>
          </table:table-cell>
          <table:table-cell table:style-name="ce33" table:formula="of:=INDIRECT(&quot;'./unc1_arr1_pip0_unr11.ods'#$overview.P21&quot;)" office:value-type="float" office:value="10.5263157894737" calcext:value-type="float">
            <text:p>10.53</text:p>
          </table:table-cell>
          <table:table-cell table:style-name="ce33" table:formula="of:=INDIRECT(&quot;'./unc1_arr1_pip1_unr00.ods'#$overview.P21&quot;)" office:value-type="float" office:value="10" calcext:value-type="float">
            <text:p>10.00</text:p>
          </table:table-cell>
          <table:table-cell table:style-name="ce36"/>
          <table:table-cell table:style-name="ce33" table:formula="of:=INDIRECT(&quot;'./unc1_arr1_pip1_unr10.ods'#$overview.P21&quot;)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18:.B26])" office:value-type="float" office:value="1.39753505627869" calcext:value-type="float">
            <text:p>1.40</text:p>
          </table:table-cell>
          <table:table-cell table:style-name="ce24" table:formula="of:=AVERAGE([.C18:.C26])" office:value-type="float" office:value="1.25491792158459" calcext:value-type="float">
            <text:p>1.25</text:p>
          </table:table-cell>
          <table:table-cell table:style-name="ce24" table:formula="of:=AVERAGE([.D18:.D26])" office:value-type="float" office:value="1.39753505627869" calcext:value-type="float">
            <text:p>1.40</text:p>
          </table:table-cell>
          <table:table-cell table:style-name="ce24" table:formula="of:=AVERAGE([.E18:.E26])" office:value-type="float" office:value="1.25491792158459" calcext:value-type="float">
            <text:p>1.25</text:p>
          </table:table-cell>
          <table:table-cell table:style-name="ce24" table:formula="of:=AVERAGE([.F18:.F26])" office:value-type="float" office:value="18.0723954408165" calcext:value-type="float">
            <text:p>18.07</text:p>
          </table:table-cell>
          <table:table-cell table:style-name="ce24"/>
          <table:table-cell table:style-name="ce24" table:formula="of:=AVERAGE([.H18:.H26])" office:value-type="float" office:value="13.874864576619" calcext:value-type="float">
            <text:p>13.87</text:p>
          </table:table-cell>
          <table:table-cell table:style-name="ce24"/>
          <table:table-cell table:style-name="ce24" table:formula="of:=AVERAGE([.J18:.J26])" office:value-type="float" office:value="12.8375882855476" calcext:value-type="float">
            <text:p>12.84</text:p>
          </table:table-cell>
          <table:table-cell table:style-name="ce24" table:formula="of:=AVERAGE([.K18:.K26])" office:value-type="float" office:value="25.0573618117585" calcext:value-type="float">
            <text:p>25.06</text:p>
          </table:table-cell>
          <table:table-cell table:style-name="ce24" table:formula="of:=AVERAGE([.L18:.L26])" office:value-type="float" office:value="12.8375882855476" calcext:value-type="float">
            <text:p>12.84</text:p>
          </table:table-cell>
          <table:table-cell table:style-name="ce24" table:formula="of:=AVERAGE([.M18:.M26])" office:value-type="float" office:value="33.1894845810835" calcext:value-type="float">
            <text:p>33.19</text:p>
          </table:table-cell>
          <table:table-cell table:style-name="ce24" table:formula="of:=AVERAGE([.N18:.N26])" office:value-type="float" office:value="12.4318631336175" calcext:value-type="float">
            <text:p>12.43</text:p>
          </table:table-cell>
          <table:table-cell table:style-name="ce24"/>
          <table:table-cell table:style-name="ce24" table:formula="of:=AVERAGE([.P18:.P26])" office:value-type="float" office:value="12.4318631336175" calcext:value-type="float">
            <text:p>12.43</text:p>
          </table:table-cell>
          <table:table-cell table:style-name="ce24"/>
          <table:table-cell table:style-name="ce24" table:formula="of:=AVERAGE([.R18:.R26])" office:value-type="float" office:value="19.7222222222222" calcext:value-type="float">
            <text:p>19.72</text:p>
          </table:table-cell>
          <table:table-cell table:style-name="ce24" table:formula="of:=AVERAGE([.S18:.S26])" office:value-type="float" office:value="14.7277722687559" calcext:value-type="float">
            <text:p>14.73</text:p>
          </table:table-cell>
          <table:table-cell table:style-name="ce24" table:formula="of:=AVERAGE([.T18:.T26])" office:value-type="float" office:value="19.7222222222222" calcext:value-type="float">
            <text:p>19.72</text:p>
          </table:table-cell>
          <table:table-cell table:style-name="ce24" table:formula="of:=AVERAGE([.U18:.U26])" office:value-type="float" office:value="14.7277722687559" calcext:value-type="float">
            <text:p>14.73</text:p>
          </table:table-cell>
          <table:table-cell table:style-name="ce24" table:formula="of:=AVERAGE([.V18:.V26])" office:value-type="float" office:value="10.9263267596601" calcext:value-type="float">
            <text:p>10.93</text:p>
          </table:table-cell>
          <table:table-cell table:style-name="ce24"/>
          <table:table-cell table:style-name="ce24" table:formula="of:=AVERAGE([.X18:.X26])" office:value-type="float" office:value="7.3989898989899" calcext:value-type="float">
            <text:p>7.40</text:p>
          </table:table-cell>
          <table:table-cell table:style-name="ce24"/>
          <table:table-cell table:style-name="ce24" table:formula="of:=AVERAGE([.Z18:.Z26])" office:value-type="float" office:value="24.047619047619" calcext:value-type="float">
            <text:p>24.05</text:p>
          </table:table-cell>
          <table:table-cell table:style-name="ce24" table:formula="of:=AVERAGE([.AA18:.AA26])" office:value-type="float" office:value="28.6816152299904" calcext:value-type="float">
            <text:p>28.68</text:p>
          </table:table-cell>
          <table:table-cell table:style-name="ce24" table:formula="of:=AVERAGE([.AB18:.AB26])" office:value-type="float" office:value="24.047619047619" calcext:value-type="float">
            <text:p>24.05</text:p>
          </table:table-cell>
          <table:table-cell table:style-name="ce24" table:formula="of:=AVERAGE([.AC18:.AC26])" office:value-type="float" office:value="23.2188750959783" calcext:value-type="float">
            <text:p>23.22</text:p>
          </table:table-cell>
          <table:table-cell table:style-name="ce24" table:formula="of:=AVERAGE([.AD18:.AD26])" office:value-type="float" office:value="7.75172358505692" calcext:value-type="float">
            <text:p>7.75</text:p>
          </table:table-cell>
          <table:table-cell table:style-name="ce24"/>
          <table:table-cell table:style-name="ce24" table:formula="of:=AVERAGE([.AF18:.AF26])" office:value-type="float" office:value="7.75172358505692" calcext:value-type="float">
            <text:p>7.75</text:p>
          </table:table-cell>
          <table:table-cell table:style-name="ce24"/>
          <table:table-cell table:style-name="ce24" table:formula="of:=AVERAGE([.B27:.AG27])" office:value-type="float" office:value="14.5317665181775" calcext:value-type="float">
            <text:p>14.53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18:.B26])" office:value-type="float" office:value="7.67414636434288" calcext:value-type="float">
            <text:p>7.67</text:p>
          </table:table-cell>
          <table:table-cell table:style-name="ce24" table:formula="of:=VAR([.C18:.C26])" office:value-type="float" office:value="5.74264819279064" calcext:value-type="float">
            <text:p>5.74</text:p>
          </table:table-cell>
          <table:table-cell table:style-name="ce24" table:formula="of:=VAR([.D18:.D26])" office:value-type="float" office:value="7.67414636434288" calcext:value-type="float">
            <text:p>7.67</text:p>
          </table:table-cell>
          <table:table-cell table:style-name="ce24" table:formula="of:=VAR([.E18:.E26])" office:value-type="float" office:value="5.74264819279064" calcext:value-type="float">
            <text:p>5.74</text:p>
          </table:table-cell>
          <table:table-cell table:style-name="ce24" table:formula="of:=VAR([.F18:.F26])" office:value-type="float" office:value="234.662855257934" calcext:value-type="float">
            <text:p>234.66</text:p>
          </table:table-cell>
          <table:table-cell table:style-name="ce24"/>
          <table:table-cell table:style-name="ce24" table:formula="of:=VAR([.H18:.H26])" office:value-type="float" office:value="72.2533115131078" calcext:value-type="float">
            <text:p>72.25</text:p>
          </table:table-cell>
          <table:table-cell table:style-name="ce24"/>
          <table:table-cell table:style-name="ce24" table:formula="of:=VAR([.J18:.J26])" office:value-type="float" office:value="176.465201509598" calcext:value-type="float">
            <text:p>176.47</text:p>
          </table:table-cell>
          <table:table-cell table:style-name="ce24" table:formula="of:=VAR([.K18:.K26])" office:value-type="float" office:value="689.432353249859" calcext:value-type="float">
            <text:p>689.43</text:p>
          </table:table-cell>
          <table:table-cell table:style-name="ce24" table:formula="of:=VAR([.L18:.L26])" office:value-type="float" office:value="176.465201509598" calcext:value-type="float">
            <text:p>176.47</text:p>
          </table:table-cell>
          <table:table-cell table:style-name="ce24" table:formula="of:=VAR([.M18:.M26])" office:value-type="float" office:value="341.544006460383" calcext:value-type="float">
            <text:p>341.54</text:p>
          </table:table-cell>
          <table:table-cell table:style-name="ce24" table:formula="of:=VAR([.N18:.N26])" office:value-type="float" office:value="47.4940357855022" calcext:value-type="float">
            <text:p>47.49</text:p>
          </table:table-cell>
          <table:table-cell table:style-name="ce24"/>
          <table:table-cell table:style-name="ce24" table:formula="of:=VAR([.P18:.P26])" office:value-type="float" office:value="47.4940357855022" calcext:value-type="float">
            <text:p>47.49</text:p>
          </table:table-cell>
          <table:table-cell table:style-name="ce24"/>
          <table:table-cell table:style-name="ce24" table:formula="of:=VAR([.R18:.R26])" office:value-type="float" office:value="87.8472222222222" calcext:value-type="float">
            <text:p>87.85</text:p>
          </table:table-cell>
          <table:table-cell table:style-name="ce24" table:formula="of:=VAR([.S18:.S26])" office:value-type="float" office:value="50.7662908151764" calcext:value-type="float">
            <text:p>50.77</text:p>
          </table:table-cell>
          <table:table-cell table:style-name="ce24" table:formula="of:=VAR([.T18:.T26])" office:value-type="float" office:value="87.8472222222222" calcext:value-type="float">
            <text:p>87.85</text:p>
          </table:table-cell>
          <table:table-cell table:style-name="ce24" table:formula="of:=VAR([.U18:.U26])" office:value-type="float" office:value="50.7662908151764" calcext:value-type="float">
            <text:p>50.77</text:p>
          </table:table-cell>
          <table:table-cell table:style-name="ce24" table:formula="of:=VAR([.V18:.V26])" office:value-type="float" office:value="166.54257666914" calcext:value-type="float">
            <text:p>166.54</text:p>
          </table:table-cell>
          <table:table-cell table:style-name="ce24"/>
          <table:table-cell table:style-name="ce24" table:formula="of:=VAR([.X18:.X26])" office:value-type="float" office:value="25.1023492500765" calcext:value-type="float">
            <text:p>25.10</text:p>
          </table:table-cell>
          <table:table-cell table:style-name="ce24"/>
          <table:table-cell table:style-name="ce24" table:formula="of:=VAR([.Z18:.Z26])" office:value-type="float" office:value="180.955924036281" calcext:value-type="float">
            <text:p>180.96</text:p>
          </table:table-cell>
          <table:table-cell table:style-name="ce24" table:formula="of:=VAR([.AA18:.AA26])" office:value-type="float" office:value="349.082599448438" calcext:value-type="float">
            <text:p>349.08</text:p>
          </table:table-cell>
          <table:table-cell table:style-name="ce24" table:formula="of:=VAR([.AB18:.AB26])" office:value-type="float" office:value="180.955924036281" calcext:value-type="float">
            <text:p>180.96</text:p>
          </table:table-cell>
          <table:table-cell table:style-name="ce24" table:formula="of:=VAR([.AC18:.AC26])" office:value-type="float" office:value="455.144404454554" calcext:value-type="float">
            <text:p>455.14</text:p>
          </table:table-cell>
          <table:table-cell table:style-name="ce24" table:formula="of:=VAR([.AD18:.AD26])" office:value-type="float" office:value="29.1682666757823" calcext:value-type="float">
            <text:p>29.17</text:p>
          </table:table-cell>
          <table:table-cell table:style-name="ce24"/>
          <table:table-cell table:style-name="ce24" table:formula="of:=VAR([.AF18:.AF26])" office:value-type="float" office:value="29.1682666757823" calcext:value-type="float">
            <text:p>29.17</text:p>
          </table:table-cell>
          <table:table-cell table:style-name="ce24"/>
          <table:table-cell table:style-name="ce24" table:formula="of:=AVERAGE([.B28:.AG28])" office:value-type="float" office:value="146.082996979454" calcext:value-type="float">
            <text:p>146.08</text:p>
          </table:table-cell>
        </table:table-row>
        <table:table-row table:style-name="ro1">
          <table:table-cell table:style-name="ce25"/>
          <table:table-cell table:style-name="ce8" office:value-type="string" calcext:value-type="string" table:number-columns-spanned="33" table:number-rows-spanned="1">
            <text:p>initiation interval</text:p>
          </table:table-cell>
          <table:covered-table-cell table:number-columns-repeated="4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34" table:formula="of:=INDIRECT(&quot;'./unc0_arr0_pip0_unr00.ods'#$overview.P37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37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37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37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37&quot;)" office:value-type="float" office:value="33.3333333333333" calcext:value-type="float">
            <text:p>33.33</text:p>
          </table:table-cell>
          <table:table-cell table:style-name="ce37"/>
          <table:table-cell table:style-name="ce34" table:formula="of:=INDIRECT(&quot;'./unc0_arr0_pip1_unr10.ods'#$overview.P37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37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37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37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37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37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37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37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37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37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37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37&quot;)" office:value-type="float" office:value="33.3333333333333" calcext:value-type="float">
            <text:p>33.33</text:p>
          </table:table-cell>
          <table:table-cell table:style-name="ce37"/>
          <table:table-cell table:style-name="ce34" table:formula="of:=INDIRECT(&quot;'./unc1_arr0_pip1_unr10.ods'#$overview.P37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37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37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37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37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37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37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34" table:formula="of:=INDIRECT(&quot;'./unc0_arr0_pip0_unr00.ods'#$overview.P38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38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38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38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38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38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38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38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38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38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38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38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38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38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38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38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38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38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34" table:formula="of:=INDIRECT(&quot;'./unc0_arr0_pip0_unr00.ods'#$overview.P39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39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39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39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39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39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39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39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39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39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39&quot;)" office:value-type="float" office:value="60" calcext:value-type="float">
            <text:p>60.00</text:p>
          </table:table-cell>
          <table:table-cell table:style-name="ce37"/>
          <table:table-cell table:style-name="ce34" table:formula="of:=INDIRECT(&quot;'./unc0_arr1_pip1_unr10.ods'#$overview.P39&quot;)" office:value-type="float" office:value="60" calcext:value-type="float">
            <text:p>60.00</text:p>
          </table:table-cell>
          <table:table-cell table:style-name="ce37"/>
          <table:table-cell table:style-name="ce34" table:formula="of:=INDIRECT(&quot;'./unc1_arr0_pip0_unr00.ods'#$overview.P39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39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39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39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39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39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39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39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39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39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39&quot;)" office:value-type="float" office:value="60" calcext:value-type="float">
            <text:p>60.00</text:p>
          </table:table-cell>
          <table:table-cell table:style-name="ce37"/>
          <table:table-cell table:style-name="ce34" table:formula="of:=INDIRECT(&quot;'./unc1_arr1_pip1_unr10.ods'#$overview.P39&quot;)" office:value-type="float" office:value="60" calcext:value-type="float">
            <text:p>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34" table:formula="of:=INDIRECT(&quot;'./unc0_arr0_pip0_unr00.ods'#$overview.P40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0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0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0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0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40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40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0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0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0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0&quot;)" office:value-type="float" office:value="50" calcext:value-type="float">
            <text:p>50.00</text:p>
          </table:table-cell>
          <table:table-cell table:style-name="ce37"/>
          <table:table-cell table:style-name="ce34" table:formula="of:=INDIRECT(&quot;'./unc0_arr1_pip1_unr10.ods'#$overview.P40&quot;)" office:value-type="float" office:value="50" calcext:value-type="float">
            <text:p>50.00</text:p>
          </table:table-cell>
          <table:table-cell table:style-name="ce37"/>
          <table:table-cell table:style-name="ce34" table:formula="of:=INDIRECT(&quot;'./unc1_arr0_pip0_unr00.ods'#$overview.P40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0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0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0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0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40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40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0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0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0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0&quot;)" office:value-type="float" office:value="50" calcext:value-type="float">
            <text:p>50.00</text:p>
          </table:table-cell>
          <table:table-cell table:style-name="ce37"/>
          <table:table-cell table:style-name="ce34" table:formula="of:=INDIRECT(&quot;'./unc1_arr1_pip1_unr10.ods'#$overview.P40&quot;)" office:value-type="float" office:value="50" calcext:value-type="float">
            <text:p>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34" table:formula="of:=INDIRECT(&quot;'./unc0_arr0_pip0_unr00.ods'#$overview.P41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1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1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1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41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1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1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1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41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1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1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1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41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1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1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1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1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41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34" table:formula="of:=INDIRECT(&quot;'./unc0_arr0_pip0_unr00.ods'#$overview.P42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2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2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2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42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2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2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2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42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2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2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2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42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2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2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2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2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42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34" table:formula="of:=INDIRECT(&quot;'./unc0_arr0_pip0_unr00.ods'#$overview.P43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3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3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3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3&quot;)" office:value-type="float" office:value="20" calcext:value-type="float">
            <text:p>20.00</text:p>
          </table:table-cell>
          <table:table-cell table:style-name="ce37"/>
          <table:table-cell table:style-name="ce34" table:formula="of:=INDIRECT(&quot;'./unc0_arr0_pip1_unr10.ods'#$overview.P43&quot;)" office:value-type="float" office:value="20" calcext:value-type="float">
            <text:p>20.00</text:p>
          </table:table-cell>
          <table:table-cell table:style-name="ce37"/>
          <table:table-cell table:style-name="ce34" table:formula="of:=INDIRECT(&quot;'./unc0_arr1_pip0_unr00.ods'#$overview.P43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3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3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3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3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43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43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3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3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3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3&quot;)" office:value-type="float" office:value="20" calcext:value-type="float">
            <text:p>20.00</text:p>
          </table:table-cell>
          <table:table-cell table:style-name="ce37"/>
          <table:table-cell table:style-name="ce34" table:formula="of:=INDIRECT(&quot;'./unc1_arr0_pip1_unr10.ods'#$overview.P43&quot;)" office:value-type="float" office:value="20" calcext:value-type="float">
            <text:p>20.00</text:p>
          </table:table-cell>
          <table:table-cell table:style-name="ce37"/>
          <table:table-cell table:style-name="ce34" table:formula="of:=INDIRECT(&quot;'./unc1_arr1_pip0_unr00.ods'#$overview.P43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3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3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3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3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43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34" table:formula="of:=INDIRECT(&quot;'./unc0_arr0_pip0_unr00.ods'#$overview.P44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4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4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4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0_arr0_pip1_unr1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0_arr1_pip0_unr00.ods'#$overview.P44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4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4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4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0_arr1_pip1_unr1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1_arr0_pip0_unr00.ods'#$overview.P44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4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4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4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1_arr0_pip1_unr1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1_arr1_pip0_unr00.ods'#$overview.P44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4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4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4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4&quot;)" office:value-type="float" office:value="16.6666666666667" calcext:value-type="float">
            <text:p>16.67</text:p>
          </table:table-cell>
          <table:table-cell table:style-name="ce37"/>
          <table:table-cell table:style-name="ce34" table:formula="of:=INDIRECT(&quot;'./unc1_arr1_pip1_unr10.ods'#$overview.P44&quot;)" office:value-type="float" office:value="16.6666666666667" calcext:value-type="float">
            <text:p>1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34" table:formula="of:=INDIRECT(&quot;'./unc0_arr0_pip0_unr00.ods'#$overview.P45&quot;)" office:value-type="string" office:string-value="" calcext:value-type="error">
            <text:p>#VALUE!</text:p>
          </table:table-cell>
          <table:table-cell table:style-name="ce34" table:formula="of:=INDIRECT(&quot;'./unc0_arr0_pip0_unr01.ods'#$overview.P45&quot;)" office:value-type="string" office:string-value="" calcext:value-type="error">
            <text:p>#VALUE!</text:p>
          </table:table-cell>
          <table:table-cell table:style-name="ce34" table:formula="of:=INDIRECT(&quot;'./unc0_arr0_pip0_unr10.ods'#$overview.P45&quot;)" office:value-type="string" office:string-value="" calcext:value-type="error">
            <text:p>#VALUE!</text:p>
          </table:table-cell>
          <table:table-cell table:style-name="ce34" table:formula="of:=INDIRECT(&quot;'./unc0_arr0_pip0_unr11.ods'#$overview.P45&quot;)" office:value-type="string" office:string-value="" calcext:value-type="error">
            <text:p>#VALUE!</text:p>
          </table:table-cell>
          <table:table-cell table:style-name="ce34" table:formula="of:=INDIRECT(&quot;'./unc0_arr0_pip1_unr0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0_pip1_unr1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0_unr00.ods'#$overview.P45&quot;)" office:value-type="string" office:string-value="" calcext:value-type="error">
            <text:p>#VALUE!</text:p>
          </table:table-cell>
          <table:table-cell table:style-name="ce34" table:formula="of:=INDIRECT(&quot;'./unc0_arr1_pip0_unr01.ods'#$overview.P45&quot;)" office:value-type="string" office:string-value="" calcext:value-type="error">
            <text:p>#VALUE!</text:p>
          </table:table-cell>
          <table:table-cell table:style-name="ce34" table:formula="of:=INDIRECT(&quot;'./unc0_arr1_pip0_unr10.ods'#$overview.P45&quot;)" office:value-type="string" office:string-value="" calcext:value-type="error">
            <text:p>#VALUE!</text:p>
          </table:table-cell>
          <table:table-cell table:style-name="ce34" table:formula="of:=INDIRECT(&quot;'./unc0_arr1_pip0_unr11.ods'#$overview.P45&quot;)" office:value-type="string" office:string-value="" calcext:value-type="error">
            <text:p>#VALUE!</text:p>
          </table:table-cell>
          <table:table-cell table:style-name="ce34" table:formula="of:=INDIRECT(&quot;'./unc0_arr1_pip1_unr0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0_arr1_pip1_unr1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0_unr00.ods'#$overview.P45&quot;)" office:value-type="string" office:string-value="" calcext:value-type="error">
            <text:p>#VALUE!</text:p>
          </table:table-cell>
          <table:table-cell table:style-name="ce34" table:formula="of:=INDIRECT(&quot;'./unc1_arr0_pip0_unr01.ods'#$overview.P45&quot;)" office:value-type="string" office:string-value="" calcext:value-type="error">
            <text:p>#VALUE!</text:p>
          </table:table-cell>
          <table:table-cell table:style-name="ce34" table:formula="of:=INDIRECT(&quot;'./unc1_arr0_pip0_unr10.ods'#$overview.P45&quot;)" office:value-type="string" office:string-value="" calcext:value-type="error">
            <text:p>#VALUE!</text:p>
          </table:table-cell>
          <table:table-cell table:style-name="ce34" table:formula="of:=INDIRECT(&quot;'./unc1_arr0_pip0_unr11.ods'#$overview.P45&quot;)" office:value-type="string" office:string-value="" calcext:value-type="error">
            <text:p>#VALUE!</text:p>
          </table:table-cell>
          <table:table-cell table:style-name="ce34" table:formula="of:=INDIRECT(&quot;'./unc1_arr0_pip1_unr0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0_pip1_unr1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0_unr00.ods'#$overview.P45&quot;)" office:value-type="string" office:string-value="" calcext:value-type="error">
            <text:p>#VALUE!</text:p>
          </table:table-cell>
          <table:table-cell table:style-name="ce34" table:formula="of:=INDIRECT(&quot;'./unc1_arr1_pip0_unr01.ods'#$overview.P45&quot;)" office:value-type="string" office:string-value="" calcext:value-type="error">
            <text:p>#VALUE!</text:p>
          </table:table-cell>
          <table:table-cell table:style-name="ce34" table:formula="of:=INDIRECT(&quot;'./unc1_arr1_pip0_unr10.ods'#$overview.P45&quot;)" office:value-type="string" office:string-value="" calcext:value-type="error">
            <text:p>#VALUE!</text:p>
          </table:table-cell>
          <table:table-cell table:style-name="ce34" table:formula="of:=INDIRECT(&quot;'./unc1_arr1_pip0_unr11.ods'#$overview.P45&quot;)" office:value-type="string" office:string-value="" calcext:value-type="error">
            <text:p>#VALUE!</text:p>
          </table:table-cell>
          <table:table-cell table:style-name="ce34" table:formula="of:=INDIRECT(&quot;'./unc1_arr1_pip1_unr00.ods'#$overview.P45&quot;)" office:value-type="float" office:value="0" calcext:value-type="float">
            <text:p>0.00</text:p>
          </table:table-cell>
          <table:table-cell table:style-name="ce37"/>
          <table:table-cell table:style-name="ce34" table:formula="of:=INDIRECT(&quot;'./unc1_arr1_pip1_unr10.ods'#$overview.P45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30:.B38])" office:value-type="string" office:string-value="" calcext:value-type="error">
            <text:p>#VALUE!</text:p>
          </table:table-cell>
          <table:table-cell table:style-name="ce24" table:formula="of:=AVERAGE([.C30:.C38])" office:value-type="string" office:string-value="" calcext:value-type="error">
            <text:p>#VALUE!</text:p>
          </table:table-cell>
          <table:table-cell table:style-name="ce24" table:formula="of:=AVERAGE([.D30:.D38])" office:value-type="string" office:string-value="" calcext:value-type="error">
            <text:p>#VALUE!</text:p>
          </table:table-cell>
          <table:table-cell table:style-name="ce24" table:formula="of:=AVERAGE([.E30:.E38])" office:value-type="string" office:string-value="" calcext:value-type="error">
            <text:p>#VALUE!</text:p>
          </table:table-cell>
          <table:table-cell table:style-name="ce24" table:formula="of:=AVERAGE([.F30:.F38])" office:value-type="float" office:value="7.77777777777778" calcext:value-type="float">
            <text:p>7.78</text:p>
          </table:table-cell>
          <table:table-cell table:style-name="ce24"/>
          <table:table-cell table:style-name="ce24" table:formula="of:=AVERAGE([.H30:.H38])" office:value-type="float" office:value="4.07407407407407" calcext:value-type="float">
            <text:p>4.07</text:p>
          </table:table-cell>
          <table:table-cell table:style-name="ce24"/>
          <table:table-cell table:style-name="ce24" table:formula="of:=AVERAGE([.J30:.J38])" office:value-type="string" office:string-value="" calcext:value-type="error">
            <text:p>#VALUE!</text:p>
          </table:table-cell>
          <table:table-cell table:style-name="ce24" table:formula="of:=AVERAGE([.K30:.K38])" office:value-type="string" office:string-value="" calcext:value-type="error">
            <text:p>#VALUE!</text:p>
          </table:table-cell>
          <table:table-cell table:style-name="ce24" table:formula="of:=AVERAGE([.L30:.L38])" office:value-type="string" office:string-value="" calcext:value-type="error">
            <text:p>#VALUE!</text:p>
          </table:table-cell>
          <table:table-cell table:style-name="ce24" table:formula="of:=AVERAGE([.M30:.M38])" office:value-type="string" office:string-value="" calcext:value-type="error">
            <text:p>#VALUE!</text:p>
          </table:table-cell>
          <table:table-cell table:style-name="ce24" table:formula="of:=AVERAGE([.N30:.N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P30:.P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R30:.R38])" office:value-type="string" office:string-value="" calcext:value-type="error">
            <text:p>#VALUE!</text:p>
          </table:table-cell>
          <table:table-cell table:style-name="ce24" table:formula="of:=AVERAGE([.S30:.S38])" office:value-type="string" office:string-value="" calcext:value-type="error">
            <text:p>#VALUE!</text:p>
          </table:table-cell>
          <table:table-cell table:style-name="ce24" table:formula="of:=AVERAGE([.T30:.T38])" office:value-type="string" office:string-value="" calcext:value-type="error">
            <text:p>#VALUE!</text:p>
          </table:table-cell>
          <table:table-cell table:style-name="ce24" table:formula="of:=AVERAGE([.U30:.U38])" office:value-type="string" office:string-value="" calcext:value-type="error">
            <text:p>#VALUE!</text:p>
          </table:table-cell>
          <table:table-cell table:style-name="ce24" table:formula="of:=AVERAGE([.V30:.V38])" office:value-type="float" office:value="7.77777777777778" calcext:value-type="float">
            <text:p>7.78</text:p>
          </table:table-cell>
          <table:table-cell table:style-name="ce24"/>
          <table:table-cell table:style-name="ce24" table:formula="of:=AVERAGE([.X30:.X38])" office:value-type="float" office:value="4.07407407407407" calcext:value-type="float">
            <text:p>4.07</text:p>
          </table:table-cell>
          <table:table-cell table:style-name="ce24"/>
          <table:table-cell table:style-name="ce24" table:formula="of:=AVERAGE([.Z30:.Z38])" office:value-type="string" office:string-value="" calcext:value-type="error">
            <text:p>#VALUE!</text:p>
          </table:table-cell>
          <table:table-cell table:style-name="ce24" table:formula="of:=AVERAGE([.AA30:.AA38])" office:value-type="string" office:string-value="" calcext:value-type="error">
            <text:p>#VALUE!</text:p>
          </table:table-cell>
          <table:table-cell table:style-name="ce24" table:formula="of:=AVERAGE([.AB30:.AB38])" office:value-type="string" office:string-value="" calcext:value-type="error">
            <text:p>#VALUE!</text:p>
          </table:table-cell>
          <table:table-cell table:style-name="ce24" table:formula="of:=AVERAGE([.AC30:.AC38])" office:value-type="string" office:string-value="" calcext:value-type="error">
            <text:p>#VALUE!</text:p>
          </table:table-cell>
          <table:table-cell table:style-name="ce24" table:formula="of:=AVERAGE([.AD30:.AD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AF30:.AF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B39:.AG39])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30:.B38])" office:value-type="string" office:string-value="" calcext:value-type="error">
            <text:p>#VALUE!</text:p>
          </table:table-cell>
          <table:table-cell table:style-name="ce24" table:formula="of:=VAR([.C30:.C38])" office:value-type="string" office:string-value="" calcext:value-type="error">
            <text:p>#VALUE!</text:p>
          </table:table-cell>
          <table:table-cell table:style-name="ce24" table:formula="of:=VAR([.D30:.D38])" office:value-type="string" office:string-value="" calcext:value-type="error">
            <text:p>#VALUE!</text:p>
          </table:table-cell>
          <table:table-cell table:style-name="ce24" table:formula="of:=VAR([.E30:.E38])" office:value-type="string" office:string-value="" calcext:value-type="error">
            <text:p>#VALUE!</text:p>
          </table:table-cell>
          <table:table-cell table:style-name="ce24" table:formula="of:=VAR([.F30:.F38])" office:value-type="float" office:value="155.555555555555" calcext:value-type="float">
            <text:p>155.56</text:p>
          </table:table-cell>
          <table:table-cell table:style-name="ce24"/>
          <table:table-cell table:style-name="ce24" table:formula="of:=VAR([.H30:.H38])" office:value-type="float" office:value="66.0493827160494" calcext:value-type="float">
            <text:p>66.05</text:p>
          </table:table-cell>
          <table:table-cell table:style-name="ce24"/>
          <table:table-cell table:style-name="ce24" table:formula="of:=VAR([.J30:.J38])" office:value-type="string" office:string-value="" calcext:value-type="error">
            <text:p>#VALUE!</text:p>
          </table:table-cell>
          <table:table-cell table:style-name="ce24" table:formula="of:=VAR([.K30:.K38])" office:value-type="string" office:string-value="" calcext:value-type="error">
            <text:p>#VALUE!</text:p>
          </table:table-cell>
          <table:table-cell table:style-name="ce24" table:formula="of:=VAR([.L30:.L38])" office:value-type="string" office:string-value="" calcext:value-type="error">
            <text:p>#VALUE!</text:p>
          </table:table-cell>
          <table:table-cell table:style-name="ce24" table:formula="of:=VAR([.M30:.M38])" office:value-type="string" office:string-value="" calcext:value-type="error">
            <text:p>#VALUE!</text:p>
          </table:table-cell>
          <table:table-cell table:style-name="ce24" table:formula="of:=VAR([.N30:.N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P30:.P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R30:.R38])" office:value-type="string" office:string-value="" calcext:value-type="error">
            <text:p>#VALUE!</text:p>
          </table:table-cell>
          <table:table-cell table:style-name="ce24" table:formula="of:=VAR([.S30:.S38])" office:value-type="string" office:string-value="" calcext:value-type="error">
            <text:p>#VALUE!</text:p>
          </table:table-cell>
          <table:table-cell table:style-name="ce24" table:formula="of:=VAR([.T30:.T38])" office:value-type="string" office:string-value="" calcext:value-type="error">
            <text:p>#VALUE!</text:p>
          </table:table-cell>
          <table:table-cell table:style-name="ce24" table:formula="of:=VAR([.U30:.U38])" office:value-type="string" office:string-value="" calcext:value-type="error">
            <text:p>#VALUE!</text:p>
          </table:table-cell>
          <table:table-cell table:style-name="ce24" table:formula="of:=VAR([.V30:.V38])" office:value-type="float" office:value="155.555555555555" calcext:value-type="float">
            <text:p>155.56</text:p>
          </table:table-cell>
          <table:table-cell table:style-name="ce24"/>
          <table:table-cell table:style-name="ce24" table:formula="of:=VAR([.X30:.X38])" office:value-type="float" office:value="66.0493827160494" calcext:value-type="float">
            <text:p>66.05</text:p>
          </table:table-cell>
          <table:table-cell table:style-name="ce24"/>
          <table:table-cell table:style-name="ce24" table:formula="of:=VAR([.Z30:.Z38])" office:value-type="string" office:string-value="" calcext:value-type="error">
            <text:p>#VALUE!</text:p>
          </table:table-cell>
          <table:table-cell table:style-name="ce24" table:formula="of:=VAR([.AA30:.AA38])" office:value-type="string" office:string-value="" calcext:value-type="error">
            <text:p>#VALUE!</text:p>
          </table:table-cell>
          <table:table-cell table:style-name="ce24" table:formula="of:=VAR([.AB30:.AB38])" office:value-type="string" office:string-value="" calcext:value-type="error">
            <text:p>#VALUE!</text:p>
          </table:table-cell>
          <table:table-cell table:style-name="ce24" table:formula="of:=VAR([.AC30:.AC38])" office:value-type="string" office:string-value="" calcext:value-type="error">
            <text:p>#VALUE!</text:p>
          </table:table-cell>
          <table:table-cell table:style-name="ce24" table:formula="of:=VAR([.AD30:.AD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AF30:.AF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AVERAGE([.B40:.AG40])" office:value-type="string" office:string-value="" calcext:value-type="error">
            <text:p>#VALUE!</text:p>
          </table:table-cell>
        </table:table-row>
        <calcext:conditional-formats>
          <calcext:conditional-format calcext:target-range-address="lin_2.AG6:lin_2.AH14">
            <calcext:color-scale>
              <calcext:color-scale-entry calcext:value="0" calcext:type="minimum" calcext:color="#81d41a"/>
              <calcext:color-scale-entry calcext:value="0" calcext:type="maximum" calcext:color="#ff0000"/>
            </calcext:color-scale>
          </calcext:conditional-format>
          <calcext:conditional-format calcext:target-range-address="lin_2.B6:lin_2.AF14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2.B18:lin_2.AF26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2.B30:lin_2.AF38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</calcext:conditional-formats>
      </table:table>
      <table:table table:name="lin_7" table:style-name="ta1">
        <table:table-column table:style-name="co1" table:default-cell-style-name="ce3"/>
        <table:table-column table:style-name="co2" table:number-columns-repeated="5" table:default-cell-style-name="ce40"/>
        <table:table-column table:style-name="co2" table:default-cell-style-name="ce50"/>
        <table:table-column table:style-name="co2" table:default-cell-style-name="ce40"/>
        <table:table-column table:style-name="co2" table:default-cell-style-name="ce50"/>
        <table:table-column table:style-name="co2" table:number-columns-repeated="5" table:default-cell-style-name="ce40"/>
        <table:table-column table:style-name="co2" table:default-cell-style-name="ce50"/>
        <table:table-column table:style-name="co2" table:default-cell-style-name="ce40"/>
        <table:table-column table:style-name="co2" table:default-cell-style-name="ce50"/>
        <table:table-column table:style-name="co2" table:number-columns-repeated="5" table:default-cell-style-name="ce40"/>
        <table:table-column table:style-name="co2" table:default-cell-style-name="ce50"/>
        <table:table-column table:style-name="co2" table:default-cell-style-name="ce40"/>
        <table:table-column table:style-name="co2" table:default-cell-style-name="ce50"/>
        <table:table-column table:style-name="co2" table:number-columns-repeated="5" table:default-cell-style-name="ce40"/>
        <table:table-column table:style-name="co2" table:default-cell-style-name="ce50"/>
        <table:table-column table:style-name="co2" table:default-cell-style-name="ce40"/>
        <table:table-column table:style-name="co2" table:number-columns-repeated="2" table:default-cell-style-name="ce42"/>
        <table:table-row table:style-name="ro1">
          <table:table-cell table:style-name="ce2" office:value-type="string" calcext:value-type="string">
            <text:p>uncertainty</text:p>
          </table:table-cell>
          <table:table-cell table:style-name="ce16" office:value-type="float" office:value="0" calcext:value-type="float" table:number-columns-spanned="16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16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table-cell table:style-name="ce16" office:value-type="string" calcext:value-type="string" table:number-columns-spanned="1" table:number-rows-spanned="4">
            <text:p>final</text:p>
          </table:table-cell>
        </table:table-row>
        <table:table-row table:style-name="ro1">
          <table:table-cell table:style-name="ce2" office:value-type="string" calcext:value-type="string">
            <text:p>partitioning</text:p>
          </table:table-cell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ce16"/>
          <table:covered-table-cell table:style-name="ce25"/>
          <table:covered-table-cell table:style-name="Default"/>
        </table:table-row>
        <table:table-row table:style-name="ro1">
          <table:table-cell table:style-name="ce2" office:value-type="string" calcext:value-type="string">
            <text:p>pipelining</text:p>
          </table:table-cell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25"/>
          <table:covered-table-cell table:style-name="ce16"/>
          <table:covered-table-cell table:style-name="ce25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25"/>
          <table:covered-table-cell table:style-name="ce16"/>
          <table:covered-table-cell table:style-name="ce25"/>
          <table:covered-table-cell table:style-name="Default"/>
        </table:table-row>
        <table:table-row table:style-name="ro1">
          <table:table-cell table:style-name="ce2" office:value-type="string" calcext:value-type="string">
            <text:p>unrolling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covered-table-cell table:style-name="Default"/>
        </table:table-row>
        <table:table-row table:style-name="ro1">
          <table:table-cell table:style-name="ce12" office:value-type="string" calcext:value-type="string" table:number-columns-spanned="34" table:number-rows-spanned="1">
            <text:p>total cycles</text:p>
          </table:table-cell>
          <table:covered-table-cell table:style-name="ce18"/>
          <table:covered-table-cell table:number-columns-repeated="31" table:style-name="ce5"/>
          <table:covered-table-cell table:style-name="Default"/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/unc0_arr0_pip0_unr00.ods'#$overview.E13&quot;)" office:value-type="float" office:value="0" calcext:value-type="float">
            <text:p>0.00</text:p>
          </table:table-cell>
          <table:table-cell table:formula="of:=INDIRECT(&quot;'./unc0_arr0_pip0_unr01.ods'#$overview.E13&quot;)" office:value-type="float" office:value="0" calcext:value-type="float">
            <text:p>0.00</text:p>
          </table:table-cell>
          <table:table-cell table:formula="of:=INDIRECT(&quot;'./unc0_arr0_pip0_unr10.ods'#$overview.E13&quot;)" office:value-type="float" office:value="0" calcext:value-type="float">
            <text:p>0.00</text:p>
          </table:table-cell>
          <table:table-cell table:formula="of:=INDIRECT(&quot;'./unc0_arr0_pip0_unr11.ods'#$overview.E13&quot;)" office:value-type="float" office:value="0" calcext:value-type="float">
            <text:p>0.00</text:p>
          </table:table-cell>
          <table:table-cell table:formula="of:=INDIRECT(&quot;'./unc0_arr0_pip1_unr00.ods'#$overview.E13&quot;)" office:value-type="float" office:value="33.3312990764474" calcext:value-type="float">
            <text:p>33.33</text:p>
          </table:table-cell>
          <table:table-cell/>
          <table:table-cell table:formula="of:=INDIRECT(&quot;'./unc0_arr0_pip1_unr10.ods'#$overview.E13&quot;)" office:value-type="float" office:value="1.24306894889103" calcext:value-type="float">
            <text:p>1.24</text:p>
          </table:table-cell>
          <table:table-cell/>
          <table:table-cell table:formula="of:=INDIRECT(&quot;'./unc0_arr1_pip0_unr00.ods'#$overview.E13&quot;)" office:value-type="float" office:value="0.0865800865800866" calcext:value-type="float">
            <text:p>0.09</text:p>
          </table:table-cell>
          <table:table-cell table:formula="of:=INDIRECT(&quot;'./unc0_arr1_pip0_unr01.ods'#$overview.E13&quot;)" office:value-type="float" office:value="0.119760479041916" calcext:value-type="float">
            <text:p>0.12</text:p>
          </table:table-cell>
          <table:table-cell table:formula="of:=INDIRECT(&quot;'./unc0_arr1_pip0_unr10.ods'#$overview.E13&quot;)" office:value-type="float" office:value="0.0433275563258232" calcext:value-type="float">
            <text:p>0.04</text:p>
          </table:table-cell>
          <table:table-cell table:formula="of:=INDIRECT(&quot;'./unc0_arr1_pip0_unr11.ods'#$overview.E13&quot;)" office:value-type="float" office:value="7.1826280623608" calcext:value-type="float">
            <text:p>7.18</text:p>
          </table:table-cell>
          <table:table-cell table:formula="of:=INDIRECT(&quot;'./unc0_arr1_pip1_unr00.ods'#$overview.E13&quot;)" office:value-type="float" office:value="1.52794471153846" calcext:value-type="float">
            <text:p>1.53</text:p>
          </table:table-cell>
          <table:table-cell/>
          <table:table-cell table:formula="of:=INDIRECT(&quot;'./unc0_arr1_pip1_unr10.ods'#$overview.E13&quot;)" office:value-type="float" office:value="1.33821050096339" calcext:value-type="float">
            <text:p>1.34</text:p>
          </table:table-cell>
          <table:table-cell/>
          <table:table-cell table:formula="of:=INDIRECT(&quot;'./unc1_arr0_pip0_unr00.ods'#$overview.E13&quot;)" office:value-type="float" office:value="0" calcext:value-type="float">
            <text:p>0.00</text:p>
          </table:table-cell>
          <table:table-cell table:formula="of:=INDIRECT(&quot;'./unc1_arr0_pip0_unr01.ods'#$overview.E13&quot;)" office:value-type="float" office:value="0" calcext:value-type="float">
            <text:p>0.00</text:p>
          </table:table-cell>
          <table:table-cell table:formula="of:=INDIRECT(&quot;'./unc1_arr0_pip0_unr10.ods'#$overview.E13&quot;)" office:value-type="float" office:value="0" calcext:value-type="float">
            <text:p>0.00</text:p>
          </table:table-cell>
          <table:table-cell table:formula="of:=INDIRECT(&quot;'./unc1_arr0_pip0_unr11.ods'#$overview.E13&quot;)" office:value-type="float" office:value="0" calcext:value-type="float">
            <text:p>0.00</text:p>
          </table:table-cell>
          <table:table-cell table:formula="of:=INDIRECT(&quot;'./unc1_arr0_pip1_unr00.ods'#$overview.E13&quot;)" office:value-type="float" office:value="33.3346895597689" calcext:value-type="float">
            <text:p>33.33</text:p>
          </table:table-cell>
          <table:table-cell/>
          <table:table-cell table:formula="of:=INDIRECT(&quot;'./unc1_arr0_pip1_unr10.ods'#$overview.E13&quot;)" office:value-type="float" office:value="1.05374396135266" calcext:value-type="float">
            <text:p>1.05</text:p>
          </table:table-cell>
          <table:table-cell/>
          <table:table-cell table:formula="of:=INDIRECT(&quot;'./unc1_arr1_pip0_unr00.ods'#$overview.E13&quot;)" office:value-type="float" office:value="0.0973709834469328" calcext:value-type="float">
            <text:p>0.10</text:p>
          </table:table-cell>
          <table:table-cell table:formula="of:=INDIRECT(&quot;'./unc1_arr1_pip0_unr01.ods'#$overview.E13&quot;)" office:value-type="float" office:value="0.12970168612192" calcext:value-type="float">
            <text:p>0.13</text:p>
          </table:table-cell>
          <table:table-cell table:formula="of:=INDIRECT(&quot;'./unc1_arr1_pip0_unr10.ods'#$overview.E13&quot;)" office:value-type="float" office:value="0.0487329434697856" calcext:value-type="float">
            <text:p>0.05</text:p>
          </table:table-cell>
          <table:table-cell table:formula="of:=INDIRECT(&quot;'./unc1_arr1_pip0_unr11.ods'#$overview.E13&quot;)" office:value-type="float" office:value="0.0649350649350649" calcext:value-type="float">
            <text:p>0.06</text:p>
          </table:table-cell>
          <table:table-cell table:formula="of:=INDIRECT(&quot;'./unc1_arr1_pip1_unr00.ods'#$overview.E13&quot;)" office:value-type="float" office:value="1.33971579961464" calcext:value-type="float">
            <text:p>1.34</text:p>
          </table:table-cell>
          <table:table-cell/>
          <table:table-cell table:formula="of:=INDIRECT(&quot;'./unc1_arr1_pip1_unr10.ods'#$overview.E13&quot;)" office:value-type="float" office:value="1.14925193050193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/unc0_arr0_pip0_unr00.ods'#$overview.E14&quot;)" office:value-type="float" office:value="0" calcext:value-type="float">
            <text:p>0.00</text:p>
          </table:table-cell>
          <table:table-cell table:formula="of:=INDIRECT(&quot;'./unc0_arr0_pip0_unr01.ods'#$overview.E14&quot;)" office:value-type="float" office:value="7.13489409141583" calcext:value-type="float">
            <text:p>7.13</text:p>
          </table:table-cell>
          <table:table-cell table:formula="of:=INDIRECT(&quot;'./unc0_arr0_pip0_unr10.ods'#$overview.E14&quot;)" office:value-type="float" office:value="0" calcext:value-type="float">
            <text:p>0.00</text:p>
          </table:table-cell>
          <table:table-cell table:formula="of:=INDIRECT(&quot;'./unc0_arr0_pip0_unr11.ods'#$overview.E14&quot;)" office:value-type="float" office:value="7.13688318929468" calcext:value-type="float">
            <text:p>7.14</text:p>
          </table:table-cell>
          <table:table-cell table:formula="of:=INDIRECT(&quot;'./unc0_arr0_pip1_unr00.ods'#$overview.E14&quot;)" office:value-type="float" office:value="0.868223620522749" calcext:value-type="float">
            <text:p>0.87</text:p>
          </table:table-cell>
          <table:table-cell/>
          <table:table-cell table:formula="of:=INDIRECT(&quot;'./unc0_arr0_pip1_unr10.ods'#$overview.E14&quot;)" office:value-type="float" office:value="0.820217917675545" calcext:value-type="float">
            <text:p>0.82</text:p>
          </table:table-cell>
          <table:table-cell/>
          <table:table-cell table:formula="of:=INDIRECT(&quot;'./unc0_arr1_pip0_unr00.ods'#$overview.E14&quot;)" office:value-type="float" office:value="37.4816983894583" calcext:value-type="float">
            <text:p>37.48</text:p>
          </table:table-cell>
          <table:table-cell table:formula="of:=INDIRECT(&quot;'./unc0_arr1_pip0_unr01.ods'#$overview.E14&quot;)" office:value-type="float" office:value="54.8110831234257" calcext:value-type="float">
            <text:p>54.81</text:p>
          </table:table-cell>
          <table:table-cell table:formula="of:=INDIRECT(&quot;'./unc0_arr1_pip0_unr10.ods'#$overview.E14&quot;)" office:value-type="float" office:value="39.3799550349071" calcext:value-type="float">
            <text:p>39.38</text:p>
          </table:table-cell>
          <table:table-cell table:formula="of:=INDIRECT(&quot;'./unc0_arr1_pip0_unr11.ods'#$overview.E14&quot;)" office:value-type="float" office:value="66.2717442407146" calcext:value-type="float">
            <text:p>66.27</text:p>
          </table:table-cell>
          <table:table-cell table:formula="of:=INDIRECT(&quot;'./unc0_arr1_pip1_unr00.ods'#$overview.E14&quot;)" office:value-type="float" office:value="0.675921435499515" calcext:value-type="float">
            <text:p>0.68</text:p>
          </table:table-cell>
          <table:table-cell/>
          <table:table-cell table:formula="of:=INDIRECT(&quot;'./unc0_arr1_pip1_unr10.ods'#$overview.E14&quot;)" office:value-type="float" office:value="0.627729257641921" calcext:value-type="float">
            <text:p>0.63</text:p>
          </table:table-cell>
          <table:table-cell/>
          <table:table-cell table:formula="of:=INDIRECT(&quot;'./unc1_arr0_pip0_unr00.ods'#$overview.E14&quot;)" office:value-type="float" office:value="0" calcext:value-type="float">
            <text:p>0.00</text:p>
          </table:table-cell>
          <table:table-cell table:formula="of:=INDIRECT(&quot;'./unc1_arr0_pip0_unr01.ods'#$overview.E14&quot;)" office:value-type="float" office:value="8.32249674902471" calcext:value-type="float">
            <text:p>8.32</text:p>
          </table:table-cell>
          <table:table-cell table:formula="of:=INDIRECT(&quot;'./unc1_arr0_pip0_unr10.ods'#$overview.E14&quot;)" office:value-type="float" office:value="0" calcext:value-type="float">
            <text:p>0.00</text:p>
          </table:table-cell>
          <table:table-cell table:formula="of:=INDIRECT(&quot;'./unc1_arr0_pip0_unr11.ods'#$overview.E14&quot;)" office:value-type="float" office:value="8.32520325203252" calcext:value-type="float">
            <text:p>8.33</text:p>
          </table:table-cell>
          <table:table-cell table:formula="of:=INDIRECT(&quot;'./unc1_arr0_pip1_unr00.ods'#$overview.E14&quot;)" office:value-type="float" office:value="0.676679194956353" calcext:value-type="float">
            <text:p>0.68</text:p>
          </table:table-cell>
          <table:table-cell/>
          <table:table-cell table:formula="of:=INDIRECT(&quot;'./unc1_arr0_pip1_unr10.ods'#$overview.E14&quot;)" office:value-type="float" office:value="0.628487384764677" calcext:value-type="float">
            <text:p>0.63</text:p>
          </table:table-cell>
          <table:table-cell/>
          <table:table-cell table:formula="of:=INDIRECT(&quot;'./unc1_arr1_pip0_unr00.ods'#$overview.E14&quot;)" office:value-type="float" office:value="42.8332403792527" calcext:value-type="float">
            <text:p>42.83</text:p>
          </table:table-cell>
          <table:table-cell table:formula="of:=INDIRECT(&quot;'./unc1_arr1_pip0_unr01.ods'#$overview.E14&quot;)" office:value-type="float" office:value="55.5234239444766" calcext:value-type="float">
            <text:p>55.52</text:p>
          </table:table-cell>
          <table:table-cell table:formula="of:=INDIRECT(&quot;'./unc1_arr1_pip0_unr10.ods'#$overview.E14&quot;)" office:value-type="float" office:value="44.8094789282348" calcext:value-type="float">
            <text:p>44.81</text:p>
          </table:table-cell>
          <table:table-cell table:formula="of:=INDIRECT(&quot;'./unc1_arr1_pip0_unr11.ods'#$overview.E14&quot;)" office:value-type="float" office:value="65.7152413869997" calcext:value-type="float">
            <text:p>65.72</text:p>
          </table:table-cell>
          <table:table-cell table:formula="of:=INDIRECT(&quot;'./unc1_arr1_pip1_unr00.ods'#$overview.E14&quot;)" office:value-type="float" office:value="0.580248786407767" calcext:value-type="float">
            <text:p>0.58</text:p>
          </table:table-cell>
          <table:table-cell/>
          <table:table-cell table:formula="of:=INDIRECT(&quot;'./unc1_arr1_pip1_unr10.ods'#$overview.E14&quot;)" office:value-type="float" office:value="0.531963331714424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/unc0_arr0_pip0_unr00.ods'#$overview.E15&quot;)" office:value-type="float" office:value="0" calcext:value-type="float">
            <text:p>0.00</text:p>
          </table:table-cell>
          <table:table-cell table:formula="of:=INDIRECT(&quot;'./unc0_arr0_pip0_unr01.ods'#$overview.E15&quot;)" office:value-type="float" office:value="0" calcext:value-type="float">
            <text:p>0.00</text:p>
          </table:table-cell>
          <table:table-cell table:formula="of:=INDIRECT(&quot;'./unc0_arr0_pip0_unr10.ods'#$overview.E15&quot;)" office:value-type="float" office:value="0" calcext:value-type="float">
            <text:p>0.00</text:p>
          </table:table-cell>
          <table:table-cell table:formula="of:=INDIRECT(&quot;'./unc0_arr0_pip0_unr11.ods'#$overview.E15&quot;)" office:value-type="float" office:value="0" calcext:value-type="float">
            <text:p>0.00</text:p>
          </table:table-cell>
          <table:table-cell table:formula="of:=INDIRECT(&quot;'./unc0_arr0_pip1_unr00.ods'#$overview.E15&quot;)" office:value-type="float" office:value="0.00377776658439531" calcext:value-type="float">
            <text:p>0.00</text:p>
          </table:table-cell>
          <table:table-cell/>
          <table:table-cell table:formula="of:=INDIRECT(&quot;'./unc0_arr0_pip1_unr10.ods'#$overview.E15&quot;)" office:value-type="float" office:value="5.15007106429228" calcext:value-type="float">
            <text:p>5.15</text:p>
          </table:table-cell>
          <table:table-cell/>
          <table:table-cell table:formula="of:=INDIRECT(&quot;'./unc0_arr1_pip0_unr00.ods'#$overview.E15&quot;)" office:value-type="float" office:value="0" calcext:value-type="float">
            <text:p>0.00</text:p>
          </table:table-cell>
          <table:table-cell table:formula="of:=INDIRECT(&quot;'./unc0_arr1_pip0_unr01.ods'#$overview.E15&quot;)" office:value-type="float" office:value="49.3124603342501" calcext:value-type="float">
            <text:p>49.31</text:p>
          </table:table-cell>
          <table:table-cell table:formula="of:=INDIRECT(&quot;'./unc0_arr1_pip0_unr10.ods'#$overview.E15&quot;)" office:value-type="float" office:value="0" calcext:value-type="float">
            <text:p>0.00</text:p>
          </table:table-cell>
          <table:table-cell table:formula="of:=INDIRECT(&quot;'./unc0_arr1_pip0_unr11.ods'#$overview.E15&quot;)" office:value-type="float" office:value="48.9776357827476" calcext:value-type="float">
            <text:p>48.98</text:p>
          </table:table-cell>
          <table:table-cell table:formula="of:=INDIRECT(&quot;'./unc0_arr1_pip1_unr00.ods'#$overview.E15&quot;)" office:value-type="float" office:value="59.9682667606911" calcext:value-type="float">
            <text:p>59.97</text:p>
          </table:table-cell>
          <table:table-cell/>
          <table:table-cell table:formula="of:=INDIRECT(&quot;'./unc0_arr1_pip1_unr10.ods'#$overview.E15&quot;)" office:value-type="float" office:value="62.0313638372329" calcext:value-type="float">
            <text:p>62.03</text:p>
          </table:table-cell>
          <table:table-cell/>
          <table:table-cell table:formula="of:=INDIRECT(&quot;'./unc1_arr0_pip0_unr00.ods'#$overview.E15&quot;)" office:value-type="float" office:value="0" calcext:value-type="float">
            <text:p>0.00</text:p>
          </table:table-cell>
          <table:table-cell table:formula="of:=INDIRECT(&quot;'./unc1_arr0_pip0_unr01.ods'#$overview.E15&quot;)" office:value-type="float" office:value="0" calcext:value-type="float">
            <text:p>0.00</text:p>
          </table:table-cell>
          <table:table-cell table:formula="of:=INDIRECT(&quot;'./unc1_arr0_pip0_unr10.ods'#$overview.E15&quot;)" office:value-type="float" office:value="0" calcext:value-type="float">
            <text:p>0.00</text:p>
          </table:table-cell>
          <table:table-cell table:formula="of:=INDIRECT(&quot;'./unc1_arr0_pip0_unr11.ods'#$overview.E15&quot;)" office:value-type="float" office:value="0" calcext:value-type="float">
            <text:p>0.00</text:p>
          </table:table-cell>
          <table:table-cell table:formula="of:=INDIRECT(&quot;'./unc1_arr0_pip1_unr00.ods'#$overview.E15&quot;)" office:value-type="float" office:value="0.00377786173026067" calcext:value-type="float">
            <text:p>0.00</text:p>
          </table:table-cell>
          <table:table-cell/>
          <table:table-cell table:formula="of:=INDIRECT(&quot;'./unc1_arr0_pip1_unr10.ods'#$overview.E15&quot;)" office:value-type="float" office:value="4.86612758310872" calcext:value-type="float">
            <text:p>4.87</text:p>
          </table:table-cell>
          <table:table-cell/>
          <table:table-cell table:formula="of:=INDIRECT(&quot;'./unc1_arr1_pip0_unr00.ods'#$overview.E15&quot;)" office:value-type="float" office:value="0" calcext:value-type="float">
            <text:p>0.00</text:p>
          </table:table-cell>
          <table:table-cell table:formula="of:=INDIRECT(&quot;'./unc1_arr1_pip0_unr01.ods'#$overview.E15&quot;)" office:value-type="float" office:value="49.2737430167598" calcext:value-type="float">
            <text:p>49.27</text:p>
          </table:table-cell>
          <table:table-cell table:formula="of:=INDIRECT(&quot;'./unc1_arr1_pip0_unr10.ods'#$overview.E15&quot;)" office:value-type="float" office:value="0" calcext:value-type="float">
            <text:p>0.00</text:p>
          </table:table-cell>
          <table:table-cell table:formula="of:=INDIRECT(&quot;'./unc1_arr1_pip0_unr11.ods'#$overview.E15&quot;)" office:value-type="float" office:value="48.9196488858879" calcext:value-type="float">
            <text:p>48.92</text:p>
          </table:table-cell>
          <table:table-cell table:formula="of:=INDIRECT(&quot;'./unc1_arr1_pip1_unr00.ods'#$overview.E15&quot;)" office:value-type="float" office:value="59.9697771061579" calcext:value-type="float">
            <text:p>59.97</text:p>
          </table:table-cell>
          <table:table-cell/>
          <table:table-cell table:formula="of:=INDIRECT(&quot;'./unc1_arr1_pip1_unr10.ods'#$overview.E15&quot;)" office:value-type="float" office:value="61.9191374663073" calcext:value-type="float">
            <text:p>6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/unc0_arr0_pip0_unr00.ods'#$overview.E16&quot;)" office:value-type="float" office:value="0" calcext:value-type="float">
            <text:p>0.00</text:p>
          </table:table-cell>
          <table:table-cell table:formula="of:=INDIRECT(&quot;'./unc0_arr0_pip0_unr01.ods'#$overview.E16&quot;)" office:value-type="float" office:value="0" calcext:value-type="float">
            <text:p>0.00</text:p>
          </table:table-cell>
          <table:table-cell table:formula="of:=INDIRECT(&quot;'./unc0_arr0_pip0_unr10.ods'#$overview.E16&quot;)" office:value-type="float" office:value="0" calcext:value-type="float">
            <text:p>0.00</text:p>
          </table:table-cell>
          <table:table-cell table:formula="of:=INDIRECT(&quot;'./unc0_arr0_pip0_unr11.ods'#$overview.E16&quot;)" office:value-type="float" office:value="0" calcext:value-type="float">
            <text:p>0.00</text:p>
          </table:table-cell>
          <table:table-cell table:formula="of:=INDIRECT(&quot;'./unc0_arr0_pip1_unr00.ods'#$overview.E16&quot;)" office:value-type="float" office:value="0.00123414128449425" calcext:value-type="float">
            <text:p>0.00</text:p>
          </table:table-cell>
          <table:table-cell/>
          <table:table-cell table:formula="of:=INDIRECT(&quot;'./unc0_arr0_pip1_unr10.ods'#$overview.E16&quot;)" office:value-type="float" office:value="24.5012811553692" calcext:value-type="float">
            <text:p>24.50</text:p>
          </table:table-cell>
          <table:table-cell/>
          <table:table-cell table:formula="of:=INDIRECT(&quot;'./unc0_arr1_pip0_unr00.ods'#$overview.E16&quot;)" office:value-type="float" office:value="0" calcext:value-type="float">
            <text:p>0.00</text:p>
          </table:table-cell>
          <table:table-cell table:formula="of:=INDIRECT(&quot;'./unc0_arr1_pip0_unr01.ods'#$overview.E16&quot;)" office:value-type="float" office:value="49.5380062080416" calcext:value-type="float">
            <text:p>49.54</text:p>
          </table:table-cell>
          <table:table-cell table:formula="of:=INDIRECT(&quot;'./unc0_arr1_pip0_unr10.ods'#$overview.E16&quot;)" office:value-type="float" office:value="0" calcext:value-type="float">
            <text:p>0.00</text:p>
          </table:table-cell>
          <table:table-cell table:formula="of:=INDIRECT(&quot;'./unc0_arr1_pip0_unr11.ods'#$overview.E16&quot;)" office:value-type="float" office:value="49.5514197519721" calcext:value-type="float">
            <text:p>49.55</text:p>
          </table:table-cell>
          <table:table-cell table:formula="of:=INDIRECT(&quot;'./unc0_arr1_pip1_unr00.ods'#$overview.E16&quot;)" office:value-type="float" office:value="49.9796366688059" calcext:value-type="float">
            <text:p>49.98</text:p>
          </table:table-cell>
          <table:table-cell/>
          <table:table-cell table:formula="of:=INDIRECT(&quot;'./unc0_arr1_pip1_unr10.ods'#$overview.E16&quot;)" office:value-type="float" office:value="62.2357325879339" calcext:value-type="float">
            <text:p>62.24</text:p>
          </table:table-cell>
          <table:table-cell/>
          <table:table-cell table:formula="of:=INDIRECT(&quot;'./unc1_arr0_pip0_unr00.ods'#$overview.E16&quot;)" office:value-type="float" office:value="0" calcext:value-type="float">
            <text:p>0.00</text:p>
          </table:table-cell>
          <table:table-cell table:formula="of:=INDIRECT(&quot;'./unc1_arr0_pip0_unr01.ods'#$overview.E16&quot;)" office:value-type="float" office:value="0" calcext:value-type="float">
            <text:p>0.00</text:p>
          </table:table-cell>
          <table:table-cell table:formula="of:=INDIRECT(&quot;'./unc1_arr0_pip0_unr10.ods'#$overview.E16&quot;)" office:value-type="float" office:value="0" calcext:value-type="float">
            <text:p>0.00</text:p>
          </table:table-cell>
          <table:table-cell table:formula="of:=INDIRECT(&quot;'./unc1_arr0_pip0_unr11.ods'#$overview.E16&quot;)" office:value-type="float" office:value="0" calcext:value-type="float">
            <text:p>0.00</text:p>
          </table:table-cell>
          <table:table-cell table:formula="of:=INDIRECT(&quot;'./unc1_arr0_pip1_unr00.ods'#$overview.E16&quot;)" office:value-type="float" office:value="0.00123415651572932" calcext:value-type="float">
            <text:p>0.00</text:p>
          </table:table-cell>
          <table:table-cell/>
          <table:table-cell table:formula="of:=INDIRECT(&quot;'./unc1_arr0_pip1_unr10.ods'#$overview.E16&quot;)" office:value-type="float" office:value="23.8637538172422" calcext:value-type="float">
            <text:p>23.86</text:p>
          </table:table-cell>
          <table:table-cell/>
          <table:table-cell table:formula="of:=INDIRECT(&quot;'./unc1_arr1_pip0_unr00.ods'#$overview.E16&quot;)" office:value-type="float" office:value="0" calcext:value-type="float">
            <text:p>0.00</text:p>
          </table:table-cell>
          <table:table-cell table:formula="of:=INDIRECT(&quot;'./unc1_arr1_pip0_unr01.ods'#$overview.E16&quot;)" office:value-type="float" office:value="49.5224949638141" calcext:value-type="float">
            <text:p>49.52</text:p>
          </table:table-cell>
          <table:table-cell table:formula="of:=INDIRECT(&quot;'./unc1_arr1_pip0_unr10.ods'#$overview.E16&quot;)" office:value-type="float" office:value="0" calcext:value-type="float">
            <text:p>0.00</text:p>
          </table:table-cell>
          <table:table-cell table:formula="of:=INDIRECT(&quot;'./unc1_arr1_pip0_unr11.ods'#$overview.E16&quot;)" office:value-type="float" office:value="49.5363546467153" calcext:value-type="float">
            <text:p>49.54</text:p>
          </table:table-cell>
          <table:table-cell table:formula="of:=INDIRECT(&quot;'./unc1_arr1_pip1_unr00.ods'#$overview.E16&quot;)" office:value-type="float" office:value="49.9802534957483" calcext:value-type="float">
            <text:p>49.98</text:p>
          </table:table-cell>
          <table:table-cell/>
          <table:table-cell table:formula="of:=INDIRECT(&quot;'./unc1_arr1_pip1_unr10.ods'#$overview.E16&quot;)" office:value-type="float" office:value="61.9173126614987" calcext:value-type="float">
            <text:p>6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/unc0_arr0_pip0_unr00.ods'#$overview.E17&quot;)" office:value-type="float" office:value="8.29544418903729" calcext:value-type="float">
            <text:p>8.30</text:p>
          </table:table-cell>
          <table:table-cell table:formula="of:=INDIRECT(&quot;'./unc0_arr0_pip0_unr01.ods'#$overview.E17&quot;)" office:value-type="float" office:value="0" calcext:value-type="float">
            <text:p>0.00</text:p>
          </table:table-cell>
          <table:table-cell table:formula="of:=INDIRECT(&quot;'./unc0_arr0_pip0_unr10.ods'#$overview.E17&quot;)" office:value-type="float" office:value="8.26304011017387" calcext:value-type="float">
            <text:p>8.26</text:p>
          </table:table-cell>
          <table:table-cell table:formula="of:=INDIRECT(&quot;'./unc0_arr0_pip0_unr11.ods'#$overview.E17&quot;)" office:value-type="float" office:value="0" calcext:value-type="float">
            <text:p>0.00</text:p>
          </table:table-cell>
          <table:table-cell table:formula="of:=INDIRECT(&quot;'./unc0_arr0_pip1_unr00.ods'#$overview.E17&quot;)" office:value-type="float" office:value="0.0029592803030303" calcext:value-type="float">
            <text:p>0.00</text:p>
          </table:table-cell>
          <table:table-cell/>
          <table:table-cell table:formula="of:=INDIRECT(&quot;'./unc0_arr0_pip1_unr10.ods'#$overview.E17&quot;)" office:value-type="float" office:value="0.00296208530805687" calcext:value-type="float">
            <text:p>0.00</text:p>
          </table:table-cell>
          <table:table-cell/>
          <table:table-cell table:formula="of:=INDIRECT(&quot;'./unc0_arr1_pip0_unr00.ods'#$overview.E17&quot;)" office:value-type="float" office:value="0" calcext:value-type="float">
            <text:p>0.00</text:p>
          </table:table-cell>
          <table:table-cell table:formula="of:=INDIRECT(&quot;'./unc0_arr1_pip0_unr01.ods'#$overview.E17&quot;)" office:value-type="float" office:value="0" calcext:value-type="float">
            <text:p>0.00</text:p>
          </table:table-cell>
          <table:table-cell table:formula="of:=INDIRECT(&quot;'./unc0_arr1_pip0_unr10.ods'#$overview.E17&quot;)" office:value-type="float" office:value="0" calcext:value-type="float">
            <text:p>0.00</text:p>
          </table:table-cell>
          <table:table-cell table:formula="of:=INDIRECT(&quot;'./unc0_arr1_pip0_unr11.ods'#$overview.E17&quot;)" office:value-type="float" office:value="18.9557229298995" calcext:value-type="float">
            <text:p>18.96</text:p>
          </table:table-cell>
          <table:table-cell table:formula="of:=INDIRECT(&quot;'./unc0_arr1_pip1_unr00.ods'#$overview.E17&quot;)" office:value-type="float" office:value="0.0029592803030303" calcext:value-type="float">
            <text:p>0.00</text:p>
          </table:table-cell>
          <table:table-cell/>
          <table:table-cell table:formula="of:=INDIRECT(&quot;'./unc0_arr1_pip1_unr10.ods'#$overview.E17&quot;)" office:value-type="float" office:value="0.00296208530805687" calcext:value-type="float">
            <text:p>0.00</text:p>
          </table:table-cell>
          <table:table-cell/>
          <table:table-cell table:formula="of:=INDIRECT(&quot;'./unc1_arr0_pip0_unr00.ods'#$overview.E17&quot;)" office:value-type="float" office:value="0" calcext:value-type="float">
            <text:p>0.00</text:p>
          </table:table-cell>
          <table:table-cell table:formula="of:=INDIRECT(&quot;'./unc1_arr0_pip0_unr01.ods'#$overview.E17&quot;)" office:value-type="float" office:value="0" calcext:value-type="float">
            <text:p>0.00</text:p>
          </table:table-cell>
          <table:table-cell table:formula="of:=INDIRECT(&quot;'./unc1_arr0_pip0_unr10.ods'#$overview.E17&quot;)" office:value-type="float" office:value="0.0388797764412855" calcext:value-type="float">
            <text:p>0.04</text:p>
          </table:table-cell>
          <table:table-cell table:formula="of:=INDIRECT(&quot;'./unc1_arr0_pip0_unr11.ods'#$overview.E17&quot;)" office:value-type="float" office:value="0" calcext:value-type="float">
            <text:p>0.00</text:p>
          </table:table-cell>
          <table:table-cell table:formula="of:=INDIRECT(&quot;'./unc1_arr0_pip1_unr00.ods'#$overview.E17&quot;)" office:value-type="float" office:value="0.00298187022900763" calcext:value-type="float">
            <text:p>0.00</text:p>
          </table:table-cell>
          <table:table-cell/>
          <table:table-cell table:formula="of:=INDIRECT(&quot;'./unc1_arr0_pip1_unr10.ods'#$overview.E17&quot;)" office:value-type="float" office:value="0.0029847182425979" calcext:value-type="float">
            <text:p>0.00</text:p>
          </table:table-cell>
          <table:table-cell/>
          <table:table-cell table:formula="of:=INDIRECT(&quot;'./unc1_arr1_pip0_unr00.ods'#$overview.E17&quot;)" office:value-type="float" office:value="0" calcext:value-type="float">
            <text:p>0.00</text:p>
          </table:table-cell>
          <table:table-cell table:formula="of:=INDIRECT(&quot;'./unc1_arr1_pip0_unr01.ods'#$overview.E17&quot;)" office:value-type="float" office:value="0" calcext:value-type="float">
            <text:p>0.00</text:p>
          </table:table-cell>
          <table:table-cell table:formula="of:=INDIRECT(&quot;'./unc1_arr1_pip0_unr10.ods'#$overview.E17&quot;)" office:value-type="float" office:value="0" calcext:value-type="float">
            <text:p>0.00</text:p>
          </table:table-cell>
          <table:table-cell table:formula="of:=INDIRECT(&quot;'./unc1_arr1_pip0_unr11.ods'#$overview.E17&quot;)" office:value-type="float" office:value="15.0727880241989" calcext:value-type="float">
            <text:p>15.07</text:p>
          </table:table-cell>
          <table:table-cell table:formula="of:=INDIRECT(&quot;'./unc1_arr1_pip1_unr00.ods'#$overview.E17&quot;)" office:value-type="float" office:value="0.00298187022900763" calcext:value-type="float">
            <text:p>0.00</text:p>
          </table:table-cell>
          <table:table-cell/>
          <table:table-cell table:formula="of:=INDIRECT(&quot;'./unc1_arr1_pip1_unr10.ods'#$overview.E17&quot;)" office:value-type="float" office:value="0.0029847182425979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/unc0_arr0_pip0_unr00.ods'#$overview.E18&quot;)" office:value-type="float" office:value="0.0777604976671851" calcext:value-type="float">
            <text:p>0.08</text:p>
          </table:table-cell>
          <table:table-cell table:formula="of:=INDIRECT(&quot;'./unc0_arr0_pip0_unr01.ods'#$overview.E18&quot;)" office:value-type="float" office:value="0.110864745011086" calcext:value-type="float">
            <text:p>0.11</text:p>
          </table:table-cell>
          <table:table-cell table:formula="of:=INDIRECT(&quot;'./unc0_arr0_pip0_unr10.ods'#$overview.E18&quot;)" office:value-type="float" office:value="0.116686114352392" calcext:value-type="float">
            <text:p>0.12</text:p>
          </table:table-cell>
          <table:table-cell table:formula="of:=INDIRECT(&quot;'./unc0_arr0_pip0_unr11.ods'#$overview.E18&quot;)" office:value-type="float" office:value="0.166389351081531" calcext:value-type="float">
            <text:p>0.17</text:p>
          </table:table-cell>
          <table:table-cell table:formula="of:=INDIRECT(&quot;'./unc0_arr0_pip1_unr00.ods'#$overview.E18&quot;)" office:value-type="float" office:value="0.190114068441065" calcext:value-type="float">
            <text:p>0.19</text:p>
          </table:table-cell>
          <table:table-cell/>
          <table:table-cell table:formula="of:=INDIRECT(&quot;'./unc0_arr0_pip1_unr10.ods'#$overview.E18&quot;)" office:value-type="float" office:value="0.286532951289398" calcext:value-type="float">
            <text:p>0.29</text:p>
          </table:table-cell>
          <table:table-cell/>
          <table:table-cell table:formula="of:=INDIRECT(&quot;'./unc0_arr1_pip0_unr00.ods'#$overview.E18&quot;)" office:value-type="float" office:value="41.0174152153987" calcext:value-type="float">
            <text:p>41.02</text:p>
          </table:table-cell>
          <table:table-cell table:formula="of:=INDIRECT(&quot;'./unc0_arr1_pip0_unr01.ods'#$overview.E18&quot;)" office:value-type="float" office:value="56.0370009737098" calcext:value-type="float">
            <text:p>56.04</text:p>
          </table:table-cell>
          <table:table-cell table:formula="of:=INDIRECT(&quot;'./unc0_arr1_pip0_unr10.ods'#$overview.E18&quot;)" office:value-type="float" office:value="42.6948775055679" calcext:value-type="float">
            <text:p>42.69</text:p>
          </table:table-cell>
          <table:table-cell table:formula="of:=INDIRECT(&quot;'./unc0_arr1_pip0_unr11.ods'#$overview.E18&quot;)" office:value-type="float" office:value="37.5432525951557" calcext:value-type="float">
            <text:p>37.54</text:p>
          </table:table-cell>
          <table:table-cell table:formula="of:=INDIRECT(&quot;'./unc0_arr1_pip1_unr00.ods'#$overview.E18&quot;)" office:value-type="float" office:value="0.190839694656489" calcext:value-type="float">
            <text:p>0.19</text:p>
          </table:table-cell>
          <table:table-cell/>
          <table:table-cell table:formula="of:=INDIRECT(&quot;'./unc0_arr1_pip1_unr10.ods'#$overview.E18&quot;)" office:value-type="float" office:value="0.286806883365201" calcext:value-type="float">
            <text:p>0.29</text:p>
          </table:table-cell>
          <table:table-cell/>
          <table:table-cell table:formula="of:=INDIRECT(&quot;'./unc1_arr0_pip0_unr00.ods'#$overview.E18&quot;)" office:value-type="float" office:value="0" calcext:value-type="float">
            <text:p>0.00</text:p>
          </table:table-cell>
          <table:table-cell table:formula="of:=INDIRECT(&quot;'./unc1_arr0_pip0_unr01.ods'#$overview.E18&quot;)" office:value-type="float" office:value="0" calcext:value-type="float">
            <text:p>0.00</text:p>
          </table:table-cell>
          <table:table-cell table:formula="of:=INDIRECT(&quot;'./unc1_arr0_pip0_unr10.ods'#$overview.E18&quot;)" office:value-type="float" office:value="0.0486144871171609" calcext:value-type="float">
            <text:p>0.05</text:p>
          </table:table-cell>
          <table:table-cell table:formula="of:=INDIRECT(&quot;'./unc1_arr0_pip0_unr11.ods'#$overview.E18&quot;)" office:value-type="float" office:value="0.0647249190938511" calcext:value-type="float">
            <text:p>0.06</text:p>
          </table:table-cell>
          <table:table-cell table:formula="of:=INDIRECT(&quot;'./unc1_arr0_pip1_unr00.ods'#$overview.E18&quot;)" office:value-type="float" office:value="0.572519083969466" calcext:value-type="float">
            <text:p>0.57</text:p>
          </table:table-cell>
          <table:table-cell/>
          <table:table-cell table:formula="of:=INDIRECT(&quot;'./unc1_arr0_pip1_unr10.ods'#$overview.E18&quot;)" office:value-type="float" office:value="0.0958772770853308" calcext:value-type="float">
            <text:p>0.10</text:p>
          </table:table-cell>
          <table:table-cell/>
          <table:table-cell table:formula="of:=INDIRECT(&quot;'./unc1_arr1_pip0_unr00.ods'#$overview.E18&quot;)" office:value-type="float" office:value="46.5732087227414" calcext:value-type="float">
            <text:p>46.57</text:p>
          </table:table-cell>
          <table:table-cell table:formula="of:=INDIRECT(&quot;'./unc1_arr1_pip0_unr01.ods'#$overview.E18&quot;)" office:value-type="float" office:value="57.007786429366" calcext:value-type="float">
            <text:p>57.01</text:p>
          </table:table-cell>
          <table:table-cell table:formula="of:=INDIRECT(&quot;'./unc1_arr1_pip0_unr10.ods'#$overview.E18&quot;)" office:value-type="float" office:value="48.2905982905983" calcext:value-type="float">
            <text:p>48.29</text:p>
          </table:table-cell>
          <table:table-cell table:formula="of:=INDIRECT(&quot;'./unc1_arr1_pip0_unr11.ods'#$overview.E18&quot;)" office:value-type="float" office:value="38.3479648842777" calcext:value-type="float">
            <text:p>38.35</text:p>
          </table:table-cell>
          <table:table-cell table:formula="of:=INDIRECT(&quot;'./unc1_arr1_pip1_unr00.ods'#$overview.E18&quot;)" office:value-type="float" office:value="0.382409177820268" calcext:value-type="float">
            <text:p>0.38</text:p>
          </table:table-cell>
          <table:table-cell/>
          <table:table-cell table:formula="of:=INDIRECT(&quot;'./unc1_arr1_pip1_unr10.ods'#$overview.E18&quot;)" office:value-type="float" office:value="0.2873563218390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/unc0_arr0_pip0_unr00.ods'#$overview.E19&quot;)" office:value-type="float" office:value="0" calcext:value-type="float">
            <text:p>0.00</text:p>
          </table:table-cell>
          <table:table-cell table:formula="of:=INDIRECT(&quot;'./unc0_arr0_pip0_unr01.ods'#$overview.E19&quot;)" office:value-type="float" office:value="0" calcext:value-type="float">
            <text:p>0.00</text:p>
          </table:table-cell>
          <table:table-cell table:formula="of:=INDIRECT(&quot;'./unc0_arr0_pip0_unr10.ods'#$overview.E19&quot;)" office:value-type="float" office:value="0" calcext:value-type="float">
            <text:p>0.00</text:p>
          </table:table-cell>
          <table:table-cell table:formula="of:=INDIRECT(&quot;'./unc0_arr0_pip0_unr11.ods'#$overview.E19&quot;)" office:value-type="float" office:value="0" calcext:value-type="float">
            <text:p>0.00</text:p>
          </table:table-cell>
          <table:table-cell table:formula="of:=INDIRECT(&quot;'./unc0_arr0_pip1_unr00.ods'#$overview.E19&quot;)" office:value-type="float" office:value="19.9982910312711" calcext:value-type="float">
            <text:p>20.00</text:p>
          </table:table-cell>
          <table:table-cell/>
          <table:table-cell table:formula="of:=INDIRECT(&quot;'./unc0_arr0_pip1_unr10.ods'#$overview.E19&quot;)" office:value-type="float" office:value="20.3398483080513" calcext:value-type="float">
            <text:p>20.34</text:p>
          </table:table-cell>
          <table:table-cell/>
          <table:table-cell table:formula="of:=INDIRECT(&quot;'./unc0_arr1_pip0_unr00.ods'#$overview.E19&quot;)" office:value-type="float" office:value="11.1014744145707" calcext:value-type="float">
            <text:p>11.10</text:p>
          </table:table-cell>
          <table:table-cell table:formula="of:=INDIRECT(&quot;'./unc0_arr1_pip0_unr01.ods'#$overview.E19&quot;)" office:value-type="float" office:value="17.6308539944904" calcext:value-type="float">
            <text:p>17.63</text:p>
          </table:table-cell>
          <table:table-cell table:formula="of:=INDIRECT(&quot;'./unc0_arr1_pip0_unr10.ods'#$overview.E19&quot;)" office:value-type="float" office:value="5.25991370454079" calcext:value-type="float">
            <text:p>5.26</text:p>
          </table:table-cell>
          <table:table-cell table:formula="of:=INDIRECT(&quot;'./unc0_arr1_pip0_unr11.ods'#$overview.E19&quot;)" office:value-type="float" office:value="15.1407617695765" calcext:value-type="float">
            <text:p>15.14</text:p>
          </table:table-cell>
          <table:table-cell table:formula="of:=INDIRECT(&quot;'./unc0_arr1_pip1_unr00.ods'#$overview.E19&quot;)" office:value-type="float" office:value="0.00228880089720995" calcext:value-type="float">
            <text:p>0.00</text:p>
          </table:table-cell>
          <table:table-cell/>
          <table:table-cell table:formula="of:=INDIRECT(&quot;'./unc0_arr1_pip1_unr10.ods'#$overview.E19&quot;)" office:value-type="float" office:value="0.434491978609626" calcext:value-type="float">
            <text:p>0.43</text:p>
          </table:table-cell>
          <table:table-cell/>
          <table:table-cell table:formula="of:=INDIRECT(&quot;'./unc1_arr0_pip0_unr00.ods'#$overview.E19&quot;)" office:value-type="float" office:value="0" calcext:value-type="float">
            <text:p>0.00</text:p>
          </table:table-cell>
          <table:table-cell table:formula="of:=INDIRECT(&quot;'./unc1_arr0_pip0_unr01.ods'#$overview.E19&quot;)" office:value-type="float" office:value="0" calcext:value-type="float">
            <text:p>0.00</text:p>
          </table:table-cell>
          <table:table-cell table:formula="of:=INDIRECT(&quot;'./unc1_arr0_pip0_unr10.ods'#$overview.E19&quot;)" office:value-type="float" office:value="0" calcext:value-type="float">
            <text:p>0.00</text:p>
          </table:table-cell>
          <table:table-cell table:formula="of:=INDIRECT(&quot;'./unc1_arr0_pip0_unr11.ods'#$overview.E19&quot;)" office:value-type="float" office:value="0" calcext:value-type="float">
            <text:p>0.00</text:p>
          </table:table-cell>
          <table:table-cell table:formula="of:=INDIRECT(&quot;'./unc1_arr0_pip1_unr00.ods'#$overview.E19&quot;)" office:value-type="float" office:value="19.9986572347581" calcext:value-type="float">
            <text:p>20.00</text:p>
          </table:table-cell>
          <table:table-cell/>
          <table:table-cell table:formula="of:=INDIRECT(&quot;'./unc1_arr0_pip1_unr10.ods'#$overview.E19&quot;)" office:value-type="float" office:value="20.2784400544959" calcext:value-type="float">
            <text:p>20.28</text:p>
          </table:table-cell>
          <table:table-cell/>
          <table:table-cell table:formula="of:=INDIRECT(&quot;'./unc1_arr1_pip0_unr00.ods'#$overview.E19&quot;)" office:value-type="float" office:value="0" calcext:value-type="float">
            <text:p>0.00</text:p>
          </table:table-cell>
          <table:table-cell table:formula="of:=INDIRECT(&quot;'./unc1_arr1_pip0_unr01.ods'#$overview.E19&quot;)" office:value-type="float" office:value="19.9791883454735" calcext:value-type="float">
            <text:p>19.98</text:p>
          </table:table-cell>
          <table:table-cell table:formula="of:=INDIRECT(&quot;'./unc1_arr1_pip0_unr10.ods'#$overview.E19&quot;)" office:value-type="float" office:value="5.87830080367394" calcext:value-type="float">
            <text:p>5.88</text:p>
          </table:table-cell>
          <table:table-cell table:formula="of:=INDIRECT(&quot;'./unc1_arr1_pip0_unr11.ods'#$overview.E19&quot;)" office:value-type="float" office:value="17.2274562584118" calcext:value-type="float">
            <text:p>17.23</text:p>
          </table:table-cell>
          <table:table-cell table:formula="of:=INDIRECT(&quot;'./unc1_arr1_pip1_unr00.ods'#$overview.E19&quot;)" office:value-type="float" office:value="0.00152586726480663" calcext:value-type="float">
            <text:p>0.00</text:p>
          </table:table-cell>
          <table:table-cell/>
          <table:table-cell table:formula="of:=INDIRECT(&quot;'./unc1_arr1_pip1_unr10.ods'#$overview.E19&quot;)" office:value-type="float" office:value="0.435251579970831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/unc0_arr0_pip0_unr00.ods'#$overview.E20&quot;)" office:value-type="float" office:value="0.0557098214674315" calcext:value-type="float">
            <text:p>0.06</text:p>
          </table:table-cell>
          <table:table-cell table:formula="of:=INDIRECT(&quot;'./unc0_arr0_pip0_unr01.ods'#$overview.E20&quot;)" office:value-type="float" office:value="0.0708709373788827" calcext:value-type="float">
            <text:p>0.07</text:p>
          </table:table-cell>
          <table:table-cell table:formula="of:=INDIRECT(&quot;'./unc0_arr0_pip0_unr10.ods'#$overview.E20&quot;)" office:value-type="float" office:value="0.0557253437121786" calcext:value-type="float">
            <text:p>0.06</text:p>
          </table:table-cell>
          <table:table-cell table:formula="of:=INDIRECT(&quot;'./unc0_arr0_pip0_unr11.ods'#$overview.E20&quot;)" office:value-type="float" office:value="0.0708960597299303" calcext:value-type="float">
            <text:p>0.07</text:p>
          </table:table-cell>
          <table:table-cell table:formula="of:=INDIRECT(&quot;'./unc0_arr0_pip1_unr00.ods'#$overview.E20&quot;)" office:value-type="float" office:value="15.1671657219031" calcext:value-type="float">
            <text:p>15.17</text:p>
          </table:table-cell>
          <table:table-cell/>
          <table:table-cell table:formula="of:=INDIRECT(&quot;'./unc0_arr0_pip1_unr10.ods'#$overview.E20&quot;)" office:value-type="float" office:value="15.2412282078979" calcext:value-type="float">
            <text:p>15.24</text:p>
          </table:table-cell>
          <table:table-cell/>
          <table:table-cell table:formula="of:=INDIRECT(&quot;'./unc0_arr1_pip0_unr00.ods'#$overview.E20&quot;)" office:value-type="float" office:value="0.0557098214674315" calcext:value-type="float">
            <text:p>0.06</text:p>
          </table:table-cell>
          <table:table-cell table:formula="of:=INDIRECT(&quot;'./unc0_arr1_pip0_unr01.ods'#$overview.E20&quot;)" office:value-type="float" office:value="0.0708709373788827" calcext:value-type="float">
            <text:p>0.07</text:p>
          </table:table-cell>
          <table:table-cell table:formula="of:=INDIRECT(&quot;'./unc0_arr1_pip0_unr10.ods'#$overview.E20&quot;)" office:value-type="float" office:value="0.0557253437121786" calcext:value-type="float">
            <text:p>0.06</text:p>
          </table:table-cell>
          <table:table-cell table:formula="of:=INDIRECT(&quot;'./unc0_arr1_pip0_unr11.ods'#$overview.E20&quot;)" office:value-type="float" office:value="10.2514102653388" calcext:value-type="float">
            <text:p>10.25</text:p>
          </table:table-cell>
          <table:table-cell table:formula="of:=INDIRECT(&quot;'./unc0_arr1_pip1_unr00.ods'#$overview.E20&quot;)" office:value-type="float" office:value="15.1671657219031" calcext:value-type="float">
            <text:p>15.17</text:p>
          </table:table-cell>
          <table:table-cell/>
          <table:table-cell table:formula="of:=INDIRECT(&quot;'./unc0_arr1_pip1_unr10.ods'#$overview.E20&quot;)" office:value-type="float" office:value="15.2412282078979" calcext:value-type="float">
            <text:p>15.24</text:p>
          </table:table-cell>
          <table:table-cell/>
          <table:table-cell table:formula="of:=INDIRECT(&quot;'./unc1_arr0_pip0_unr00.ods'#$overview.E20&quot;)" office:value-type="float" office:value="0.0649765982720286" calcext:value-type="float">
            <text:p>0.06</text:p>
          </table:table-cell>
          <table:table-cell table:formula="of:=INDIRECT(&quot;'./unc1_arr0_pip0_unr01.ods'#$overview.E20&quot;)" office:value-type="float" office:value="0.0779413734731407" calcext:value-type="float">
            <text:p>0.08</text:p>
          </table:table-cell>
          <table:table-cell table:formula="of:=INDIRECT(&quot;'./unc1_arr0_pip0_unr10.ods'#$overview.E20&quot;)" office:value-type="float" office:value="0.0649977149240847" calcext:value-type="float">
            <text:p>0.06</text:p>
          </table:table-cell>
          <table:table-cell table:formula="of:=INDIRECT(&quot;'./unc1_arr0_pip0_unr11.ods'#$overview.E20&quot;)" office:value-type="float" office:value="0.0779717596033187" calcext:value-type="float">
            <text:p>0.08</text:p>
          </table:table-cell>
          <table:table-cell table:formula="of:=INDIRECT(&quot;'./unc1_arr0_pip1_unr00.ods'#$overview.E20&quot;)" office:value-type="float" office:value="15.4639725832595" calcext:value-type="float">
            <text:p>15.46</text:p>
          </table:table-cell>
          <table:table-cell/>
          <table:table-cell table:formula="of:=INDIRECT(&quot;'./unc1_arr0_pip1_unr10.ods'#$overview.E20&quot;)" office:value-type="float" office:value="15.5384174398574" calcext:value-type="float">
            <text:p>15.54</text:p>
          </table:table-cell>
          <table:table-cell/>
          <table:table-cell table:formula="of:=INDIRECT(&quot;'./unc1_arr1_pip0_unr00.ods'#$overview.E20&quot;)" office:value-type="float" office:value="0.0649765982720286" calcext:value-type="float">
            <text:p>0.06</text:p>
          </table:table-cell>
          <table:table-cell table:formula="of:=INDIRECT(&quot;'./unc1_arr1_pip0_unr01.ods'#$overview.E20&quot;)" office:value-type="float" office:value="0.0779413734731407" calcext:value-type="float">
            <text:p>0.08</text:p>
          </table:table-cell>
          <table:table-cell table:formula="of:=INDIRECT(&quot;'./unc1_arr1_pip0_unr10.ods'#$overview.E20&quot;)" office:value-type="float" office:value="0.0649977149240847" calcext:value-type="float">
            <text:p>0.06</text:p>
          </table:table-cell>
          <table:table-cell table:formula="of:=INDIRECT(&quot;'./unc1_arr1_pip0_unr11.ods'#$overview.E20&quot;)" office:value-type="float" office:value="7.03655426466421" calcext:value-type="float">
            <text:p>7.04</text:p>
          </table:table-cell>
          <table:table-cell table:formula="of:=INDIRECT(&quot;'./unc1_arr1_pip1_unr00.ods'#$overview.E20&quot;)" office:value-type="float" office:value="15.4639725832595" calcext:value-type="float">
            <text:p>15.46</text:p>
          </table:table-cell>
          <table:table-cell/>
          <table:table-cell table:formula="of:=INDIRECT(&quot;'./unc1_arr1_pip1_unr10.ods'#$overview.E20&quot;)" office:value-type="float" office:value="15.5384174398574" calcext:value-type="float">
            <text:p>15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/unc0_arr0_pip0_unr00.ods'#$overview.E21&quot;)" office:value-type="float" office:value="0" calcext:value-type="float">
            <text:p>0.00</text:p>
          </table:table-cell>
          <table:table-cell table:formula="of:=INDIRECT(&quot;'./unc0_arr0_pip0_unr01.ods'#$overview.E21&quot;)" office:value-type="float" office:value="0" calcext:value-type="float">
            <text:p>0.00</text:p>
          </table:table-cell>
          <table:table-cell table:formula="of:=INDIRECT(&quot;'./unc0_arr0_pip0_unr10.ods'#$overview.E21&quot;)" office:value-type="float" office:value="3.95142393217241" calcext:value-type="float">
            <text:p>3.95</text:p>
          </table:table-cell>
          <table:table-cell table:formula="of:=INDIRECT(&quot;'./unc0_arr0_pip0_unr11.ods'#$overview.E21&quot;)" office:value-type="float" office:value="0" calcext:value-type="float">
            <text:p>0.00</text:p>
          </table:table-cell>
          <table:table-cell table:formula="of:=INDIRECT(&quot;'./unc0_arr0_pip1_unr00.ods'#$overview.E21&quot;)" office:value-type="float" office:value="0.0029592803030303" calcext:value-type="float">
            <text:p>0.00</text:p>
          </table:table-cell>
          <table:table-cell/>
          <table:table-cell table:formula="of:=INDIRECT(&quot;'./unc0_arr0_pip1_unr10.ods'#$overview.E21&quot;)" office:value-type="float" office:value="0.00296208530805687" calcext:value-type="float">
            <text:p>0.00</text:p>
          </table:table-cell>
          <table:table-cell/>
          <table:table-cell table:formula="of:=INDIRECT(&quot;'./unc0_arr1_pip0_unr00.ods'#$overview.E21&quot;)" office:value-type="float" office:value="0" calcext:value-type="float">
            <text:p>0.00</text:p>
          </table:table-cell>
          <table:table-cell table:formula="of:=INDIRECT(&quot;'./unc0_arr1_pip0_unr01.ods'#$overview.E21&quot;)" office:value-type="float" office:value="0" calcext:value-type="float">
            <text:p>0.00</text:p>
          </table:table-cell>
          <table:table-cell table:formula="of:=INDIRECT(&quot;'./unc0_arr1_pip0_unr10.ods'#$overview.E21&quot;)" office:value-type="float" office:value="0" calcext:value-type="float">
            <text:p>0.00</text:p>
          </table:table-cell>
          <table:table-cell table:formula="of:=INDIRECT(&quot;'./unc0_arr1_pip0_unr11.ods'#$overview.E21&quot;)" office:value-type="float" office:value="18.9557229298995" calcext:value-type="float">
            <text:p>18.96</text:p>
          </table:table-cell>
          <table:table-cell table:formula="of:=INDIRECT(&quot;'./unc0_arr1_pip1_unr00.ods'#$overview.E21&quot;)" office:value-type="float" office:value="0.0029592803030303" calcext:value-type="float">
            <text:p>0.00</text:p>
          </table:table-cell>
          <table:table-cell/>
          <table:table-cell table:formula="of:=INDIRECT(&quot;'./unc0_arr1_pip1_unr10.ods'#$overview.E21&quot;)" office:value-type="float" office:value="0.00296208530805687" calcext:value-type="float">
            <text:p>0.00</text:p>
          </table:table-cell>
          <table:table-cell/>
          <table:table-cell table:formula="of:=INDIRECT(&quot;'./unc1_arr0_pip0_unr00.ods'#$overview.E21&quot;)" office:value-type="float" office:value="0" calcext:value-type="float">
            <text:p>0.00</text:p>
          </table:table-cell>
          <table:table-cell table:formula="of:=INDIRECT(&quot;'./unc1_arr0_pip0_unr01.ods'#$overview.E21&quot;)" office:value-type="float" office:value="0" calcext:value-type="float">
            <text:p>0.00</text:p>
          </table:table-cell>
          <table:table-cell table:formula="of:=INDIRECT(&quot;'./unc1_arr0_pip0_unr10.ods'#$overview.E21&quot;)" office:value-type="float" office:value="0.0388797764412855" calcext:value-type="float">
            <text:p>0.04</text:p>
          </table:table-cell>
          <table:table-cell table:formula="of:=INDIRECT(&quot;'./unc1_arr0_pip0_unr11.ods'#$overview.E21&quot;)" office:value-type="float" office:value="0" calcext:value-type="float">
            <text:p>0.00</text:p>
          </table:table-cell>
          <table:table-cell table:formula="of:=INDIRECT(&quot;'./unc1_arr0_pip1_unr00.ods'#$overview.E21&quot;)" office:value-type="float" office:value="0.00298187022900763" calcext:value-type="float">
            <text:p>0.00</text:p>
          </table:table-cell>
          <table:table-cell/>
          <table:table-cell table:formula="of:=INDIRECT(&quot;'./unc1_arr0_pip1_unr10.ods'#$overview.E21&quot;)" office:value-type="float" office:value="0.0029847182425979" calcext:value-type="float">
            <text:p>0.00</text:p>
          </table:table-cell>
          <table:table-cell/>
          <table:table-cell table:formula="of:=INDIRECT(&quot;'./unc1_arr1_pip0_unr00.ods'#$overview.E21&quot;)" office:value-type="float" office:value="0" calcext:value-type="float">
            <text:p>0.00</text:p>
          </table:table-cell>
          <table:table-cell table:formula="of:=INDIRECT(&quot;'./unc1_arr1_pip0_unr01.ods'#$overview.E21&quot;)" office:value-type="float" office:value="0" calcext:value-type="float">
            <text:p>0.00</text:p>
          </table:table-cell>
          <table:table-cell table:formula="of:=INDIRECT(&quot;'./unc1_arr1_pip0_unr10.ods'#$overview.E21&quot;)" office:value-type="float" office:value="0" calcext:value-type="float">
            <text:p>0.00</text:p>
          </table:table-cell>
          <table:table-cell table:formula="of:=INDIRECT(&quot;'./unc1_arr1_pip0_unr11.ods'#$overview.E21&quot;)" office:value-type="float" office:value="15.0727880241989" calcext:value-type="float">
            <text:p>15.07</text:p>
          </table:table-cell>
          <table:table-cell table:formula="of:=INDIRECT(&quot;'./unc1_arr1_pip1_unr00.ods'#$overview.E21&quot;)" office:value-type="float" office:value="0.00298187022900763" calcext:value-type="float">
            <text:p>0.00</text:p>
          </table:table-cell>
          <table:table-cell/>
          <table:table-cell table:formula="of:=INDIRECT(&quot;'./unc1_arr1_pip1_unr10.ods'#$overview.E21&quot;)" office:value-type="float" office:value="0.0029847182425979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6:.B14])" office:value-type="float" office:value="0.936546056463546" calcext:value-type="float">
            <text:p>0.94</text:p>
          </table:table-cell>
          <table:table-cell table:style-name="ce24" table:formula="of:=AVERAGE([.C6:.C14])" office:value-type="float" office:value="0.8129588637562" calcext:value-type="float">
            <text:p>0.81</text:p>
          </table:table-cell>
          <table:table-cell table:style-name="ce24" table:formula="of:=AVERAGE([.D6:.D14])" office:value-type="float" office:value="1.37631950004565" calcext:value-type="float">
            <text:p>1.38</text:p>
          </table:table-cell>
          <table:table-cell table:style-name="ce24" table:formula="of:=AVERAGE([.E6:.E14])" office:value-type="float" office:value="0.81935206667846" calcext:value-type="float">
            <text:p>0.82</text:p>
          </table:table-cell>
          <table:table-cell table:style-name="ce24" table:formula="of:=AVERAGE([.F6:.F14])" office:value-type="float" office:value="7.72955822078448" calcext:value-type="float">
            <text:p>7.73</text:p>
          </table:table-cell>
          <table:table-cell table:style-name="ce24"/>
          <table:table-cell table:style-name="ce24" table:formula="of:=AVERAGE([.H6:.H14])" office:value-type="float" office:value="7.50979696934254" calcext:value-type="float">
            <text:p>7.51</text:p>
          </table:table-cell>
          <table:table-cell table:style-name="ce24"/>
          <table:table-cell table:style-name="ce24" table:formula="of:=AVERAGE([.J6:.J14])" office:value-type="float" office:value="9.97143088083058" calcext:value-type="float">
            <text:p>9.97</text:p>
          </table:table-cell>
          <table:table-cell table:style-name="ce24" table:formula="of:=AVERAGE([.K6:.K14])" office:value-type="float" office:value="25.2800040055931" calcext:value-type="float">
            <text:p>25.28</text:p>
          </table:table-cell>
          <table:table-cell table:style-name="ce24" table:formula="of:=AVERAGE([.L6:.L14])" office:value-type="float" office:value="9.71486657167265" calcext:value-type="float">
            <text:p>9.71</text:p>
          </table:table-cell>
          <table:table-cell table:style-name="ce24" table:formula="of:=AVERAGE([.M6:.M14])" office:value-type="float" office:value="30.3144775919628" calcext:value-type="float">
            <text:p>30.31</text:p>
          </table:table-cell>
          <table:table-cell table:style-name="ce24" table:formula="of:=AVERAGE([.N6:.N14])" office:value-type="float" office:value="14.1686647060664" calcext:value-type="float">
            <text:p>14.17</text:p>
          </table:table-cell>
          <table:table-cell table:style-name="ce24"/>
          <table:table-cell table:style-name="ce24" table:formula="of:=AVERAGE([.P6:.P14])" office:value-type="float" office:value="15.8001652693623" calcext:value-type="float">
            <text:p>15.80</text:p>
          </table:table-cell>
          <table:table-cell table:style-name="ce24"/>
          <table:table-cell table:style-name="ce24" table:formula="of:=AVERAGE([.R6:.R14])" office:value-type="float" office:value="0.0072196220302254" calcext:value-type="float">
            <text:p>0.01</text:p>
          </table:table-cell>
          <table:table-cell table:style-name="ce24" table:formula="of:=AVERAGE([.S6:.S14])" office:value-type="float" office:value="0.933382013610872" calcext:value-type="float">
            <text:p>0.93</text:p>
          </table:table-cell>
          <table:table-cell table:style-name="ce24" table:formula="of:=AVERAGE([.T6:.T14])" office:value-type="float" office:value="0.0212635283248685" calcext:value-type="float">
            <text:p>0.02</text:p>
          </table:table-cell>
          <table:table-cell table:style-name="ce24" table:formula="of:=AVERAGE([.U6:.U14])" office:value-type="float" office:value="0.940877770081077" calcext:value-type="float">
            <text:p>0.94</text:p>
          </table:table-cell>
          <table:table-cell table:style-name="ce24" table:formula="of:=AVERAGE([.V6:.V14])" office:value-type="float" office:value="7.78416593504626" calcext:value-type="float">
            <text:p>7.78</text:p>
          </table:table-cell>
          <table:table-cell table:style-name="ce24"/>
          <table:table-cell table:style-name="ce24" table:formula="of:=AVERAGE([.X6:.X14])" office:value-type="float" office:value="7.37009077271023" calcext:value-type="float">
            <text:p>7.37</text:p>
          </table:table-cell>
          <table:table-cell table:style-name="ce24"/>
          <table:table-cell table:style-name="ce24" table:formula="of:=AVERAGE([.Z6:.Z14])" office:value-type="float" office:value="9.95208852041256" calcext:value-type="float">
            <text:p>9.95</text:p>
          </table:table-cell>
          <table:table-cell table:style-name="ce24" table:formula="of:=AVERAGE([.AA6:.AA14])" office:value-type="float" office:value="25.723808862165" calcext:value-type="float">
            <text:p>25.72</text:p>
          </table:table-cell>
          <table:table-cell table:style-name="ce24" table:formula="of:=AVERAGE([.AB6:.AB14])" office:value-type="float" office:value="11.0102342978779" calcext:value-type="float">
            <text:p>11.01</text:p>
          </table:table-cell>
          <table:table-cell table:style-name="ce24" table:formula="of:=AVERAGE([.AC6:.AC14])" office:value-type="float" office:value="28.5548590489211" calcext:value-type="float">
            <text:p>28.55</text:p>
          </table:table-cell>
          <table:table-cell table:style-name="ce24" table:formula="of:=AVERAGE([.AD6:.AD14])" office:value-type="float" office:value="14.1915407285257" calcext:value-type="float">
            <text:p>14.19</text:p>
          </table:table-cell>
          <table:table-cell table:style-name="ce24"/>
          <table:table-cell table:style-name="ce24" table:formula="of:=AVERAGE([.AF6:.AF14])" office:value-type="float" office:value="15.7538511297972" calcext:value-type="float">
            <text:p>15.75</text:p>
          </table:table-cell>
          <table:table-cell table:style-name="ce24"/>
          <table:table-cell table:style-name="ce24" table:formula="of:=AVERAGE([.B15:.AG15])" office:value-type="float" office:value="10.2782301221692" calcext:value-type="float">
            <text:p>10.28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6:.B14])" office:value-type="float" office:value="7.61618474121765" calcext:value-type="float">
            <text:p>7.62</text:p>
          </table:table-cell>
          <table:table-cell table:style-name="ce24" table:formula="of:=VAR([.C6:.C14])" office:value-type="float" office:value="5.62198854371674" calcext:value-type="float">
            <text:p>5.62</text:p>
          </table:table-cell>
          <table:table-cell table:style-name="ce24" table:formula="of:=VAR([.D6:.D14])" office:value-type="float" office:value="8.35750070268104" calcext:value-type="float">
            <text:p>8.36</text:p>
          </table:table-cell>
          <table:table-cell table:style-name="ce24" table:formula="of:=VAR([.E6:.E14])" office:value-type="float" office:value="5.61572163031789" calcext:value-type="float">
            <text:p>5.62</text:p>
          </table:table-cell>
          <table:table-cell table:style-name="ce24" table:formula="of:=VAR([.F6:.F14])" office:value-type="float" office:value="150.50317683222" calcext:value-type="float">
            <text:p>150.50</text:p>
          </table:table-cell>
          <table:table-cell table:style-name="ce24"/>
          <table:table-cell table:style-name="ce24" table:formula="of:=VAR([.H6:.H14])" office:value-type="float" office:value="95.9458898173753" calcext:value-type="float">
            <text:p>95.95</text:p>
          </table:table-cell>
          <table:table-cell table:style-name="ce24"/>
          <table:table-cell table:style-name="ce24" table:formula="of:=VAR([.J6:.J14])" office:value-type="float" office:value="289.461811835384" calcext:value-type="float">
            <text:p>289.46</text:p>
          </table:table-cell>
          <table:table-cell table:style-name="ce24" table:formula="of:=VAR([.K6:.K14])" office:value-type="float" office:value="698.661508713435" calcext:value-type="float">
            <text:p>698.66</text:p>
          </table:table-cell>
          <table:table-cell table:style-name="ce24" table:formula="of:=VAR([.L6:.L14])" office:value-type="float" office:value="318.987175748552" calcext:value-type="float">
            <text:p>318.99</text:p>
          </table:table-cell>
          <table:table-cell table:style-name="ce24" table:formula="of:=VAR([.M6:.M14])" office:value-type="float" office:value="436.180878779406" calcext:value-type="float">
            <text:p>436.18</text:p>
          </table:table-cell>
          <table:table-cell table:style-name="ce24" table:formula="of:=VAR([.N6:.N14])" office:value-type="float" office:value="565.033550907171" calcext:value-type="float">
            <text:p>565.03</text:p>
          </table:table-cell>
          <table:table-cell table:style-name="ce24"/>
          <table:table-cell table:style-name="ce24" table:formula="of:=VAR([.P6:.P14])" office:value-type="float" office:value="713.64005688478" calcext:value-type="float">
            <text:p>713.64</text:p>
          </table:table-cell>
          <table:table-cell table:style-name="ce24"/>
          <table:table-cell table:style-name="ce24" table:formula="of:=VAR([.R6:.R14])" office:value-type="float" office:value="0.000469106480333843" calcext:value-type="float">
            <text:p>0.00</text:p>
          </table:table-cell>
          <table:table-cell table:style-name="ce24" table:formula="of:=VAR([.S6:.S14])" office:value-type="float" office:value="7.67865114315439" calcext:value-type="float">
            <text:p>7.68</text:p>
          </table:table-cell>
          <table:table-cell table:style-name="ce24" table:formula="of:=VAR([.T6:.T14])" office:value-type="float" office:value="0.000692763325482937" calcext:value-type="float">
            <text:p>0.00</text:p>
          </table:table-cell>
          <table:table-cell table:style-name="ce24" table:formula="of:=VAR([.U6:.U14])" office:value-type="float" office:value="7.66900241175069" calcext:value-type="float">
            <text:p>7.67</text:p>
          </table:table-cell>
          <table:table-cell table:style-name="ce24" table:formula="of:=VAR([.V6:.V14])" office:value-type="float" office:value="150.716102496147" calcext:value-type="float">
            <text:p>150.72</text:p>
          </table:table-cell>
          <table:table-cell table:style-name="ce24"/>
          <table:table-cell table:style-name="ce24" table:formula="of:=VAR([.X6:.X14])" office:value-type="float" office:value="94.8082415625534" calcext:value-type="float">
            <text:p>94.81</text:p>
          </table:table-cell>
          <table:table-cell table:style-name="ce24"/>
          <table:table-cell table:style-name="ce24" table:formula="of:=VAR([.Z6:.Z14])" office:value-type="float" office:value="389.045920240309" calcext:value-type="float">
            <text:p>389.05</text:p>
          </table:table-cell>
          <table:table-cell table:style-name="ce24" table:formula="of:=VAR([.AA6:.AA14])" office:value-type="float" office:value="707.109920168894" calcext:value-type="float">
            <text:p>707.11</text:p>
          </table:table-cell>
          <table:table-cell table:style-name="ce24" table:formula="of:=VAR([.AB6:.AB14])" office:value-type="float" office:value="410.425621422194" calcext:value-type="float">
            <text:p>410.43</text:p>
          </table:table-cell>
          <table:table-cell table:style-name="ce24" table:formula="of:=VAR([.AC6:.AC14])" office:value-type="float" office:value="512.287812706248" calcext:value-type="float">
            <text:p>512.29</text:p>
          </table:table-cell>
          <table:table-cell table:style-name="ce24" table:formula="of:=VAR([.AD6:.AD14])" office:value-type="float" office:value="565.401710430151" calcext:value-type="float">
            <text:p>565.40</text:p>
          </table:table-cell>
          <table:table-cell table:style-name="ce24"/>
          <table:table-cell table:style-name="ce24" table:formula="of:=VAR([.AF6:.AF14])" office:value-type="float" office:value="709.674622493363" calcext:value-type="float">
            <text:p>709.67</text:p>
          </table:table-cell>
          <table:table-cell table:style-name="ce24"/>
          <table:table-cell table:style-name="ce24" table:formula="of:=AVERAGE([.B16:.AG16])" office:value-type="float" office:value="285.435175503368" calcext:value-type="float">
            <text:p>285.44</text:p>
          </table:table-cell>
        </table:table-row>
        <table:table-row table:style-name="ro1">
          <table:table-cell table:style-name="ce16" office:value-type="string" calcext:value-type="string" table:number-columns-spanned="34" table:number-rows-spanned="1">
            <text:p>iteration latency</text:p>
          </table:table-cell>
          <table:covered-table-cell table:style-name="ce20"/>
          <table:covered-table-cell table:number-columns-repeated="4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48" table:formula="of:=INDIRECT(&quot;'./unc0_arr0_pip0_unr00.ods'#$overview.Q13&quot;)" office:value-type="float" office:value="0" calcext:value-type="float">
            <text:p>0.00</text:p>
          </table:table-cell>
          <table:table-cell table:style-name="ce48" table:formula="of:=INDIRECT(&quot;'./unc0_arr0_pip0_unr01.ods'#$overview.Q13&quot;)" office:value-type="float" office:value="0" calcext:value-type="float">
            <text:p>0.00</text:p>
          </table:table-cell>
          <table:table-cell table:style-name="ce48" table:formula="of:=INDIRECT(&quot;'./unc0_arr0_pip0_unr10.ods'#$overview.Q13&quot;)" office:value-type="float" office:value="0" calcext:value-type="float">
            <text:p>0.00</text:p>
          </table:table-cell>
          <table:table-cell table:style-name="ce48" table:formula="of:=INDIRECT(&quot;'./unc0_arr0_pip0_unr11.ods'#$overview.Q13&quot;)" office:value-type="float" office:value="0" calcext:value-type="float">
            <text:p>0.00</text:p>
          </table:table-cell>
          <table:table-cell table:style-name="ce48" table:formula="of:=INDIRECT(&quot;'./unc0_arr0_pip1_unr00.ods'#$overview.Q13&quot;)" office:value-type="float" office:value="10" calcext:value-type="float">
            <text:p>10.00</text:p>
          </table:table-cell>
          <table:table-cell table:style-name="ce51"/>
          <table:table-cell table:style-name="ce48" table:formula="of:=INDIRECT(&quot;'./unc0_arr0_pip1_unr1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0_unr00.ods'#$overview.Q13&quot;)" office:value-type="float" office:value="0" calcext:value-type="float">
            <text:p>0.00</text:p>
          </table:table-cell>
          <table:table-cell table:style-name="ce48" table:formula="of:=INDIRECT(&quot;'./unc0_arr1_pip0_unr01.ods'#$overview.Q13&quot;)" office:value-type="float" office:value="0" calcext:value-type="float">
            <text:p>0.00</text:p>
          </table:table-cell>
          <table:table-cell table:style-name="ce48" table:formula="of:=INDIRECT(&quot;'./unc0_arr1_pip0_unr10.ods'#$overview.Q13&quot;)" office:value-type="float" office:value="0" calcext:value-type="float">
            <text:p>0.00</text:p>
          </table:table-cell>
          <table:table-cell table:style-name="ce48" table:formula="of:=INDIRECT(&quot;'./unc0_arr1_pip0_unr11.ods'#$overview.Q13&quot;)" office:value-type="float" office:value="7.14285714285714" calcext:value-type="float">
            <text:p>7.14</text:p>
          </table:table-cell>
          <table:table-cell table:style-name="ce48" table:formula="of:=INDIRECT(&quot;'./unc0_arr1_pip1_unr0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1_unr1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0_unr00.ods'#$overview.Q13&quot;)" office:value-type="float" office:value="0" calcext:value-type="float">
            <text:p>0.00</text:p>
          </table:table-cell>
          <table:table-cell table:style-name="ce48" table:formula="of:=INDIRECT(&quot;'./unc1_arr0_pip0_unr01.ods'#$overview.Q13&quot;)" office:value-type="float" office:value="0" calcext:value-type="float">
            <text:p>0.00</text:p>
          </table:table-cell>
          <table:table-cell table:style-name="ce48" table:formula="of:=INDIRECT(&quot;'./unc1_arr0_pip0_unr10.ods'#$overview.Q13&quot;)" office:value-type="float" office:value="0" calcext:value-type="float">
            <text:p>0.00</text:p>
          </table:table-cell>
          <table:table-cell table:style-name="ce48" table:formula="of:=INDIRECT(&quot;'./unc1_arr0_pip0_unr11.ods'#$overview.Q13&quot;)" office:value-type="float" office:value="0" calcext:value-type="float">
            <text:p>0.00</text:p>
          </table:table-cell>
          <table:table-cell table:style-name="ce48" table:formula="of:=INDIRECT(&quot;'./unc1_arr0_pip1_unr0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1_unr1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0_unr00.ods'#$overview.Q13&quot;)" office:value-type="float" office:value="0" calcext:value-type="float">
            <text:p>0.00</text:p>
          </table:table-cell>
          <table:table-cell table:style-name="ce48" table:formula="of:=INDIRECT(&quot;'./unc1_arr1_pip0_unr01.ods'#$overview.Q13&quot;)" office:value-type="float" office:value="0" calcext:value-type="float">
            <text:p>0.00</text:p>
          </table:table-cell>
          <table:table-cell table:style-name="ce48" table:formula="of:=INDIRECT(&quot;'./unc1_arr1_pip0_unr10.ods'#$overview.Q13&quot;)" office:value-type="float" office:value="0" calcext:value-type="float">
            <text:p>0.00</text:p>
          </table:table-cell>
          <table:table-cell table:style-name="ce48" table:formula="of:=INDIRECT(&quot;'./unc1_arr1_pip0_unr11.ods'#$overview.Q13&quot;)" office:value-type="float" office:value="0" calcext:value-type="float">
            <text:p>0.00</text:p>
          </table:table-cell>
          <table:table-cell table:style-name="ce48" table:formula="of:=INDIRECT(&quot;'./unc1_arr1_pip1_unr00.ods'#$overview.Q13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1_unr10.ods'#$overview.Q13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48" table:formula="of:=INDIRECT(&quot;'./unc0_arr0_pip0_unr00.ods'#$overview.Q14&quot;)" office:value-type="float" office:value="0" calcext:value-type="float">
            <text:p>0.00</text:p>
          </table:table-cell>
          <table:table-cell table:style-name="ce48" table:formula="of:=INDIRECT(&quot;'./unc0_arr0_pip0_unr01.ods'#$overview.Q14&quot;)" office:value-type="float" office:value="7.14285714285714" calcext:value-type="float">
            <text:p>7.14</text:p>
          </table:table-cell>
          <table:table-cell table:style-name="ce48" table:formula="of:=INDIRECT(&quot;'./unc0_arr0_pip0_unr10.ods'#$overview.Q14&quot;)" office:value-type="float" office:value="0" calcext:value-type="float">
            <text:p>0.00</text:p>
          </table:table-cell>
          <table:table-cell table:style-name="ce48" table:formula="of:=INDIRECT(&quot;'./unc0_arr0_pip0_unr11.ods'#$overview.Q14&quot;)" office:value-type="float" office:value="7.14285714285714" calcext:value-type="float">
            <text:p>7.14</text:p>
          </table:table-cell>
          <table:table-cell table:style-name="ce48" table:formula="of:=INDIRECT(&quot;'./unc0_arr0_pip1_unr00.ods'#$overview.Q14&quot;)" office:value-type="float" office:value="9.09090909090909" calcext:value-type="float">
            <text:p>9.09</text:p>
          </table:table-cell>
          <table:table-cell table:style-name="ce51"/>
          <table:table-cell table:style-name="ce48" table:formula="of:=INDIRECT(&quot;'./unc0_arr0_pip1_unr10.ods'#$overview.Q14&quot;)" office:value-type="float" office:value="9.09090909090909" calcext:value-type="float">
            <text:p>9.09</text:p>
          </table:table-cell>
          <table:table-cell table:style-name="ce51"/>
          <table:table-cell table:style-name="ce48" table:formula="of:=INDIRECT(&quot;'./unc0_arr1_pip0_unr00.ods'#$overview.Q14&quot;)" office:value-type="float" office:value="37.5" calcext:value-type="float">
            <text:p>37.50</text:p>
          </table:table-cell>
          <table:table-cell table:style-name="ce48" table:formula="of:=INDIRECT(&quot;'./unc0_arr1_pip0_unr01.ods'#$overview.Q14&quot;)" office:value-type="float" office:value="54.8387096774194" calcext:value-type="float">
            <text:p>54.84</text:p>
          </table:table-cell>
          <table:table-cell table:style-name="ce48" table:formula="of:=INDIRECT(&quot;'./unc0_arr1_pip0_unr10.ods'#$overview.Q14&quot;)" office:value-type="float" office:value="37.5" calcext:value-type="float">
            <text:p>37.50</text:p>
          </table:table-cell>
          <table:table-cell table:style-name="ce48" table:formula="of:=INDIRECT(&quot;'./unc0_arr1_pip0_unr11.ods'#$overview.Q14&quot;)" office:value-type="float" office:value="64.1025641025641" calcext:value-type="float">
            <text:p>64.10</text:p>
          </table:table-cell>
          <table:table-cell table:style-name="ce48" table:formula="of:=INDIRECT(&quot;'./unc0_arr1_pip1_unr00.ods'#$overview.Q14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0_arr1_pip1_unr10.ods'#$overview.Q14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1_arr0_pip0_unr00.ods'#$overview.Q14&quot;)" office:value-type="float" office:value="0" calcext:value-type="float">
            <text:p>0.00</text:p>
          </table:table-cell>
          <table:table-cell table:style-name="ce48" table:formula="of:=INDIRECT(&quot;'./unc1_arr0_pip0_unr01.ods'#$overview.Q14&quot;)" office:value-type="float" office:value="8.33333333333333" calcext:value-type="float">
            <text:p>8.33</text:p>
          </table:table-cell>
          <table:table-cell table:style-name="ce48" table:formula="of:=INDIRECT(&quot;'./unc1_arr0_pip0_unr10.ods'#$overview.Q14&quot;)" office:value-type="float" office:value="0" calcext:value-type="float">
            <text:p>0.00</text:p>
          </table:table-cell>
          <table:table-cell table:style-name="ce48" table:formula="of:=INDIRECT(&quot;'./unc1_arr0_pip0_unr11.ods'#$overview.Q14&quot;)" office:value-type="float" office:value="8.33333333333333" calcext:value-type="float">
            <text:p>8.33</text:p>
          </table:table-cell>
          <table:table-cell table:style-name="ce48" table:formula="of:=INDIRECT(&quot;'./unc1_arr0_pip1_unr00.ods'#$overview.Q14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1_arr0_pip1_unr10.ods'#$overview.Q14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1_arr1_pip0_unr00.ods'#$overview.Q14&quot;)" office:value-type="float" office:value="42.8571428571429" calcext:value-type="float">
            <text:p>42.86</text:p>
          </table:table-cell>
          <table:table-cell table:style-name="ce48" table:formula="of:=INDIRECT(&quot;'./unc1_arr1_pip0_unr01.ods'#$overview.Q14&quot;)" office:value-type="float" office:value="55.5555555555556" calcext:value-type="float">
            <text:p>55.56</text:p>
          </table:table-cell>
          <table:table-cell table:style-name="ce48" table:formula="of:=INDIRECT(&quot;'./unc1_arr1_pip0_unr10.ods'#$overview.Q14&quot;)" office:value-type="float" office:value="42.8571428571429" calcext:value-type="float">
            <text:p>42.86</text:p>
          </table:table-cell>
          <table:table-cell table:style-name="ce48" table:formula="of:=INDIRECT(&quot;'./unc1_arr1_pip0_unr11.ods'#$overview.Q14&quot;)" office:value-type="float" office:value="63.6363636363636" calcext:value-type="float">
            <text:p>63.64</text:p>
          </table:table-cell>
          <table:table-cell table:style-name="ce48" table:formula="of:=INDIRECT(&quot;'./unc1_arr1_pip1_unr00.ods'#$overview.Q14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1_unr10.ods'#$overview.Q14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48" table:formula="of:=INDIRECT(&quot;'./unc0_arr0_pip0_unr00.ods'#$overview.Q15&quot;)" office:value-type="float" office:value="0" calcext:value-type="float">
            <text:p>0.00</text:p>
          </table:table-cell>
          <table:table-cell table:style-name="ce48" table:formula="of:=INDIRECT(&quot;'./unc0_arr0_pip0_unr01.ods'#$overview.Q15&quot;)" office:value-type="float" office:value="0" calcext:value-type="float">
            <text:p>0.00</text:p>
          </table:table-cell>
          <table:table-cell table:style-name="ce48" table:formula="of:=INDIRECT(&quot;'./unc0_arr0_pip0_unr10.ods'#$overview.Q15&quot;)" office:value-type="float" office:value="0" calcext:value-type="float">
            <text:p>0.00</text:p>
          </table:table-cell>
          <table:table-cell table:style-name="ce48" table:formula="of:=INDIRECT(&quot;'./unc0_arr0_pip0_unr11.ods'#$overview.Q15&quot;)" office:value-type="float" office:value="0" calcext:value-type="float">
            <text:p>0.00</text:p>
          </table:table-cell>
          <table:table-cell table:style-name="ce48" table:formula="of:=INDIRECT(&quot;'./unc0_arr0_pip1_unr0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0_pip1_unr1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0_unr00.ods'#$overview.Q15&quot;)" office:value-type="float" office:value="0" calcext:value-type="float">
            <text:p>0.00</text:p>
          </table:table-cell>
          <table:table-cell table:style-name="ce48" table:formula="of:=INDIRECT(&quot;'./unc0_arr1_pip0_unr01.ods'#$overview.Q15&quot;)" office:value-type="float" office:value="49.3333333333333" calcext:value-type="float">
            <text:p>49.33</text:p>
          </table:table-cell>
          <table:table-cell table:style-name="ce48" table:formula="of:=INDIRECT(&quot;'./unc0_arr1_pip0_unr10.ods'#$overview.Q15&quot;)" office:value-type="float" office:value="0" calcext:value-type="float">
            <text:p>0.00</text:p>
          </table:table-cell>
          <table:table-cell table:style-name="ce48" table:formula="of:=INDIRECT(&quot;'./unc0_arr1_pip0_unr11.ods'#$overview.Q15&quot;)" office:value-type="float" office:value="48.6486486486487" calcext:value-type="float">
            <text:p>48.65</text:p>
          </table:table-cell>
          <table:table-cell table:style-name="ce48" table:formula="of:=INDIRECT(&quot;'./unc0_arr1_pip1_unr0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1_unr1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0_unr00.ods'#$overview.Q15&quot;)" office:value-type="float" office:value="0" calcext:value-type="float">
            <text:p>0.00</text:p>
          </table:table-cell>
          <table:table-cell table:style-name="ce48" table:formula="of:=INDIRECT(&quot;'./unc1_arr0_pip0_unr01.ods'#$overview.Q15&quot;)" office:value-type="float" office:value="0" calcext:value-type="float">
            <text:p>0.00</text:p>
          </table:table-cell>
          <table:table-cell table:style-name="ce48" table:formula="of:=INDIRECT(&quot;'./unc1_arr0_pip0_unr10.ods'#$overview.Q15&quot;)" office:value-type="float" office:value="0" calcext:value-type="float">
            <text:p>0.00</text:p>
          </table:table-cell>
          <table:table-cell table:style-name="ce48" table:formula="of:=INDIRECT(&quot;'./unc1_arr0_pip0_unr11.ods'#$overview.Q15&quot;)" office:value-type="float" office:value="0" calcext:value-type="float">
            <text:p>0.00</text:p>
          </table:table-cell>
          <table:table-cell table:style-name="ce48" table:formula="of:=INDIRECT(&quot;'./unc1_arr0_pip1_unr0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1_unr1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0_unr00.ods'#$overview.Q15&quot;)" office:value-type="float" office:value="0" calcext:value-type="float">
            <text:p>0.00</text:p>
          </table:table-cell>
          <table:table-cell table:style-name="ce48" table:formula="of:=INDIRECT(&quot;'./unc1_arr1_pip0_unr01.ods'#$overview.Q15&quot;)" office:value-type="float" office:value="49.2957746478873" calcext:value-type="float">
            <text:p>49.30</text:p>
          </table:table-cell>
          <table:table-cell table:style-name="ce48" table:formula="of:=INDIRECT(&quot;'./unc1_arr1_pip0_unr10.ods'#$overview.Q15&quot;)" office:value-type="float" office:value="0" calcext:value-type="float">
            <text:p>0.00</text:p>
          </table:table-cell>
          <table:table-cell table:style-name="ce48" table:formula="of:=INDIRECT(&quot;'./unc1_arr1_pip0_unr11.ods'#$overview.Q15&quot;)" office:value-type="float" office:value="48.5714285714286" calcext:value-type="float">
            <text:p>48.57</text:p>
          </table:table-cell>
          <table:table-cell table:style-name="ce48" table:formula="of:=INDIRECT(&quot;'./unc1_arr1_pip1_unr00.ods'#$overview.Q15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1_unr10.ods'#$overview.Q15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48" table:formula="of:=INDIRECT(&quot;'./unc0_arr0_pip0_unr00.ods'#$overview.Q16&quot;)" office:value-type="float" office:value="0" calcext:value-type="float">
            <text:p>0.00</text:p>
          </table:table-cell>
          <table:table-cell table:style-name="ce48" table:formula="of:=INDIRECT(&quot;'./unc0_arr0_pip0_unr01.ods'#$overview.Q16&quot;)" office:value-type="float" office:value="0" calcext:value-type="float">
            <text:p>0.00</text:p>
          </table:table-cell>
          <table:table-cell table:style-name="ce48" table:formula="of:=INDIRECT(&quot;'./unc0_arr0_pip0_unr10.ods'#$overview.Q16&quot;)" office:value-type="float" office:value="0" calcext:value-type="float">
            <text:p>0.00</text:p>
          </table:table-cell>
          <table:table-cell table:style-name="ce48" table:formula="of:=INDIRECT(&quot;'./unc0_arr0_pip0_unr11.ods'#$overview.Q16&quot;)" office:value-type="float" office:value="0" calcext:value-type="float">
            <text:p>0.00</text:p>
          </table:table-cell>
          <table:table-cell table:style-name="ce48" table:formula="of:=INDIRECT(&quot;'./unc0_arr0_pip1_unr00.ods'#$overview.Q16&quot;)" office:value-type="float" office:value="1.58730158730159" calcext:value-type="float">
            <text:p>1.59</text:p>
          </table:table-cell>
          <table:table-cell table:style-name="ce51"/>
          <table:table-cell table:style-name="ce48" table:formula="of:=INDIRECT(&quot;'./unc0_arr0_pip1_unr10.ods'#$overview.Q16&quot;)" office:value-type="float" office:value="1.58730158730159" calcext:value-type="float">
            <text:p>1.59</text:p>
          </table:table-cell>
          <table:table-cell table:style-name="ce51"/>
          <table:table-cell table:style-name="ce48" table:formula="of:=INDIRECT(&quot;'./unc0_arr1_pip0_unr00.ods'#$overview.Q16&quot;)" office:value-type="float" office:value="0" calcext:value-type="float">
            <text:p>0.00</text:p>
          </table:table-cell>
          <table:table-cell table:style-name="ce48" table:formula="of:=INDIRECT(&quot;'./unc0_arr1_pip0_unr01.ods'#$overview.Q16&quot;)" office:value-type="float" office:value="49.5934959349593" calcext:value-type="float">
            <text:p>49.59</text:p>
          </table:table-cell>
          <table:table-cell table:style-name="ce48" table:formula="of:=INDIRECT(&quot;'./unc0_arr1_pip0_unr10.ods'#$overview.Q16&quot;)" office:value-type="float" office:value="0" calcext:value-type="float">
            <text:p>0.00</text:p>
          </table:table-cell>
          <table:table-cell table:style-name="ce48" table:formula="of:=INDIRECT(&quot;'./unc0_arr1_pip0_unr11.ods'#$overview.Q16&quot;)" office:value-type="float" office:value="49.5934959349593" calcext:value-type="float">
            <text:p>49.59</text:p>
          </table:table-cell>
          <table:table-cell table:style-name="ce48" table:formula="of:=INDIRECT(&quot;'./unc0_arr1_pip1_unr00.ods'#$overview.Q16&quot;)" office:value-type="float" office:value="1.58730158730159" calcext:value-type="float">
            <text:p>1.59</text:p>
          </table:table-cell>
          <table:table-cell table:style-name="ce51"/>
          <table:table-cell table:style-name="ce48" table:formula="of:=INDIRECT(&quot;'./unc0_arr1_pip1_unr10.ods'#$overview.Q16&quot;)" office:value-type="float" office:value="1.58730158730159" calcext:value-type="float">
            <text:p>1.59</text:p>
          </table:table-cell>
          <table:table-cell table:style-name="ce51"/>
          <table:table-cell table:style-name="ce48" table:formula="of:=INDIRECT(&quot;'./unc1_arr0_pip0_unr00.ods'#$overview.Q16&quot;)" office:value-type="float" office:value="0" calcext:value-type="float">
            <text:p>0.00</text:p>
          </table:table-cell>
          <table:table-cell table:style-name="ce48" table:formula="of:=INDIRECT(&quot;'./unc1_arr0_pip0_unr01.ods'#$overview.Q16&quot;)" office:value-type="float" office:value="0" calcext:value-type="float">
            <text:p>0.00</text:p>
          </table:table-cell>
          <table:table-cell table:style-name="ce48" table:formula="of:=INDIRECT(&quot;'./unc1_arr0_pip0_unr10.ods'#$overview.Q16&quot;)" office:value-type="float" office:value="0" calcext:value-type="float">
            <text:p>0.00</text:p>
          </table:table-cell>
          <table:table-cell table:style-name="ce48" table:formula="of:=INDIRECT(&quot;'./unc1_arr0_pip0_unr11.ods'#$overview.Q16&quot;)" office:value-type="float" office:value="0" calcext:value-type="float">
            <text:p>0.00</text:p>
          </table:table-cell>
          <table:table-cell table:style-name="ce48" table:formula="of:=INDIRECT(&quot;'./unc1_arr0_pip1_unr00.ods'#$overview.Q16&quot;)" office:value-type="float" office:value="1.63934426229508" calcext:value-type="float">
            <text:p>1.64</text:p>
          </table:table-cell>
          <table:table-cell table:style-name="ce51"/>
          <table:table-cell table:style-name="ce48" table:formula="of:=INDIRECT(&quot;'./unc1_arr0_pip1_unr10.ods'#$overview.Q16&quot;)" office:value-type="float" office:value="1.63934426229508" calcext:value-type="float">
            <text:p>1.64</text:p>
          </table:table-cell>
          <table:table-cell table:style-name="ce51"/>
          <table:table-cell table:style-name="ce48" table:formula="of:=INDIRECT(&quot;'./unc1_arr1_pip0_unr00.ods'#$overview.Q16&quot;)" office:value-type="float" office:value="0" calcext:value-type="float">
            <text:p>0.00</text:p>
          </table:table-cell>
          <table:table-cell table:style-name="ce48" table:formula="of:=INDIRECT(&quot;'./unc1_arr1_pip0_unr01.ods'#$overview.Q16&quot;)" office:value-type="float" office:value="49.5798319327731" calcext:value-type="float">
            <text:p>49.58</text:p>
          </table:table-cell>
          <table:table-cell table:style-name="ce48" table:formula="of:=INDIRECT(&quot;'./unc1_arr1_pip0_unr10.ods'#$overview.Q16&quot;)" office:value-type="float" office:value="0" calcext:value-type="float">
            <text:p>0.00</text:p>
          </table:table-cell>
          <table:table-cell table:style-name="ce48" table:formula="of:=INDIRECT(&quot;'./unc1_arr1_pip0_unr11.ods'#$overview.Q16&quot;)" office:value-type="float" office:value="49.5798319327731" calcext:value-type="float">
            <text:p>49.58</text:p>
          </table:table-cell>
          <table:table-cell table:style-name="ce48" table:formula="of:=INDIRECT(&quot;'./unc1_arr1_pip1_unr00.ods'#$overview.Q16&quot;)" office:value-type="float" office:value="1.63934426229508" calcext:value-type="float">
            <text:p>1.64</text:p>
          </table:table-cell>
          <table:table-cell table:style-name="ce51"/>
          <table:table-cell table:style-name="ce48" table:formula="of:=INDIRECT(&quot;'./unc1_arr1_pip1_unr10.ods'#$overview.Q16&quot;)" office:value-type="float" office:value="1.63934426229508" calcext:value-type="float">
            <text:p>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48" table:formula="of:=INDIRECT(&quot;'./unc0_arr0_pip0_unr00.ods'#$overview.Q17&quot;)" office:value-type="float" office:value="8.33333333333333" calcext:value-type="float">
            <text:p>8.33</text:p>
          </table:table-cell>
          <table:table-cell table:style-name="ce48" table:formula="of:=INDIRECT(&quot;'./unc0_arr0_pip0_unr01.ods'#$overview.Q17&quot;)" office:value-type="float" office:value="0" calcext:value-type="float">
            <text:p>0.00</text:p>
          </table:table-cell>
          <table:table-cell table:style-name="ce48" table:formula="of:=INDIRECT(&quot;'./unc0_arr0_pip0_unr10.ods'#$overview.Q17&quot;)" office:value-type="float" office:value="8.33333333333333" calcext:value-type="float">
            <text:p>8.33</text:p>
          </table:table-cell>
          <table:table-cell table:style-name="ce48" table:formula="of:=INDIRECT(&quot;'./unc0_arr0_pip0_unr11.ods'#$overview.Q17&quot;)" office:value-type="float" office:value="0" calcext:value-type="float">
            <text:p>0.00</text:p>
          </table:table-cell>
          <table:table-cell table:style-name="ce48" table:formula="of:=INDIRECT(&quot;'./unc0_arr0_pip1_unr0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0_pip1_unr1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0_unr00.ods'#$overview.Q17&quot;)" office:value-type="float" office:value="0" calcext:value-type="float">
            <text:p>0.00</text:p>
          </table:table-cell>
          <table:table-cell table:style-name="ce48" table:formula="of:=INDIRECT(&quot;'./unc0_arr1_pip0_unr01.ods'#$overview.Q17&quot;)" office:value-type="float" office:value="0" calcext:value-type="float">
            <text:p>0.00</text:p>
          </table:table-cell>
          <table:table-cell table:style-name="ce48" table:formula="of:=INDIRECT(&quot;'./unc0_arr1_pip0_unr10.ods'#$overview.Q17&quot;)" office:value-type="float" office:value="0" calcext:value-type="float">
            <text:p>0.00</text:p>
          </table:table-cell>
          <table:table-cell table:style-name="ce48" table:formula="of:=INDIRECT(&quot;'./unc0_arr1_pip0_unr11.ods'#$overview.Q17&quot;)" office:value-type="float" office:value="32" calcext:value-type="float">
            <text:p>32.00</text:p>
          </table:table-cell>
          <table:table-cell table:style-name="ce48" table:formula="of:=INDIRECT(&quot;'./unc0_arr1_pip1_unr0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1_unr1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0_unr00.ods'#$overview.Q17&quot;)" office:value-type="float" office:value="0" calcext:value-type="float">
            <text:p>0.00</text:p>
          </table:table-cell>
          <table:table-cell table:style-name="ce48" table:formula="of:=INDIRECT(&quot;'./unc1_arr0_pip0_unr01.ods'#$overview.Q17&quot;)" office:value-type="float" office:value="0" calcext:value-type="float">
            <text:p>0.00</text:p>
          </table:table-cell>
          <table:table-cell table:style-name="ce48" table:formula="of:=INDIRECT(&quot;'./unc1_arr0_pip0_unr10.ods'#$overview.Q17&quot;)" office:value-type="float" office:value="0" calcext:value-type="float">
            <text:p>0.00</text:p>
          </table:table-cell>
          <table:table-cell table:style-name="ce48" table:formula="of:=INDIRECT(&quot;'./unc1_arr0_pip0_unr11.ods'#$overview.Q17&quot;)" office:value-type="float" office:value="0" calcext:value-type="float">
            <text:p>0.00</text:p>
          </table:table-cell>
          <table:table-cell table:style-name="ce48" table:formula="of:=INDIRECT(&quot;'./unc1_arr0_pip1_unr0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1_unr1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0_unr00.ods'#$overview.Q17&quot;)" office:value-type="float" office:value="0" calcext:value-type="float">
            <text:p>0.00</text:p>
          </table:table-cell>
          <table:table-cell table:style-name="ce48" table:formula="of:=INDIRECT(&quot;'./unc1_arr1_pip0_unr01.ods'#$overview.Q17&quot;)" office:value-type="float" office:value="0" calcext:value-type="float">
            <text:p>0.00</text:p>
          </table:table-cell>
          <table:table-cell table:style-name="ce48" table:formula="of:=INDIRECT(&quot;'./unc1_arr1_pip0_unr10.ods'#$overview.Q17&quot;)" office:value-type="float" office:value="0" calcext:value-type="float">
            <text:p>0.00</text:p>
          </table:table-cell>
          <table:table-cell table:style-name="ce48" table:formula="of:=INDIRECT(&quot;'./unc1_arr1_pip0_unr11.ods'#$overview.Q17&quot;)" office:value-type="float" office:value="26.3157894736842" calcext:value-type="float">
            <text:p>26.32</text:p>
          </table:table-cell>
          <table:table-cell table:style-name="ce48" table:formula="of:=INDIRECT(&quot;'./unc1_arr1_pip1_unr00.ods'#$overview.Q17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1_unr10.ods'#$overview.Q17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48" table:formula="of:=INDIRECT(&quot;'./unc0_arr0_pip0_unr00.ods'#$overview.Q18&quot;)" office:value-type="float" office:value="0" calcext:value-type="float">
            <text:p>0.00</text:p>
          </table:table-cell>
          <table:table-cell table:style-name="ce48" table:formula="of:=INDIRECT(&quot;'./unc0_arr0_pip0_unr01.ods'#$overview.Q18&quot;)" office:value-type="float" office:value="0" calcext:value-type="float">
            <text:p>0.00</text:p>
          </table:table-cell>
          <table:table-cell table:style-name="ce48" table:formula="of:=INDIRECT(&quot;'./unc0_arr0_pip0_unr10.ods'#$overview.Q18&quot;)" office:value-type="float" office:value="0" calcext:value-type="float">
            <text:p>0.00</text:p>
          </table:table-cell>
          <table:table-cell table:style-name="ce48" table:formula="of:=INDIRECT(&quot;'./unc0_arr0_pip0_unr11.ods'#$overview.Q18&quot;)" office:value-type="float" office:value="0" calcext:value-type="float">
            <text:p>0.00</text:p>
          </table:table-cell>
          <table:table-cell table:style-name="ce48" table:formula="of:=INDIRECT(&quot;'./unc0_arr0_pip1_unr00.ods'#$overview.Q18&quot;)" office:value-type="float" office:value="37.5" calcext:value-type="float">
            <text:p>37.50</text:p>
          </table:table-cell>
          <table:table-cell table:style-name="ce51"/>
          <table:table-cell table:style-name="ce48" table:formula="of:=INDIRECT(&quot;'./unc0_arr0_pip1_unr10.ods'#$overview.Q18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0_unr00.ods'#$overview.Q18&quot;)" office:value-type="float" office:value="41.1764705882353" calcext:value-type="float">
            <text:p>41.18</text:p>
          </table:table-cell>
          <table:table-cell table:style-name="ce48" table:formula="of:=INDIRECT(&quot;'./unc0_arr1_pip0_unr01.ods'#$overview.Q18&quot;)" office:value-type="float" office:value="56.25" calcext:value-type="float">
            <text:p>56.25</text:p>
          </table:table-cell>
          <table:table-cell table:style-name="ce48" table:formula="of:=INDIRECT(&quot;'./unc0_arr1_pip0_unr10.ods'#$overview.Q18&quot;)" office:value-type="float" office:value="41.1764705882353" calcext:value-type="float">
            <text:p>41.18</text:p>
          </table:table-cell>
          <table:table-cell table:style-name="ce48" table:formula="of:=INDIRECT(&quot;'./unc0_arr1_pip0_unr11.ods'#$overview.Q18&quot;)" office:value-type="float" office:value="36.3636363636364" calcext:value-type="float">
            <text:p>36.36</text:p>
          </table:table-cell>
          <table:table-cell table:style-name="ce48" table:formula="of:=INDIRECT(&quot;'./unc0_arr1_pip1_unr00.ods'#$overview.Q18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1_unr10.ods'#$overview.Q18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0_unr00.ods'#$overview.Q18&quot;)" office:value-type="float" office:value="0" calcext:value-type="float">
            <text:p>0.00</text:p>
          </table:table-cell>
          <table:table-cell table:style-name="ce48" table:formula="of:=INDIRECT(&quot;'./unc1_arr0_pip0_unr01.ods'#$overview.Q18&quot;)" office:value-type="float" office:value="0" calcext:value-type="float">
            <text:p>0.00</text:p>
          </table:table-cell>
          <table:table-cell table:style-name="ce48" table:formula="of:=INDIRECT(&quot;'./unc1_arr0_pip0_unr10.ods'#$overview.Q18&quot;)" office:value-type="float" office:value="0" calcext:value-type="float">
            <text:p>0.00</text:p>
          </table:table-cell>
          <table:table-cell table:style-name="ce48" table:formula="of:=INDIRECT(&quot;'./unc1_arr0_pip0_unr11.ods'#$overview.Q18&quot;)" office:value-type="float" office:value="0" calcext:value-type="float">
            <text:p>0.00</text:p>
          </table:table-cell>
          <table:table-cell table:style-name="ce48" table:formula="of:=INDIRECT(&quot;'./unc1_arr0_pip1_unr00.ods'#$overview.Q18&quot;)" office:value-type="float" office:value="42.8571428571429" calcext:value-type="float">
            <text:p>42.86</text:p>
          </table:table-cell>
          <table:table-cell table:style-name="ce51"/>
          <table:table-cell table:style-name="ce48" table:formula="of:=INDIRECT(&quot;'./unc1_arr0_pip1_unr10.ods'#$overview.Q18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1_arr1_pip0_unr00.ods'#$overview.Q18&quot;)" office:value-type="float" office:value="46.6666666666667" calcext:value-type="float">
            <text:p>46.67</text:p>
          </table:table-cell>
          <table:table-cell table:style-name="ce48" table:formula="of:=INDIRECT(&quot;'./unc1_arr1_pip0_unr01.ods'#$overview.Q18&quot;)" office:value-type="float" office:value="57.1428571428571" calcext:value-type="float">
            <text:p>57.14</text:p>
          </table:table-cell>
          <table:table-cell table:style-name="ce48" table:formula="of:=INDIRECT(&quot;'./unc1_arr1_pip0_unr10.ods'#$overview.Q18&quot;)" office:value-type="float" office:value="46.6666666666667" calcext:value-type="float">
            <text:p>46.67</text:p>
          </table:table-cell>
          <table:table-cell table:style-name="ce48" table:formula="of:=INDIRECT(&quot;'./unc1_arr1_pip0_unr11.ods'#$overview.Q18&quot;)" office:value-type="float" office:value="36.8421052631579" calcext:value-type="float">
            <text:p>36.84</text:p>
          </table:table-cell>
          <table:table-cell table:style-name="ce48" table:formula="of:=INDIRECT(&quot;'./unc1_arr1_pip1_unr00.ods'#$overview.Q18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1_arr1_pip1_unr10.ods'#$overview.Q18&quot;)" office:value-type="float" office:value="11.1111111111111" calcext:value-type="float">
            <text:p>1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48" table:formula="of:=INDIRECT(&quot;'./unc0_arr0_pip0_unr00.ods'#$overview.Q19&quot;)" office:value-type="float" office:value="0" calcext:value-type="float">
            <text:p>0.00</text:p>
          </table:table-cell>
          <table:table-cell table:style-name="ce48" table:formula="of:=INDIRECT(&quot;'./unc0_arr0_pip0_unr01.ods'#$overview.Q19&quot;)" office:value-type="float" office:value="0" calcext:value-type="float">
            <text:p>0.00</text:p>
          </table:table-cell>
          <table:table-cell table:style-name="ce48" table:formula="of:=INDIRECT(&quot;'./unc0_arr0_pip0_unr10.ods'#$overview.Q19&quot;)" office:value-type="float" office:value="0" calcext:value-type="float">
            <text:p>0.00</text:p>
          </table:table-cell>
          <table:table-cell table:style-name="ce48" table:formula="of:=INDIRECT(&quot;'./unc0_arr0_pip0_unr11.ods'#$overview.Q19&quot;)" office:value-type="float" office:value="0" calcext:value-type="float">
            <text:p>0.00</text:p>
          </table:table-cell>
          <table:table-cell table:style-name="ce48" table:formula="of:=INDIRECT(&quot;'./unc0_arr0_pip1_unr00.ods'#$overview.Q19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0_arr0_pip1_unr10.ods'#$overview.Q19&quot;)" office:value-type="float" office:value="11.1111111111111" calcext:value-type="float">
            <text:p>11.11</text:p>
          </table:table-cell>
          <table:table-cell table:style-name="ce51"/>
          <table:table-cell table:style-name="ce48" table:formula="of:=INDIRECT(&quot;'./unc0_arr1_pip0_unr00.ods'#$overview.Q19&quot;)" office:value-type="float" office:value="11.1111111111111" calcext:value-type="float">
            <text:p>11.11</text:p>
          </table:table-cell>
          <table:table-cell table:style-name="ce48" table:formula="of:=INDIRECT(&quot;'./unc0_arr1_pip0_unr01.ods'#$overview.Q19&quot;)" office:value-type="float" office:value="17.6470588235294" calcext:value-type="float">
            <text:p>17.65</text:p>
          </table:table-cell>
          <table:table-cell table:style-name="ce48" table:formula="of:=INDIRECT(&quot;'./unc0_arr1_pip0_unr10.ods'#$overview.Q19&quot;)" office:value-type="float" office:value="11.1111111111111" calcext:value-type="float">
            <text:p>11.11</text:p>
          </table:table-cell>
          <table:table-cell table:style-name="ce48" table:formula="of:=INDIRECT(&quot;'./unc0_arr1_pip0_unr11.ods'#$overview.Q19&quot;)" office:value-type="float" office:value="12.5" calcext:value-type="float">
            <text:p>12.50</text:p>
          </table:table-cell>
          <table:table-cell table:style-name="ce48" table:formula="of:=INDIRECT(&quot;'./unc0_arr1_pip1_unr00.ods'#$overview.Q19&quot;)" office:value-type="float" office:value="42.8571428571429" calcext:value-type="float">
            <text:p>42.86</text:p>
          </table:table-cell>
          <table:table-cell table:style-name="ce51"/>
          <table:table-cell table:style-name="ce48" table:formula="of:=INDIRECT(&quot;'./unc0_arr1_pip1_unr10.ods'#$overview.Q19&quot;)" office:value-type="float" office:value="42.8571428571429" calcext:value-type="float">
            <text:p>42.86</text:p>
          </table:table-cell>
          <table:table-cell table:style-name="ce51"/>
          <table:table-cell table:style-name="ce48" table:formula="of:=INDIRECT(&quot;'./unc1_arr0_pip0_unr00.ods'#$overview.Q19&quot;)" office:value-type="float" office:value="0" calcext:value-type="float">
            <text:p>0.00</text:p>
          </table:table-cell>
          <table:table-cell table:style-name="ce48" table:formula="of:=INDIRECT(&quot;'./unc1_arr0_pip0_unr01.ods'#$overview.Q19&quot;)" office:value-type="float" office:value="0" calcext:value-type="float">
            <text:p>0.00</text:p>
          </table:table-cell>
          <table:table-cell table:style-name="ce48" table:formula="of:=INDIRECT(&quot;'./unc1_arr0_pip0_unr10.ods'#$overview.Q19&quot;)" office:value-type="float" office:value="0" calcext:value-type="float">
            <text:p>0.00</text:p>
          </table:table-cell>
          <table:table-cell table:style-name="ce48" table:formula="of:=INDIRECT(&quot;'./unc1_arr0_pip0_unr11.ods'#$overview.Q19&quot;)" office:value-type="float" office:value="0" calcext:value-type="float">
            <text:p>0.00</text:p>
          </table:table-cell>
          <table:table-cell table:style-name="ce48" table:formula="of:=INDIRECT(&quot;'./unc1_arr0_pip1_unr00.ods'#$overview.Q19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1_unr10.ods'#$overview.Q19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0_unr00.ods'#$overview.Q19&quot;)" office:value-type="float" office:value="0" calcext:value-type="float">
            <text:p>0.00</text:p>
          </table:table-cell>
          <table:table-cell table:style-name="ce48" table:formula="of:=INDIRECT(&quot;'./unc1_arr1_pip0_unr01.ods'#$overview.Q19&quot;)" office:value-type="float" office:value="20" calcext:value-type="float">
            <text:p>20.00</text:p>
          </table:table-cell>
          <table:table-cell table:style-name="ce48" table:formula="of:=INDIRECT(&quot;'./unc1_arr1_pip0_unr10.ods'#$overview.Q19&quot;)" office:value-type="float" office:value="0" calcext:value-type="float">
            <text:p>0.00</text:p>
          </table:table-cell>
          <table:table-cell table:style-name="ce48" table:formula="of:=INDIRECT(&quot;'./unc1_arr1_pip0_unr11.ods'#$overview.Q19&quot;)" office:value-type="float" office:value="14.2857142857143" calcext:value-type="float">
            <text:p>14.29</text:p>
          </table:table-cell>
          <table:table-cell table:style-name="ce48" table:formula="of:=INDIRECT(&quot;'./unc1_arr1_pip1_unr00.ods'#$overview.Q19&quot;)" office:value-type="float" office:value="14.2857142857143" calcext:value-type="float">
            <text:p>14.29</text:p>
          </table:table-cell>
          <table:table-cell table:style-name="ce51"/>
          <table:table-cell table:style-name="ce48" table:formula="of:=INDIRECT(&quot;'./unc1_arr1_pip1_unr10.ods'#$overview.Q19&quot;)" office:value-type="float" office:value="14.2857142857143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48" table:formula="of:=INDIRECT(&quot;'./unc0_arr0_pip0_unr00.ods'#$overview.Q20&quot;)" office:value-type="float" office:value="0" calcext:value-type="float">
            <text:p>0.00</text:p>
          </table:table-cell>
          <table:table-cell table:style-name="ce48" table:formula="of:=INDIRECT(&quot;'./unc0_arr0_pip0_unr01.ods'#$overview.Q20&quot;)" office:value-type="float" office:value="0" calcext:value-type="float">
            <text:p>0.00</text:p>
          </table:table-cell>
          <table:table-cell table:style-name="ce48" table:formula="of:=INDIRECT(&quot;'./unc0_arr0_pip0_unr10.ods'#$overview.Q20&quot;)" office:value-type="float" office:value="0" calcext:value-type="float">
            <text:p>0.00</text:p>
          </table:table-cell>
          <table:table-cell table:style-name="ce48" table:formula="of:=INDIRECT(&quot;'./unc0_arr0_pip0_unr11.ods'#$overview.Q20&quot;)" office:value-type="float" office:value="0" calcext:value-type="float">
            <text:p>0.00</text:p>
          </table:table-cell>
          <table:table-cell table:style-name="ce48" table:formula="of:=INDIRECT(&quot;'./unc0_arr0_pip1_unr00.ods'#$overview.Q20&quot;)" office:value-type="float" office:value="7.69230769230769" calcext:value-type="float">
            <text:p>7.69</text:p>
          </table:table-cell>
          <table:table-cell table:style-name="ce51"/>
          <table:table-cell table:style-name="ce48" table:formula="of:=INDIRECT(&quot;'./unc0_arr0_pip1_unr10.ods'#$overview.Q20&quot;)" office:value-type="float" office:value="7.69230769230769" calcext:value-type="float">
            <text:p>7.69</text:p>
          </table:table-cell>
          <table:table-cell table:style-name="ce51"/>
          <table:table-cell table:style-name="ce48" table:formula="of:=INDIRECT(&quot;'./unc0_arr1_pip0_unr00.ods'#$overview.Q20&quot;)" office:value-type="float" office:value="0" calcext:value-type="float">
            <text:p>0.00</text:p>
          </table:table-cell>
          <table:table-cell table:style-name="ce48" table:formula="of:=INDIRECT(&quot;'./unc0_arr1_pip0_unr01.ods'#$overview.Q20&quot;)" office:value-type="float" office:value="0" calcext:value-type="float">
            <text:p>0.00</text:p>
          </table:table-cell>
          <table:table-cell table:style-name="ce48" table:formula="of:=INDIRECT(&quot;'./unc0_arr1_pip0_unr10.ods'#$overview.Q20&quot;)" office:value-type="float" office:value="0" calcext:value-type="float">
            <text:p>0.00</text:p>
          </table:table-cell>
          <table:table-cell table:style-name="ce48" table:formula="of:=INDIRECT(&quot;'./unc0_arr1_pip0_unr11.ods'#$overview.Q20&quot;)" office:value-type="float" office:value="18.5185185185185" calcext:value-type="float">
            <text:p>18.52</text:p>
          </table:table-cell>
          <table:table-cell table:style-name="ce48" table:formula="of:=INDIRECT(&quot;'./unc0_arr1_pip1_unr00.ods'#$overview.Q20&quot;)" office:value-type="float" office:value="7.69230769230769" calcext:value-type="float">
            <text:p>7.69</text:p>
          </table:table-cell>
          <table:table-cell table:style-name="ce51"/>
          <table:table-cell table:style-name="ce48" table:formula="of:=INDIRECT(&quot;'./unc0_arr1_pip1_unr10.ods'#$overview.Q20&quot;)" office:value-type="float" office:value="7.69230769230769" calcext:value-type="float">
            <text:p>7.69</text:p>
          </table:table-cell>
          <table:table-cell table:style-name="ce51"/>
          <table:table-cell table:style-name="ce48" table:formula="of:=INDIRECT(&quot;'./unc1_arr0_pip0_unr00.ods'#$overview.Q20&quot;)" office:value-type="float" office:value="0" calcext:value-type="float">
            <text:p>0.00</text:p>
          </table:table-cell>
          <table:table-cell table:style-name="ce48" table:formula="of:=INDIRECT(&quot;'./unc1_arr0_pip0_unr01.ods'#$overview.Q20&quot;)" office:value-type="float" office:value="0" calcext:value-type="float">
            <text:p>0.00</text:p>
          </table:table-cell>
          <table:table-cell table:style-name="ce48" table:formula="of:=INDIRECT(&quot;'./unc1_arr0_pip0_unr10.ods'#$overview.Q20&quot;)" office:value-type="float" office:value="0" calcext:value-type="float">
            <text:p>0.00</text:p>
          </table:table-cell>
          <table:table-cell table:style-name="ce48" table:formula="of:=INDIRECT(&quot;'./unc1_arr0_pip0_unr11.ods'#$overview.Q20&quot;)" office:value-type="float" office:value="0" calcext:value-type="float">
            <text:p>0.00</text:p>
          </table:table-cell>
          <table:table-cell table:style-name="ce48" table:formula="of:=INDIRECT(&quot;'./unc1_arr0_pip1_unr00.ods'#$overview.Q20&quot;)" office:value-type="float" office:value="9.09090909090909" calcext:value-type="float">
            <text:p>9.09</text:p>
          </table:table-cell>
          <table:table-cell table:style-name="ce51"/>
          <table:table-cell table:style-name="ce48" table:formula="of:=INDIRECT(&quot;'./unc1_arr0_pip1_unr10.ods'#$overview.Q20&quot;)" office:value-type="float" office:value="9.09090909090909" calcext:value-type="float">
            <text:p>9.09</text:p>
          </table:table-cell>
          <table:table-cell table:style-name="ce51"/>
          <table:table-cell table:style-name="ce48" table:formula="of:=INDIRECT(&quot;'./unc1_arr1_pip0_unr00.ods'#$overview.Q20&quot;)" office:value-type="float" office:value="0" calcext:value-type="float">
            <text:p>0.00</text:p>
          </table:table-cell>
          <table:table-cell table:style-name="ce48" table:formula="of:=INDIRECT(&quot;'./unc1_arr1_pip0_unr01.ods'#$overview.Q20&quot;)" office:value-type="float" office:value="0" calcext:value-type="float">
            <text:p>0.00</text:p>
          </table:table-cell>
          <table:table-cell table:style-name="ce48" table:formula="of:=INDIRECT(&quot;'./unc1_arr1_pip0_unr10.ods'#$overview.Q20&quot;)" office:value-type="float" office:value="0" calcext:value-type="float">
            <text:p>0.00</text:p>
          </table:table-cell>
          <table:table-cell table:style-name="ce48" table:formula="of:=INDIRECT(&quot;'./unc1_arr1_pip0_unr11.ods'#$overview.Q20&quot;)" office:value-type="float" office:value="13.0434782608696" calcext:value-type="float">
            <text:p>13.04</text:p>
          </table:table-cell>
          <table:table-cell table:style-name="ce48" table:formula="of:=INDIRECT(&quot;'./unc1_arr1_pip1_unr00.ods'#$overview.Q20&quot;)" office:value-type="float" office:value="9.09090909090909" calcext:value-type="float">
            <text:p>9.09</text:p>
          </table:table-cell>
          <table:table-cell table:style-name="ce51"/>
          <table:table-cell table:style-name="ce48" table:formula="of:=INDIRECT(&quot;'./unc1_arr1_pip1_unr10.ods'#$overview.Q20&quot;)" office:value-type="float" office:value="9.09090909090909" calcext:value-type="float">
            <text:p>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48" table:formula="of:=INDIRECT(&quot;'./unc0_arr0_pip0_unr00.ods'#$overview.Q21&quot;)" office:value-type="float" office:value="0" calcext:value-type="float">
            <text:p>0.00</text:p>
          </table:table-cell>
          <table:table-cell table:style-name="ce48" table:formula="of:=INDIRECT(&quot;'./unc0_arr0_pip0_unr01.ods'#$overview.Q21&quot;)" office:value-type="float" office:value="0" calcext:value-type="float">
            <text:p>0.00</text:p>
          </table:table-cell>
          <table:table-cell table:style-name="ce48" table:formula="of:=INDIRECT(&quot;'./unc0_arr0_pip0_unr10.ods'#$overview.Q21&quot;)" office:value-type="float" office:value="0" calcext:value-type="float">
            <text:p>0.00</text:p>
          </table:table-cell>
          <table:table-cell table:style-name="ce48" table:formula="of:=INDIRECT(&quot;'./unc0_arr0_pip0_unr11.ods'#$overview.Q21&quot;)" office:value-type="float" office:value="0" calcext:value-type="float">
            <text:p>0.00</text:p>
          </table:table-cell>
          <table:table-cell table:style-name="ce48" table:formula="of:=INDIRECT(&quot;'./unc0_arr0_pip1_unr0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0_pip1_unr1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0_unr00.ods'#$overview.Q21&quot;)" office:value-type="float" office:value="0" calcext:value-type="float">
            <text:p>0.00</text:p>
          </table:table-cell>
          <table:table-cell table:style-name="ce48" table:formula="of:=INDIRECT(&quot;'./unc0_arr1_pip0_unr01.ods'#$overview.Q21&quot;)" office:value-type="float" office:value="0" calcext:value-type="float">
            <text:p>0.00</text:p>
          </table:table-cell>
          <table:table-cell table:style-name="ce48" table:formula="of:=INDIRECT(&quot;'./unc0_arr1_pip0_unr10.ods'#$overview.Q21&quot;)" office:value-type="float" office:value="0" calcext:value-type="float">
            <text:p>0.00</text:p>
          </table:table-cell>
          <table:table-cell table:style-name="ce48" table:formula="of:=INDIRECT(&quot;'./unc0_arr1_pip0_unr11.ods'#$overview.Q21&quot;)" office:value-type="float" office:value="32" calcext:value-type="float">
            <text:p>32.00</text:p>
          </table:table-cell>
          <table:table-cell table:style-name="ce48" table:formula="of:=INDIRECT(&quot;'./unc0_arr1_pip1_unr0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0_arr1_pip1_unr1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0_unr00.ods'#$overview.Q21&quot;)" office:value-type="float" office:value="0" calcext:value-type="float">
            <text:p>0.00</text:p>
          </table:table-cell>
          <table:table-cell table:style-name="ce48" table:formula="of:=INDIRECT(&quot;'./unc1_arr0_pip0_unr01.ods'#$overview.Q21&quot;)" office:value-type="float" office:value="0" calcext:value-type="float">
            <text:p>0.00</text:p>
          </table:table-cell>
          <table:table-cell table:style-name="ce48" table:formula="of:=INDIRECT(&quot;'./unc1_arr0_pip0_unr10.ods'#$overview.Q21&quot;)" office:value-type="float" office:value="0" calcext:value-type="float">
            <text:p>0.00</text:p>
          </table:table-cell>
          <table:table-cell table:style-name="ce48" table:formula="of:=INDIRECT(&quot;'./unc1_arr0_pip0_unr11.ods'#$overview.Q21&quot;)" office:value-type="float" office:value="0" calcext:value-type="float">
            <text:p>0.00</text:p>
          </table:table-cell>
          <table:table-cell table:style-name="ce48" table:formula="of:=INDIRECT(&quot;'./unc1_arr0_pip1_unr0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0_pip1_unr1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0_unr00.ods'#$overview.Q21&quot;)" office:value-type="float" office:value="0" calcext:value-type="float">
            <text:p>0.00</text:p>
          </table:table-cell>
          <table:table-cell table:style-name="ce48" table:formula="of:=INDIRECT(&quot;'./unc1_arr1_pip0_unr01.ods'#$overview.Q21&quot;)" office:value-type="float" office:value="0" calcext:value-type="float">
            <text:p>0.00</text:p>
          </table:table-cell>
          <table:table-cell table:style-name="ce48" table:formula="of:=INDIRECT(&quot;'./unc1_arr1_pip0_unr10.ods'#$overview.Q21&quot;)" office:value-type="float" office:value="0" calcext:value-type="float">
            <text:p>0.00</text:p>
          </table:table-cell>
          <table:table-cell table:style-name="ce48" table:formula="of:=INDIRECT(&quot;'./unc1_arr1_pip0_unr11.ods'#$overview.Q21&quot;)" office:value-type="float" office:value="26.3157894736842" calcext:value-type="float">
            <text:p>26.32</text:p>
          </table:table-cell>
          <table:table-cell table:style-name="ce48" table:formula="of:=INDIRECT(&quot;'./unc1_arr1_pip1_unr00.ods'#$overview.Q21&quot;)" office:value-type="float" office:value="0" calcext:value-type="float">
            <text:p>0.00</text:p>
          </table:table-cell>
          <table:table-cell table:style-name="ce51"/>
          <table:table-cell table:style-name="ce48" table:formula="of:=INDIRECT(&quot;'./unc1_arr1_pip1_unr10.ods'#$overview.Q21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18:.B26])" office:value-type="float" office:value="0.925925925925926" calcext:value-type="float">
            <text:p>0.93</text:p>
          </table:table-cell>
          <table:table-cell table:style-name="ce24" table:formula="of:=AVERAGE([.C18:.C26])" office:value-type="float" office:value="0.793650793650794" calcext:value-type="float">
            <text:p>0.79</text:p>
          </table:table-cell>
          <table:table-cell table:style-name="ce24" table:formula="of:=AVERAGE([.D18:.D26])" office:value-type="float" office:value="0.925925925925926" calcext:value-type="float">
            <text:p>0.93</text:p>
          </table:table-cell>
          <table:table-cell table:style-name="ce24" table:formula="of:=AVERAGE([.E18:.E26])" office:value-type="float" office:value="0.793650793650794" calcext:value-type="float">
            <text:p>0.79</text:p>
          </table:table-cell>
          <table:table-cell table:style-name="ce24" table:formula="of:=AVERAGE([.F18:.F26])" office:value-type="float" office:value="8.55351438684772" calcext:value-type="float">
            <text:p>8.55</text:p>
          </table:table-cell>
          <table:table-cell table:style-name="ce24"/>
          <table:table-cell table:style-name="ce24" table:formula="of:=AVERAGE([.H18:.H26])" office:value-type="float" office:value="3.27573660906994" calcext:value-type="float">
            <text:p>3.28</text:p>
          </table:table-cell>
          <table:table-cell table:style-name="ce24"/>
          <table:table-cell table:style-name="ce24" table:formula="of:=AVERAGE([.J18:.J26])" office:value-type="float" office:value="9.97639796659404" calcext:value-type="float">
            <text:p>9.98</text:p>
          </table:table-cell>
          <table:table-cell table:style-name="ce24" table:formula="of:=AVERAGE([.K18:.K26])" office:value-type="float" office:value="25.2958441965824" calcext:value-type="float">
            <text:p>25.30</text:p>
          </table:table-cell>
          <table:table-cell table:style-name="ce24" table:formula="of:=AVERAGE([.L18:.L26])" office:value-type="float" office:value="9.97639796659404" calcext:value-type="float">
            <text:p>9.98</text:p>
          </table:table-cell>
          <table:table-cell table:style-name="ce24" table:formula="of:=AVERAGE([.M18:.M26])" office:value-type="float" office:value="33.4299689679094" calcext:value-type="float">
            <text:p>33.43</text:p>
          </table:table-cell>
          <table:table-cell table:style-name="ce24" table:formula="of:=AVERAGE([.N18:.N26])" office:value-type="float" office:value="7.02754036087369" calcext:value-type="float">
            <text:p>7.03</text:p>
          </table:table-cell>
          <table:table-cell table:style-name="ce24"/>
          <table:table-cell table:style-name="ce24" table:formula="of:=AVERAGE([.P18:.P26])" office:value-type="float" office:value="7.02754036087369" calcext:value-type="float">
            <text:p>7.03</text:p>
          </table:table-cell>
          <table:table-cell table:style-name="ce24"/>
          <table:table-cell table:style-name="ce24" table:formula="of:=AVERAGE([.R18:.R26])" office:value-type="float" office:value="0" calcext:value-type="float">
            <text:p>0.00</text:p>
          </table:table-cell>
          <table:table-cell table:style-name="ce24" table:formula="of:=AVERAGE([.S18:.S26])" office:value-type="float" office:value="0.925925925925926" calcext:value-type="float">
            <text:p>0.93</text:p>
          </table:table-cell>
          <table:table-cell table:style-name="ce24" table:formula="of:=AVERAGE([.T18:.T26])" office:value-type="float" office:value="0" calcext:value-type="float">
            <text:p>0.00</text:p>
          </table:table-cell>
          <table:table-cell table:style-name="ce24" table:formula="of:=AVERAGE([.U18:.U26])" office:value-type="float" office:value="0.925925925925926" calcext:value-type="float">
            <text:p>0.93</text:p>
          </table:table-cell>
          <table:table-cell table:style-name="ce24" table:formula="of:=AVERAGE([.V18:.V26])" office:value-type="float" office:value="7.18872303571757" calcext:value-type="float">
            <text:p>7.19</text:p>
          </table:table-cell>
          <table:table-cell table:style-name="ce24"/>
          <table:table-cell table:style-name="ce24" table:formula="of:=AVERAGE([.X18:.X26])" office:value-type="float" office:value="3.66138617504738" calcext:value-type="float">
            <text:p>3.66</text:p>
          </table:table-cell>
          <table:table-cell table:style-name="ce24"/>
          <table:table-cell table:style-name="ce24" table:formula="of:=AVERAGE([.Z18:.Z26])" office:value-type="float" office:value="9.94708994708995" calcext:value-type="float">
            <text:p>9.95</text:p>
          </table:table-cell>
          <table:table-cell table:style-name="ce24" table:formula="of:=AVERAGE([.AA18:.AA26])" office:value-type="float" office:value="25.7304465865637" calcext:value-type="float">
            <text:p>25.73</text:p>
          </table:table-cell>
          <table:table-cell table:style-name="ce24" table:formula="of:=AVERAGE([.AB18:.AB26])" office:value-type="float" office:value="9.94708994708995" calcext:value-type="float">
            <text:p>9.95</text:p>
          </table:table-cell>
          <table:table-cell table:style-name="ce24" table:formula="of:=AVERAGE([.AC18:.AC26])" office:value-type="float" office:value="30.9545000997417" calcext:value-type="float">
            <text:p>30.95</text:p>
          </table:table-cell>
          <table:table-cell table:style-name="ce24" table:formula="of:=AVERAGE([.AD18:.AD26])" office:value-type="float" office:value="4.0141198611144" calcext:value-type="float">
            <text:p>4.01</text:p>
          </table:table-cell>
          <table:table-cell table:style-name="ce24"/>
          <table:table-cell table:style-name="ce24" table:formula="of:=AVERAGE([.AF18:.AF26])" office:value-type="float" office:value="4.0141198611144" calcext:value-type="float">
            <text:p>4.01</text:p>
          </table:table-cell>
          <table:table-cell table:style-name="ce24"/>
          <table:table-cell table:style-name="ce24" table:formula="of:=AVERAGE([.B27:.AG27])" office:value-type="float" office:value="8.55464256749289" calcext:value-type="float">
            <text:p>8.55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18:.B26])" office:value-type="float" office:value="7.71604938271605" calcext:value-type="float">
            <text:p>7.72</text:p>
          </table:table-cell>
          <table:table-cell table:style-name="ce24" table:formula="of:=VAR([.C18:.C26])" office:value-type="float" office:value="5.66893424036281" calcext:value-type="float">
            <text:p>5.67</text:p>
          </table:table-cell>
          <table:table-cell table:style-name="ce24" table:formula="of:=VAR([.D18:.D26])" office:value-type="float" office:value="7.71604938271605" calcext:value-type="float">
            <text:p>7.72</text:p>
          </table:table-cell>
          <table:table-cell table:style-name="ce24" table:formula="of:=VAR([.E18:.E26])" office:value-type="float" office:value="5.66893424036281" calcext:value-type="float">
            <text:p>5.67</text:p>
          </table:table-cell>
          <table:table-cell table:style-name="ce24" table:formula="of:=VAR([.F18:.F26])" office:value-type="float" office:value="139.44738336134" calcext:value-type="float">
            <text:p>139.45</text:p>
          </table:table-cell>
          <table:table-cell table:style-name="ce24"/>
          <table:table-cell table:style-name="ce24" table:formula="of:=VAR([.H18:.H26])" office:value-type="float" office:value="21.4023111496009" calcext:value-type="float">
            <text:p>21.40</text:p>
          </table:table-cell>
          <table:table-cell table:style-name="ce24"/>
          <table:table-cell table:style-name="ce24" table:formula="of:=VAR([.J18:.J26])" office:value-type="float" office:value="291.181484092063" calcext:value-type="float">
            <text:p>291.18</text:p>
          </table:table-cell>
          <table:table-cell table:style-name="ce24" table:formula="of:=VAR([.K18:.K26])" office:value-type="float" office:value="702.142534809258" calcext:value-type="float">
            <text:p>702.14</text:p>
          </table:table-cell>
          <table:table-cell table:style-name="ce24" table:formula="of:=VAR([.L18:.L26])" office:value-type="float" office:value="291.181484092063" calcext:value-type="float">
            <text:p>291.18</text:p>
          </table:table-cell>
          <table:table-cell table:style-name="ce24" table:formula="of:=VAR([.M18:.M26])" office:value-type="float" office:value="349.724892253269" calcext:value-type="float">
            <text:p>349.72</text:p>
          </table:table-cell>
          <table:table-cell table:style-name="ce24" table:formula="of:=VAR([.N18:.N26])" office:value-type="float" office:value="197.175712031227" calcext:value-type="float">
            <text:p>197.18</text:p>
          </table:table-cell>
          <table:table-cell table:style-name="ce24"/>
          <table:table-cell table:style-name="ce24" table:formula="of:=VAR([.P18:.P26])" office:value-type="float" office:value="197.175712031227" calcext:value-type="float">
            <text:p>197.18</text:p>
          </table:table-cell>
          <table:table-cell table:style-name="ce24"/>
          <table:table-cell table:style-name="ce24" table:formula="of:=VAR([.R18:.R26])" office:value-type="float" office:value="0" calcext:value-type="float">
            <text:p>0.00</text:p>
          </table:table-cell>
          <table:table-cell table:style-name="ce24" table:formula="of:=VAR([.S18:.S26])" office:value-type="float" office:value="7.71604938271605" calcext:value-type="float">
            <text:p>7.72</text:p>
          </table:table-cell>
          <table:table-cell table:style-name="ce24" table:formula="of:=VAR([.T18:.T26])" office:value-type="float" office:value="0" calcext:value-type="float">
            <text:p>0.00</text:p>
          </table:table-cell>
          <table:table-cell table:style-name="ce24" table:formula="of:=VAR([.U18:.U26])" office:value-type="float" office:value="7.71604938271605" calcext:value-type="float">
            <text:p>7.72</text:p>
          </table:table-cell>
          <table:table-cell table:style-name="ce24" table:formula="of:=VAR([.V18:.V26])" office:value-type="float" office:value="197.552988969024" calcext:value-type="float">
            <text:p>197.55</text:p>
          </table:table-cell>
          <table:table-cell table:style-name="ce24"/>
          <table:table-cell table:style-name="ce24" table:formula="of:=VAR([.X18:.X26])" office:value-type="float" office:value="26.4492399313693" calcext:value-type="float">
            <text:p>26.45</text:p>
          </table:table-cell>
          <table:table-cell table:style-name="ce24"/>
          <table:table-cell table:style-name="ce24" table:formula="of:=VAR([.Z18:.Z26])" office:value-type="float" office:value="390.501385739481" calcext:value-type="float">
            <text:p>390.50</text:p>
          </table:table-cell>
          <table:table-cell table:style-name="ce24" table:formula="of:=VAR([.AA18:.AA26])" office:value-type="float" office:value="710.182009282082" calcext:value-type="float">
            <text:p>710.18</text:p>
          </table:table-cell>
          <table:table-cell table:style-name="ce24" table:formula="of:=VAR([.AB18:.AB26])" office:value-type="float" office:value="390.501385739481" calcext:value-type="float">
            <text:p>390.50</text:p>
          </table:table-cell>
          <table:table-cell table:style-name="ce24" table:formula="of:=VAR([.AC18:.AC26])" office:value-type="float" office:value="419.987090781214" calcext:value-type="float">
            <text:p>419.99</text:p>
          </table:table-cell>
          <table:table-cell table:style-name="ce24" table:formula="of:=VAR([.AD18:.AD26])" office:value-type="float" office:value="33.4815095189342" calcext:value-type="float">
            <text:p>33.48</text:p>
          </table:table-cell>
          <table:table-cell table:style-name="ce24"/>
          <table:table-cell table:style-name="ce24" table:formula="of:=VAR([.AF18:.AF26])" office:value-type="float" office:value="33.4815095189342" calcext:value-type="float">
            <text:p>33.48</text:p>
          </table:table-cell>
          <table:table-cell table:style-name="ce24"/>
          <table:table-cell table:style-name="ce24" table:formula="of:=AVERAGE([.B28:.AG28])" office:value-type="float" office:value="184.740445804673" calcext:value-type="float">
            <text:p>184.74</text:p>
          </table:table-cell>
        </table:table-row>
        <table:table-row table:style-name="ro1">
          <table:table-cell table:style-name="ce16" office:value-type="string" calcext:value-type="string" table:number-columns-spanned="34" table:number-rows-spanned="1">
            <text:p>initiation interval</text:p>
          </table:table-cell>
          <table:covered-table-cell table:style-name="ce20"/>
          <table:covered-table-cell table:number-columns-repeated="4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 table:style-name="ce42"/>
          <table:covered-table-cell table:number-columns-repeated="5" table:style-name="ce21"/>
          <table:covered-table-cell table:style-name="ce42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49" table:formula="of:=INDIRECT(&quot;'./unc0_arr0_pip0_unr00.ods'#$overview.Q37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37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37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37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37&quot;)" office:value-type="float" office:value="33.3333333333333" calcext:value-type="float">
            <text:p>33.33</text:p>
          </table:table-cell>
          <table:table-cell table:style-name="ce52"/>
          <table:table-cell table:style-name="ce49" table:formula="of:=INDIRECT(&quot;'./unc0_arr0_pip1_unr10.ods'#$overview.Q37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37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37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37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37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37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37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37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37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37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37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37&quot;)" office:value-type="float" office:value="33.3333333333333" calcext:value-type="float">
            <text:p>33.33</text:p>
          </table:table-cell>
          <table:table-cell table:style-name="ce52"/>
          <table:table-cell table:style-name="ce49" table:formula="of:=INDIRECT(&quot;'./unc1_arr0_pip1_unr10.ods'#$overview.Q37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37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37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37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37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37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37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49" table:formula="of:=INDIRECT(&quot;'./unc0_arr0_pip0_unr00.ods'#$overview.Q38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38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38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38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38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38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38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38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38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38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38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38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38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38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38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38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38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38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49" table:formula="of:=INDIRECT(&quot;'./unc0_arr0_pip0_unr00.ods'#$overview.Q39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39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39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39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39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39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39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39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39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39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39&quot;)" office:value-type="float" office:value="60" calcext:value-type="float">
            <text:p>60.00</text:p>
          </table:table-cell>
          <table:table-cell table:style-name="ce52"/>
          <table:table-cell table:style-name="ce49" table:formula="of:=INDIRECT(&quot;'./unc0_arr1_pip1_unr10.ods'#$overview.Q39&quot;)" office:value-type="float" office:value="60" calcext:value-type="float">
            <text:p>60.00</text:p>
          </table:table-cell>
          <table:table-cell table:style-name="ce52"/>
          <table:table-cell table:style-name="ce49" table:formula="of:=INDIRECT(&quot;'./unc1_arr0_pip0_unr00.ods'#$overview.Q39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39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39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39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39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39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39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39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39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39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39&quot;)" office:value-type="float" office:value="60" calcext:value-type="float">
            <text:p>60.00</text:p>
          </table:table-cell>
          <table:table-cell table:style-name="ce52"/>
          <table:table-cell table:style-name="ce49" table:formula="of:=INDIRECT(&quot;'./unc1_arr1_pip1_unr10.ods'#$overview.Q39&quot;)" office:value-type="float" office:value="60" calcext:value-type="float">
            <text:p>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49" table:formula="of:=INDIRECT(&quot;'./unc0_arr0_pip0_unr00.ods'#$overview.Q40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0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0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0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0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40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40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0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0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0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0&quot;)" office:value-type="float" office:value="50" calcext:value-type="float">
            <text:p>50.00</text:p>
          </table:table-cell>
          <table:table-cell table:style-name="ce52"/>
          <table:table-cell table:style-name="ce49" table:formula="of:=INDIRECT(&quot;'./unc0_arr1_pip1_unr10.ods'#$overview.Q40&quot;)" office:value-type="float" office:value="50" calcext:value-type="float">
            <text:p>50.00</text:p>
          </table:table-cell>
          <table:table-cell table:style-name="ce52"/>
          <table:table-cell table:style-name="ce49" table:formula="of:=INDIRECT(&quot;'./unc1_arr0_pip0_unr00.ods'#$overview.Q40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0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0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0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0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40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40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0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0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0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0&quot;)" office:value-type="float" office:value="50" calcext:value-type="float">
            <text:p>50.00</text:p>
          </table:table-cell>
          <table:table-cell table:style-name="ce52"/>
          <table:table-cell table:style-name="ce49" table:formula="of:=INDIRECT(&quot;'./unc1_arr1_pip1_unr10.ods'#$overview.Q40&quot;)" office:value-type="float" office:value="50" calcext:value-type="float">
            <text:p>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49" table:formula="of:=INDIRECT(&quot;'./unc0_arr0_pip0_unr00.ods'#$overview.Q41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1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1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1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41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1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1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1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41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1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1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1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41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1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1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1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1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41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49" table:formula="of:=INDIRECT(&quot;'./unc0_arr0_pip0_unr00.ods'#$overview.Q42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2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2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2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42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2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2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2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42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2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2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2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42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2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2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2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2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42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49" table:formula="of:=INDIRECT(&quot;'./unc0_arr0_pip0_unr00.ods'#$overview.Q43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3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3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3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3&quot;)" office:value-type="float" office:value="20" calcext:value-type="float">
            <text:p>20.00</text:p>
          </table:table-cell>
          <table:table-cell table:style-name="ce52"/>
          <table:table-cell table:style-name="ce49" table:formula="of:=INDIRECT(&quot;'./unc0_arr0_pip1_unr10.ods'#$overview.Q43&quot;)" office:value-type="float" office:value="20" calcext:value-type="float">
            <text:p>20.00</text:p>
          </table:table-cell>
          <table:table-cell table:style-name="ce52"/>
          <table:table-cell table:style-name="ce49" table:formula="of:=INDIRECT(&quot;'./unc0_arr1_pip0_unr00.ods'#$overview.Q43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3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3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3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3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43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43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3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3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3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3&quot;)" office:value-type="float" office:value="20" calcext:value-type="float">
            <text:p>20.00</text:p>
          </table:table-cell>
          <table:table-cell table:style-name="ce52"/>
          <table:table-cell table:style-name="ce49" table:formula="of:=INDIRECT(&quot;'./unc1_arr0_pip1_unr10.ods'#$overview.Q43&quot;)" office:value-type="float" office:value="20" calcext:value-type="float">
            <text:p>20.00</text:p>
          </table:table-cell>
          <table:table-cell table:style-name="ce52"/>
          <table:table-cell table:style-name="ce49" table:formula="of:=INDIRECT(&quot;'./unc1_arr1_pip0_unr00.ods'#$overview.Q43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3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3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3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3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43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49" table:formula="of:=INDIRECT(&quot;'./unc0_arr0_pip0_unr00.ods'#$overview.Q44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4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4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4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0_arr0_pip1_unr1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0_arr1_pip0_unr00.ods'#$overview.Q44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4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4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4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0_arr1_pip1_unr1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1_arr0_pip0_unr00.ods'#$overview.Q44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4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4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4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1_arr0_pip1_unr1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1_arr1_pip0_unr00.ods'#$overview.Q44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4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4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4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4&quot;)" office:value-type="float" office:value="16.6666666666667" calcext:value-type="float">
            <text:p>16.67</text:p>
          </table:table-cell>
          <table:table-cell table:style-name="ce52"/>
          <table:table-cell table:style-name="ce49" table:formula="of:=INDIRECT(&quot;'./unc1_arr1_pip1_unr10.ods'#$overview.Q44&quot;)" office:value-type="float" office:value="16.6666666666667" calcext:value-type="float">
            <text:p>1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49" table:formula="of:=INDIRECT(&quot;'./unc0_arr0_pip0_unr00.ods'#$overview.Q45&quot;)" office:value-type="string" office:string-value="" calcext:value-type="error">
            <text:p>#VALUE!</text:p>
          </table:table-cell>
          <table:table-cell table:style-name="ce49" table:formula="of:=INDIRECT(&quot;'./unc0_arr0_pip0_unr01.ods'#$overview.Q45&quot;)" office:value-type="string" office:string-value="" calcext:value-type="error">
            <text:p>#VALUE!</text:p>
          </table:table-cell>
          <table:table-cell table:style-name="ce49" table:formula="of:=INDIRECT(&quot;'./unc0_arr0_pip0_unr10.ods'#$overview.Q45&quot;)" office:value-type="string" office:string-value="" calcext:value-type="error">
            <text:p>#VALUE!</text:p>
          </table:table-cell>
          <table:table-cell table:style-name="ce49" table:formula="of:=INDIRECT(&quot;'./unc0_arr0_pip0_unr11.ods'#$overview.Q45&quot;)" office:value-type="string" office:string-value="" calcext:value-type="error">
            <text:p>#VALUE!</text:p>
          </table:table-cell>
          <table:table-cell table:style-name="ce49" table:formula="of:=INDIRECT(&quot;'./unc0_arr0_pip1_unr0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0_pip1_unr1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0_unr00.ods'#$overview.Q45&quot;)" office:value-type="string" office:string-value="" calcext:value-type="error">
            <text:p>#VALUE!</text:p>
          </table:table-cell>
          <table:table-cell table:style-name="ce49" table:formula="of:=INDIRECT(&quot;'./unc0_arr1_pip0_unr01.ods'#$overview.Q45&quot;)" office:value-type="string" office:string-value="" calcext:value-type="error">
            <text:p>#VALUE!</text:p>
          </table:table-cell>
          <table:table-cell table:style-name="ce49" table:formula="of:=INDIRECT(&quot;'./unc0_arr1_pip0_unr10.ods'#$overview.Q45&quot;)" office:value-type="string" office:string-value="" calcext:value-type="error">
            <text:p>#VALUE!</text:p>
          </table:table-cell>
          <table:table-cell table:style-name="ce49" table:formula="of:=INDIRECT(&quot;'./unc0_arr1_pip0_unr11.ods'#$overview.Q45&quot;)" office:value-type="string" office:string-value="" calcext:value-type="error">
            <text:p>#VALUE!</text:p>
          </table:table-cell>
          <table:table-cell table:style-name="ce49" table:formula="of:=INDIRECT(&quot;'./unc0_arr1_pip1_unr0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0_arr1_pip1_unr1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0_unr00.ods'#$overview.Q45&quot;)" office:value-type="string" office:string-value="" calcext:value-type="error">
            <text:p>#VALUE!</text:p>
          </table:table-cell>
          <table:table-cell table:style-name="ce49" table:formula="of:=INDIRECT(&quot;'./unc1_arr0_pip0_unr01.ods'#$overview.Q45&quot;)" office:value-type="string" office:string-value="" calcext:value-type="error">
            <text:p>#VALUE!</text:p>
          </table:table-cell>
          <table:table-cell table:style-name="ce49" table:formula="of:=INDIRECT(&quot;'./unc1_arr0_pip0_unr10.ods'#$overview.Q45&quot;)" office:value-type="string" office:string-value="" calcext:value-type="error">
            <text:p>#VALUE!</text:p>
          </table:table-cell>
          <table:table-cell table:style-name="ce49" table:formula="of:=INDIRECT(&quot;'./unc1_arr0_pip0_unr11.ods'#$overview.Q45&quot;)" office:value-type="string" office:string-value="" calcext:value-type="error">
            <text:p>#VALUE!</text:p>
          </table:table-cell>
          <table:table-cell table:style-name="ce49" table:formula="of:=INDIRECT(&quot;'./unc1_arr0_pip1_unr0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0_pip1_unr1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0_unr00.ods'#$overview.Q45&quot;)" office:value-type="string" office:string-value="" calcext:value-type="error">
            <text:p>#VALUE!</text:p>
          </table:table-cell>
          <table:table-cell table:style-name="ce49" table:formula="of:=INDIRECT(&quot;'./unc1_arr1_pip0_unr01.ods'#$overview.Q45&quot;)" office:value-type="string" office:string-value="" calcext:value-type="error">
            <text:p>#VALUE!</text:p>
          </table:table-cell>
          <table:table-cell table:style-name="ce49" table:formula="of:=INDIRECT(&quot;'./unc1_arr1_pip0_unr10.ods'#$overview.Q45&quot;)" office:value-type="string" office:string-value="" calcext:value-type="error">
            <text:p>#VALUE!</text:p>
          </table:table-cell>
          <table:table-cell table:style-name="ce49" table:formula="of:=INDIRECT(&quot;'./unc1_arr1_pip0_unr11.ods'#$overview.Q45&quot;)" office:value-type="string" office:string-value="" calcext:value-type="error">
            <text:p>#VALUE!</text:p>
          </table:table-cell>
          <table:table-cell table:style-name="ce49" table:formula="of:=INDIRECT(&quot;'./unc1_arr1_pip1_unr00.ods'#$overview.Q45&quot;)" office:value-type="float" office:value="0" calcext:value-type="float">
            <text:p>0.00</text:p>
          </table:table-cell>
          <table:table-cell table:style-name="ce52"/>
          <table:table-cell table:style-name="ce49" table:formula="of:=INDIRECT(&quot;'./unc1_arr1_pip1_unr10.ods'#$overview.Q45&quot;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30:.B38])" office:value-type="string" office:string-value="" calcext:value-type="error">
            <text:p>#VALUE!</text:p>
          </table:table-cell>
          <table:table-cell table:style-name="ce24" table:formula="of:=AVERAGE([.C30:.C38])" office:value-type="string" office:string-value="" calcext:value-type="error">
            <text:p>#VALUE!</text:p>
          </table:table-cell>
          <table:table-cell table:style-name="ce24" table:formula="of:=AVERAGE([.D30:.D38])" office:value-type="string" office:string-value="" calcext:value-type="error">
            <text:p>#VALUE!</text:p>
          </table:table-cell>
          <table:table-cell table:style-name="ce24" table:formula="of:=AVERAGE([.E30:.E38])" office:value-type="string" office:string-value="" calcext:value-type="error">
            <text:p>#VALUE!</text:p>
          </table:table-cell>
          <table:table-cell table:style-name="ce24" table:formula="of:=AVERAGE([.F30:.F38])" office:value-type="float" office:value="7.77777777777778" calcext:value-type="float">
            <text:p>7.78</text:p>
          </table:table-cell>
          <table:table-cell table:style-name="ce24"/>
          <table:table-cell table:style-name="ce24" table:formula="of:=AVERAGE([.H30:.H38])" office:value-type="float" office:value="4.07407407407407" calcext:value-type="float">
            <text:p>4.07</text:p>
          </table:table-cell>
          <table:table-cell table:style-name="ce24"/>
          <table:table-cell table:style-name="ce24" table:formula="of:=AVERAGE([.J30:.J38])" office:value-type="string" office:string-value="" calcext:value-type="error">
            <text:p>#VALUE!</text:p>
          </table:table-cell>
          <table:table-cell table:style-name="ce24" table:formula="of:=AVERAGE([.K30:.K38])" office:value-type="string" office:string-value="" calcext:value-type="error">
            <text:p>#VALUE!</text:p>
          </table:table-cell>
          <table:table-cell table:style-name="ce24" table:formula="of:=AVERAGE([.L30:.L38])" office:value-type="string" office:string-value="" calcext:value-type="error">
            <text:p>#VALUE!</text:p>
          </table:table-cell>
          <table:table-cell table:style-name="ce24" table:formula="of:=AVERAGE([.M30:.M38])" office:value-type="string" office:string-value="" calcext:value-type="error">
            <text:p>#VALUE!</text:p>
          </table:table-cell>
          <table:table-cell table:style-name="ce24" table:formula="of:=AVERAGE([.N30:.N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P30:.P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R30:.R38])" office:value-type="string" office:string-value="" calcext:value-type="error">
            <text:p>#VALUE!</text:p>
          </table:table-cell>
          <table:table-cell table:style-name="ce24" table:formula="of:=AVERAGE([.S30:.S38])" office:value-type="string" office:string-value="" calcext:value-type="error">
            <text:p>#VALUE!</text:p>
          </table:table-cell>
          <table:table-cell table:style-name="ce24" table:formula="of:=AVERAGE([.T30:.T38])" office:value-type="string" office:string-value="" calcext:value-type="error">
            <text:p>#VALUE!</text:p>
          </table:table-cell>
          <table:table-cell table:style-name="ce24" table:formula="of:=AVERAGE([.U30:.U38])" office:value-type="string" office:string-value="" calcext:value-type="error">
            <text:p>#VALUE!</text:p>
          </table:table-cell>
          <table:table-cell table:style-name="ce24" table:formula="of:=AVERAGE([.V30:.V38])" office:value-type="float" office:value="7.77777777777778" calcext:value-type="float">
            <text:p>7.78</text:p>
          </table:table-cell>
          <table:table-cell table:style-name="ce24"/>
          <table:table-cell table:style-name="ce24" table:formula="of:=AVERAGE([.X30:.X38])" office:value-type="float" office:value="4.07407407407407" calcext:value-type="float">
            <text:p>4.07</text:p>
          </table:table-cell>
          <table:table-cell table:style-name="ce24"/>
          <table:table-cell table:style-name="ce24" table:formula="of:=AVERAGE([.Z30:.Z38])" office:value-type="string" office:string-value="" calcext:value-type="error">
            <text:p>#VALUE!</text:p>
          </table:table-cell>
          <table:table-cell table:style-name="ce24" table:formula="of:=AVERAGE([.AA30:.AA38])" office:value-type="string" office:string-value="" calcext:value-type="error">
            <text:p>#VALUE!</text:p>
          </table:table-cell>
          <table:table-cell table:style-name="ce24" table:formula="of:=AVERAGE([.AB30:.AB38])" office:value-type="string" office:string-value="" calcext:value-type="error">
            <text:p>#VALUE!</text:p>
          </table:table-cell>
          <table:table-cell table:style-name="ce24" table:formula="of:=AVERAGE([.AC30:.AC38])" office:value-type="string" office:string-value="" calcext:value-type="error">
            <text:p>#VALUE!</text:p>
          </table:table-cell>
          <table:table-cell table:style-name="ce24" table:formula="of:=AVERAGE([.AD30:.AD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AF30:.AF38])" office:value-type="float" office:value="14.0740740740741" calcext:value-type="float">
            <text:p>14.07</text:p>
          </table:table-cell>
          <table:table-cell table:style-name="ce24"/>
          <table:table-cell table:style-name="ce24" table:formula="of:=AVERAGE([.B39:.AG39])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30:.B38])" office:value-type="string" office:string-value="" calcext:value-type="error">
            <text:p>#VALUE!</text:p>
          </table:table-cell>
          <table:table-cell table:style-name="ce24" table:formula="of:=VAR([.C30:.C38])" office:value-type="string" office:string-value="" calcext:value-type="error">
            <text:p>#VALUE!</text:p>
          </table:table-cell>
          <table:table-cell table:style-name="ce24" table:formula="of:=VAR([.D30:.D38])" office:value-type="string" office:string-value="" calcext:value-type="error">
            <text:p>#VALUE!</text:p>
          </table:table-cell>
          <table:table-cell table:style-name="ce24" table:formula="of:=VAR([.E30:.E38])" office:value-type="string" office:string-value="" calcext:value-type="error">
            <text:p>#VALUE!</text:p>
          </table:table-cell>
          <table:table-cell table:style-name="ce24" table:formula="of:=VAR([.F30:.F38])" office:value-type="float" office:value="155.555555555555" calcext:value-type="float">
            <text:p>155.56</text:p>
          </table:table-cell>
          <table:table-cell table:style-name="ce24"/>
          <table:table-cell table:style-name="ce24" table:formula="of:=VAR([.H30:.H38])" office:value-type="float" office:value="66.0493827160494" calcext:value-type="float">
            <text:p>66.05</text:p>
          </table:table-cell>
          <table:table-cell table:style-name="ce24"/>
          <table:table-cell table:style-name="ce24" table:formula="of:=VAR([.J30:.J38])" office:value-type="string" office:string-value="" calcext:value-type="error">
            <text:p>#VALUE!</text:p>
          </table:table-cell>
          <table:table-cell table:style-name="ce24" table:formula="of:=VAR([.K30:.K38])" office:value-type="string" office:string-value="" calcext:value-type="error">
            <text:p>#VALUE!</text:p>
          </table:table-cell>
          <table:table-cell table:style-name="ce24" table:formula="of:=VAR([.L30:.L38])" office:value-type="string" office:string-value="" calcext:value-type="error">
            <text:p>#VALUE!</text:p>
          </table:table-cell>
          <table:table-cell table:style-name="ce24" table:formula="of:=VAR([.M30:.M38])" office:value-type="string" office:string-value="" calcext:value-type="error">
            <text:p>#VALUE!</text:p>
          </table:table-cell>
          <table:table-cell table:style-name="ce24" table:formula="of:=VAR([.N30:.N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P30:.P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R30:.R38])" office:value-type="string" office:string-value="" calcext:value-type="error">
            <text:p>#VALUE!</text:p>
          </table:table-cell>
          <table:table-cell table:style-name="ce24" table:formula="of:=VAR([.S30:.S38])" office:value-type="string" office:string-value="" calcext:value-type="error">
            <text:p>#VALUE!</text:p>
          </table:table-cell>
          <table:table-cell table:style-name="ce24" table:formula="of:=VAR([.T30:.T38])" office:value-type="string" office:string-value="" calcext:value-type="error">
            <text:p>#VALUE!</text:p>
          </table:table-cell>
          <table:table-cell table:style-name="ce24" table:formula="of:=VAR([.U30:.U38])" office:value-type="string" office:string-value="" calcext:value-type="error">
            <text:p>#VALUE!</text:p>
          </table:table-cell>
          <table:table-cell table:style-name="ce24" table:formula="of:=VAR([.V30:.V38])" office:value-type="float" office:value="155.555555555555" calcext:value-type="float">
            <text:p>155.56</text:p>
          </table:table-cell>
          <table:table-cell table:style-name="ce24"/>
          <table:table-cell table:style-name="ce24" table:formula="of:=VAR([.X30:.X38])" office:value-type="float" office:value="66.0493827160494" calcext:value-type="float">
            <text:p>66.05</text:p>
          </table:table-cell>
          <table:table-cell table:style-name="ce24"/>
          <table:table-cell table:style-name="ce24" table:formula="of:=VAR([.Z30:.Z38])" office:value-type="string" office:string-value="" calcext:value-type="error">
            <text:p>#VALUE!</text:p>
          </table:table-cell>
          <table:table-cell table:style-name="ce24" table:formula="of:=VAR([.AA30:.AA38])" office:value-type="string" office:string-value="" calcext:value-type="error">
            <text:p>#VALUE!</text:p>
          </table:table-cell>
          <table:table-cell table:style-name="ce24" table:formula="of:=VAR([.AB30:.AB38])" office:value-type="string" office:string-value="" calcext:value-type="error">
            <text:p>#VALUE!</text:p>
          </table:table-cell>
          <table:table-cell table:style-name="ce24" table:formula="of:=VAR([.AC30:.AC38])" office:value-type="string" office:string-value="" calcext:value-type="error">
            <text:p>#VALUE!</text:p>
          </table:table-cell>
          <table:table-cell table:style-name="ce24" table:formula="of:=VAR([.AD30:.AD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VAR([.AF30:.AF38])" office:value-type="float" office:value="574.382716049383" calcext:value-type="float">
            <text:p>574.38</text:p>
          </table:table-cell>
          <table:table-cell table:style-name="ce24"/>
          <table:table-cell table:style-name="ce24" table:formula="of:=AVERAGE([.B40:.AG40])" office:value-type="string" office:string-value="" calcext:value-type="error">
            <text:p>#VALUE!</text:p>
          </table:table-cell>
        </table:table-row>
        <calcext:conditional-formats>
          <calcext:conditional-format calcext:target-range-address="lin_7.B6:lin_7.AF14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7.B18:lin_7.AF26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7.B30:lin_7.AF38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692pt" fo:page-height="1188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5:05:07.997301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8:56:26.837638799</meta:creation-date>
    <dc:date>2019-08-14T15:13:04.291148889</dc:date>
    <meta:editing-duration>PT2H19M39S</meta:editing-duration>
    <meta:editing-cycles>20</meta:editing-cycles>
    <meta:generator>LibreOffice/6.2.5.2$Linux_X86_64 LibreOffice_project/20$Build-2</meta:generator>
    <meta:document-statistic meta:table-count="3" meta:cell-count="1798" meta:object-count="0"/>
  </office:meta>
</office:document-meta>
</file>